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ineWave|P=40|" table:style-name="ta1">
        <table:shapes>
          <draw:frame draw:z-index="0" draw:style-name="gr1" draw:text-style-name="P1" svg:width="15.997cm" svg:height="9.004cm" svg:x="19.714cm" svg:y="0.186cm">
            <draw:object draw:notify-on-update-of-ranges="'SineWave|P=40|'.A2:'SineWave|P=40|'.A20 'SineWave|P=40|'.A2:'SineWave|P=40|'.A20 'SineWave|P=40|'.B1:'SineWave|P=40|'.B1 'SineWave|P=40|'.B2:'SineWave|P=40|'.B20 'SineWave|P=40|'.A2:'SineWave|P=40|'.A20 'SineWave|P=40|'.C1:'SineWave|P=40|'.C1 'SineWave|P=40|'.C2:'SineWave|P=40|'.C20 'SineWave|P=40|'.A2:'SineWave|P=40|'.A20 'SineWave|P=40|'.E1:'SineWave|P=40|'.E1 'SineWave|P=40|'.E2:'SineWave|P=40|'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9.797cm" svg:y="9.695cm">
            <draw:object draw:notify-on-update-of-ranges="'SineWave|P=40|'.A23:'SineWave|P=40|'.A32 'SineWave|P=40|'.A23:'SineWave|P=40|'.A32 'SineWave|P=40|'.B22:'SineWave|P=40|'.B22 'SineWave|P=40|'.B23:'SineWave|P=40|'.B32 'SineWave|P=40|'.A23:'SineWave|P=40|'.A32 'SineWave|P=40|'.C22:'SineWave|P=40|'.C22 'SineWave|P=40|'.C23:'SineWave|P=40|'.C32 'SineWave|P=40|'.A23:'SineWave|P=40|'.A32 'SineWave|P=40|'.D22:'SineWave|P=40|'.D22 'SineWave|P=40|'.D23:'SineWave|P=40|'.D32 'SineWave|P=40|'.A23:'SineWave|P=40|'.A32 'SineWave|P=40|'.E22:'SineWave|P=40|'.E22 'SineWave|P=40|'.E23:'SineWave|P=40|'.E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20.017cm" svg:y="19.735cm">
            <draw:object draw:notify-on-update-of-ranges="'SineWave|P=40|'.A35:'SineWave|P=40|'.A39 'SineWave|P=40|'.A35:'SineWave|P=40|'.A39 'SineWave|P=40|'.B34:'SineWave|P=40|'.B34 'SineWave|P=40|'.B35:'SineWave|P=40|'.B39 'SineWave|P=40|'.A35:'SineWave|P=40|'.A39 'SineWave|P=40|'.C34:'SineWave|P=40|'.C34 'SineWave|P=40|'.C35:'SineWave|P=40|'.C39 'SineWave|P=40|'.A35:'SineWave|P=40|'.A39 'SineWave|P=40|'.D34:'SineWave|P=40|'.D34 'SineWave|P=40|'.D35:'SineWave|P=40|'.D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0.1cm" svg:y="29.962cm">
            <draw:object draw:notify-on-update-of-ranges="'SineWave|P=40|'.A69:'SineWave|P=40|'.A77 'SineWave|P=40|'.A69:'SineWave|P=40|'.A77 'SineWave|P=40|'.B68:'SineWave|P=40|'.B68 'SineWave|P=40|'.B69:'SineWave|P=40|'.B77 'SineWave|P=40|'.A69:'SineWave|P=40|'.A77 'SineWave|P=40|'.C68:'SineWave|P=40|'.C68 'SineWave|P=40|'.C69:'SineWave|P=40|'.C7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15.997cm" svg:height="9.005cm" svg:x="19.934cm" svg:y="39.843cm">
            <draw:object draw:notify-on-update-of-ranges="'SineWave|P=40|'.A91:'SineWave|P=40|'.A99 'SineWave|P=40|'.A91:'SineWave|P=40|'.A99 'SineWave|P=40|'.B90:'SineWave|P=40|'.B90 'SineWave|P=40|'.B91:'SineWave|P=40|'.B9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formula="of:=10^(-7)" office:value-type="float" office:value="0.0000001" calcext:value-type="float">
            <text:p>1E-07</text:p>
          </table:table-cell>
          <table:table-cell table:formula="of:=10^(-10)" office:value-type="float" office:value="0.0000000001" calcext:value-type="float">
            <text:p>1E-10</text:p>
          </table:table-cell>
          <table:table-cell table:formula="of:=10^(-12)" office:value-type="float" office:value="0.000000000001" calcext:value-type="float">
            <text:p>1E-12</text:p>
          </table:table-cell>
          <table:table-cell table:formula="of:=10^(-5)" office:value-type="float" office:value="0.00001" calcext:value-type="float">
            <text:p>1E-05</text:p>
          </table:table-cell>
          <table:table-cell/>
          <table:table-cell office:value-type="string" calcext:value-type="string">
            <text:p>L=2 reLUl uni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378" calcext:value-type="float">
            <text:p>378</text:p>
          </table:table-cell>
          <table:table-cell office:value-type="float" office:value="270" calcext:value-type="float">
            <text:p>270</text:p>
          </table:table-cell>
          <table:table-cell office:value-type="float" office:value="934" calcext:value-type="float">
            <text:p>934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591" calcext:value-type="float">
            <text:p>591</text:p>
          </table:table-cell>
          <table:table-cell office:value-type="float" office:value="407" calcext:value-type="float">
            <text:p>407</text:p>
          </table:table-cell>
          <table:table-cell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065" calcext:value-type="float">
            <text:p>1065</text:p>
          </table:table-cell>
          <table:table-cell office:value-type="float" office:value="879" calcext:value-type="float">
            <text:p>879</text:p>
          </table:table-cell>
          <table:table-cell office:value-type="float" office:value="548" calcext:value-type="float">
            <text:p>548</text:p>
          </table:table-cell>
          <table:table-cell office:value-type="float" office:value="1389" calcext:value-type="float">
            <text:p>1389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387" calcext:value-type="float">
            <text:p>1387</text:p>
          </table:table-cell>
          <table:table-cell office:value-type="float" office:value="1169" calcext:value-type="float">
            <text:p>1169</text:p>
          </table:table-cell>
          <table:table-cell office:value-type="float" office:value="660" calcext:value-type="float">
            <text:p>660</text:p>
          </table:table-cell>
          <table:table-cell office:value-type="float" office:value="1652" calcext:value-type="float">
            <text:p>1652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798" calcext:value-type="float">
            <text:p>1798</text:p>
          </table:table-cell>
          <table:table-cell office:value-type="float" office:value="1417" calcext:value-type="float">
            <text:p>1417</text:p>
          </table:table-cell>
          <table:table-cell office:value-type="float" office:value="730" calcext:value-type="float">
            <text:p>730</text:p>
          </table:table-cell>
          <table:table-cell office:value-type="float" office:value="2047" calcext:value-type="float">
            <text:p>2047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221" calcext:value-type="float">
            <text:p>2221</text:p>
          </table:table-cell>
          <table:table-cell office:value-type="float" office:value="1782" calcext:value-type="float">
            <text:p>1782</text:p>
          </table:table-cell>
          <table:table-cell office:value-type="float" office:value="766" calcext:value-type="float">
            <text:p>766</text:p>
          </table:table-cell>
          <table:table-cell office:value-type="float" office:value="2488" calcext:value-type="float">
            <text:p>2488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2660" calcext:value-type="float">
            <text:p>2660</text:p>
          </table:table-cell>
          <table:table-cell office:value-type="float" office:value="2109" calcext:value-type="float">
            <text:p>2109</text:p>
          </table:table-cell>
          <table:table-cell office:value-type="float" office:value="819" calcext:value-type="float">
            <text:p>819</text:p>
          </table:table-cell>
          <table:table-cell office:value-type="float" office:value="3009" calcext:value-type="float">
            <text:p>3009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3242" calcext:value-type="float">
            <text:p>3242</text:p>
          </table:table-cell>
          <table:table-cell office:value-type="float" office:value="2529" calcext:value-type="float">
            <text:p>2529</text:p>
          </table:table-cell>
          <table:table-cell office:value-type="float" office:value="835" calcext:value-type="float">
            <text:p>835</text:p>
          </table:table-cell>
          <table:table-cell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3647" calcext:value-type="float">
            <text:p>3647</text:p>
          </table:table-cell>
          <table:table-cell office:value-type="float" office:value="2865" calcext:value-type="float">
            <text:p>2865</text:p>
          </table:table-cell>
          <table:table-cell office:value-type="float" office:value="805" calcext:value-type="float">
            <text:p>805</text:p>
          </table:table-cell>
          <table:table-cell office:value-type="float" office:value="4001" calcext:value-type="float">
            <text:p>400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4330" calcext:value-type="float">
            <text:p>4330</text:p>
          </table:table-cell>
          <table:table-cell office:value-type="float" office:value="3504" calcext:value-type="float">
            <text:p>3504</text:p>
          </table:table-cell>
          <table:table-cell office:value-type="float" office:value="791" calcext:value-type="float">
            <text:p>791</text:p>
          </table:table-cell>
          <table:table-cell office:value-type="float" office:value="4652" calcext:value-type="float">
            <text:p>465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4701" calcext:value-type="float">
            <text:p>4701</text:p>
          </table:table-cell>
          <table:table-cell office:value-type="float" office:value="3588" calcext:value-type="float">
            <text:p>3588</text:p>
          </table:table-cell>
          <table:table-cell office:value-type="float" office:value="693" calcext:value-type="float">
            <text:p>693</text:p>
          </table:table-cell>
          <table:table-cell office:value-type="float" office:value="4998" calcext:value-type="float">
            <text:p>4998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5262" calcext:value-type="float">
            <text:p>5262</text:p>
          </table:table-cell>
          <table:table-cell office:value-type="float" office:value="3974" calcext:value-type="float">
            <text:p>3974</text:p>
          </table:table-cell>
          <table:table-cell office:value-type="float" office:value="688" calcext:value-type="float">
            <text:p>688</text:p>
          </table:table-cell>
          <table:table-cell office:value-type="float" office:value="5605" calcext:value-type="float">
            <text:p>5605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5803" calcext:value-type="float">
            <text:p>5803</text:p>
          </table:table-cell>
          <table:table-cell office:value-type="float" office:value="4381" calcext:value-type="float">
            <text:p>4381</text:p>
          </table:table-cell>
          <table:table-cell office:value-type="float" office:value="634" calcext:value-type="float">
            <text:p>634</text:p>
          </table:table-cell>
          <table:table-cell office:value-type="float" office:value="6122" calcext:value-type="float">
            <text:p>612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6232" calcext:value-type="float">
            <text:p>6232</text:p>
          </table:table-cell>
          <table:table-cell office:value-type="float" office:value="4635" calcext:value-type="float">
            <text:p>4635</text:p>
          </table:table-cell>
          <table:table-cell office:value-type="float" office:value="548" calcext:value-type="float">
            <text:p>548</text:p>
          </table:table-cell>
          <table:table-cell office:value-type="float" office:value="6604" calcext:value-type="float">
            <text:p>660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13" calcext:value-type="float">
            <text:p>771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93" calcext:value-type="float">
            <text:p>8593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79" calcext:value-type="float">
            <text:p>897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10^(-5)" office:value-type="float" office:value="0.00001" calcext:value-type="float">
            <text:p>1E-05</text:p>
          </table:table-cell>
          <table:table-cell table:formula="of:=10^(-7)" office:value-type="float" office:value="0.0000001" calcext:value-type="float">
            <text:p>1E-07</text:p>
          </table:table-cell>
          <table:table-cell table:formula="of:=10^(-10)" office:value-type="float" office:value="0.0000000001" calcext:value-type="float">
            <text:p>1E-10</text:p>
          </table:table-cell>
          <table:table-cell table:formula="of:=10^(-12)" office:value-type="float" office:value="0.000000000001" calcext:value-type="float">
            <text:p>1E-12</text:p>
          </table:table-cell>
          <table:table-cell/>
          <table:table-cell office:value-type="string" calcext:value-type="string">
            <text:p>Width=1 reLUl uni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23]+1"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office:value-type="float" office:value="452" calcext:value-type="float">
            <text:p>45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25]+1"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26]+1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27]+1"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28]+1"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29]+1"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0]+1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1]+1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10^(-5)" office:value-type="float" office:value="0.00001" calcext:value-type="float">
            <text:p>1E-05</text:p>
          </table:table-cell>
          <table:table-cell table:formula="of:=10^(-7)" office:value-type="float" office:value="0.0000001" calcext:value-type="float">
            <text:p>1E-07</text:p>
          </table:table-cell>
          <table:table-cell table:formula="of:=10^(-10)" office:value-type="float" office:value="0.0000000001" calcext:value-type="float">
            <text:p>1E-10</text:p>
          </table:table-cell>
          <table:table-cell table:number-columns-repeated="2"/>
          <table:table-cell office:value-type="string" calcext:value-type="string">
            <text:p>Width=3 reLUl unifo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4" calcext:value-type="float">
            <text:p>934</text:p>
          </table:table-cell>
          <table:table-cell office:value-type="float" office:value="430" calcext:value-type="float">
            <text:p>430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3" calcext:value-type="float">
            <text:p>1543</text:p>
          </table:table-cell>
          <table:table-cell office:value-type="float" office:value="1245" calcext:value-type="float">
            <text:p>1245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5" calcext:value-type="float">
            <text:p>1565</text:p>
          </table:table-cell>
          <table:table-cell office:value-type="float" office:value="1357" calcext:value-type="float">
            <text:p>1357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3" calcext:value-type="float">
            <text:p>1343</text:p>
          </table:table-cell>
          <table:table-cell office:value-type="float" office:value="1099" calcext:value-type="float">
            <text:p>1099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 table:number-rows-repeated="28">
          <table:table-cell table:number-columns-repeated="7"/>
        </table:table-row>
        <table:table-row table:style-name="ro1">
          <table:table-cell/>
          <table:table-cell table:formula="of:=10^(-5)" office:value-type="float" office:value="0.00001" calcext:value-type="float">
            <text:p>1E-05</text:p>
          </table:table-cell>
          <table:table-cell table:formula="of:=10^(-7)" office:value-type="float" office:value="0.0000001" calcext:value-type="float">
            <text:p>1E-07</text:p>
          </table:table-cell>
          <table:table-cell table:number-columns-repeated="2"/>
          <table:table-cell office:value-type="string" calcext:value-type="string">
            <text:p>L=2 reLUl norm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9" calcext:value-type="float">
            <text:p>1589</text:p>
          </table:table-cell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3" calcext:value-type="float">
            <text:p>2403</text:p>
          </table:table-cell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88" calcext:value-type="float">
            <text:p>3288</text:p>
          </table:table-cell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18" calcext:value-type="float">
            <text:p>4318</text:p>
          </table:table-cell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70" calcext:value-type="float">
            <text:p>6270</text:p>
          </table:table-cell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/>
          <table:table-cell table:style-name="ce1" table:formula="of:=10^(-7)" office:value-type="float" office:value="0.0000001" calcext:value-type="float">
            <text:p>1,00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string" calcext:value-type="string">
            <text:p>L=2 reLUr un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8" calcext:value-type="float">
            <text:p>117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61" calcext:value-type="float">
            <text:p>176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71" calcext:value-type="float">
            <text:p>217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3" calcext:value-type="float">
            <text:p>250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34" calcext:value-type="float">
            <text:p>3034</text:p>
          </table:table-cell>
          <table:table-cell table:number-columns-repeated="5"/>
        </table:table-row>
      </table:table>
      <table:table table:name="SquareRoot|P=40" table:style-name="ta1">
        <table:shapes>
          <draw:frame draw:z-index="0" draw:style-name="gr1" draw:text-style-name="P1" svg:width="15.997cm" svg:height="9.005cm" svg:x="16.823cm" svg:y="0.239cm">
            <draw:object draw:notify-on-update-of-ranges="'SquareRoot|P=40'.A2:'SquareRoot|P=40'.A12 'SquareRoot|P=40'.A2:'SquareRoot|P=40'.A12 'SquareRoot|P=40'.B1:'SquareRoot|P=40'.B1 'SquareRoot|P=40'.B2:'SquareRoot|P=40'.B12 'SquareRoot|P=40'.A2:'SquareRoot|P=40'.A12 'SquareRoot|P=40'.C1:'SquareRoot|P=40'.C1 'SquareRoot|P=40'.C2:'SquareRoot|P=40'.C12 'SquareRoot|P=40'.A2:'SquareRoot|P=40'.A12 'SquareRoot|P=40'.D1:'SquareRoot|P=40'.D1 'SquareRoot|P=40'.D2:'SquareRoot|P=40'.D12 'SquareRoot|P=40'.A2:'SquareRoot|P=40'.A12 'SquareRoot|P=40'.E1:'SquareRoot|P=40'.E1 'SquareRoot|P=40'.E2:'SquareRoot|P=40'.E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7cm" svg:height="9.005cm" svg:x="17.209cm" svg:y="10.306cm">
            <draw:object draw:notify-on-update-of-ranges="'SquareRoot|P=40'.A16:'SquareRoot|P=40'.A25 'SquareRoot|P=40'.A16:'SquareRoot|P=40'.A25 'SquareRoot|P=40'.B15:'SquareRoot|P=40'.B15 'SquareRoot|P=40'.B16:'SquareRoot|P=40'.B25 'SquareRoot|P=40'.A16:'SquareRoot|P=40'.A25 'SquareRoot|P=40'.C15:'SquareRoot|P=40'.C15 'SquareRoot|P=40'.C16:'SquareRoot|P=40'.C25 'SquareRoot|P=40'.A16:'SquareRoot|P=40'.A25 'SquareRoot|P=40'.D15:'SquareRoot|P=40'.D15 'SquareRoot|P=40'.D16:'SquareRoot|P=40'.D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formula="of:=10^(-5)" office:value-type="float" office:value="0.00001" calcext:value-type="float">
            <text:p>1E-05</text:p>
          </table:table-cell>
          <table:table-cell table:formula="of:=10^(-7)" office:value-type="float" office:value="0.0000001" calcext:value-type="float">
            <text:p>1E-07</text:p>
          </table:table-cell>
          <table:table-cell table:formula="of:=10^(-10)" office:value-type="float" office:value="0.0000000001" calcext:value-type="float">
            <text:p>1E-10</text:p>
          </table:table-cell>
          <table:table-cell table:formula="of:=10^(-12)" office:value-type="float" office:value="0.000000000001" calcext:value-type="float">
            <text:p>1E-12</text:p>
          </table:table-cell>
          <table:table-cell/>
          <table:table-cell office:value-type="string" calcext:value-type="string">
            <text:p>L=2 reLUl uni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7" calcext:value-type="float">
            <text:p>1127</text:p>
          </table:table-cell>
          <table:table-cell office:value-type="float" office:value="582" calcext:value-type="float">
            <text:p>582</text:p>
          </table:table-cell>
          <table:table-cell office:value-type="float" office:value="542" calcext:value-type="float">
            <text:p>542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868" calcext:value-type="float">
            <text:p>868</text:p>
          </table:table-cell>
          <table:table-cell office:value-type="float" office:value="770" calcext:value-type="float">
            <text:p>770</text:p>
          </table:table-cell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74" calcext:value-type="float">
            <text:p>1774</text:p>
          </table:table-cell>
          <table:table-cell office:value-type="float" office:value="1173" calcext:value-type="float">
            <text:p>1173</text:p>
          </table:table-cell>
          <table:table-cell office:value-type="float" office:value="1020" calcext:value-type="float">
            <text:p>1020</text:p>
          </table:table-cell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81" calcext:value-type="float">
            <text:p>1981</text:p>
          </table:table-cell>
          <table:table-cell office:value-type="float" office:value="1393" calcext:value-type="float">
            <text:p>1393</text:p>
          </table:table-cell>
          <table:table-cell office:value-type="float" office:value="1187" calcext:value-type="float">
            <text:p>1187</text:p>
          </table:table-cell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5" calcext:value-type="float">
            <text:p>2515</text:p>
          </table:table-cell>
          <table:table-cell office:value-type="float" office:value="1872" calcext:value-type="float">
            <text:p>1872</text:p>
          </table:table-cell>
          <table:table-cell office:value-type="float" office:value="1630" calcext:value-type="float">
            <text:p>1630</text:p>
          </table:table-cell>
          <table:table-cell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4" calcext:value-type="float">
            <text:p>3204</text:p>
          </table:table-cell>
          <table:table-cell office:value-type="float" office:value="2531" calcext:value-type="float">
            <text:p>2531</text:p>
          </table:table-cell>
          <table:table-cell office:value-type="float" office:value="2205" calcext:value-type="float">
            <text:p>2205</text:p>
          </table:table-cell>
          <table:table-cell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39" calcext:value-type="float">
            <text:p>3939</text:p>
          </table:table-cell>
          <table:table-cell office:value-type="float" office:value="3318" calcext:value-type="float">
            <text:p>3318</text:p>
          </table:table-cell>
          <table:table-cell office:value-type="float" office:value="2848" calcext:value-type="float">
            <text:p>2848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0" calcext:value-type="float">
            <text:p>4700</text:p>
          </table:table-cell>
          <table:table-cell office:value-type="float" office:value="4139" calcext:value-type="float">
            <text:p>4139</text:p>
          </table:table-cell>
          <table:table-cell office:value-type="float" office:value="3517" calcext:value-type="float">
            <text:p>3517</text:p>
          </table:table-cell>
          <table:table-cell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93" calcext:value-type="float">
            <text:p>5493</text:p>
          </table:table-cell>
          <table:table-cell office:value-type="float" office:value="4929" calcext:value-type="float">
            <text:p>4929</text:p>
          </table:table-cell>
          <table:table-cell office:value-type="float" office:value="4123" calcext:value-type="float">
            <text:p>4123</text:p>
          </table:table-cell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formula="of:=10^(-5)" office:value-type="float" office:value="0.00001" calcext:value-type="float">
            <text:p>1E-05</text:p>
          </table:table-cell>
          <table:table-cell table:formula="of:=10^(-7)" office:value-type="float" office:value="0.0000001" calcext:value-type="float">
            <text:p>1E-07</text:p>
          </table:table-cell>
          <table:table-cell table:formula="of:=10^(-10)" office:value-type="float" office:value="0.0000000001" calcext:value-type="float">
            <text:p>1E-10</text:p>
          </table:table-cell>
          <table:table-cell table:formula="of:=10^(-12)" office:value-type="float" office:value="0.000000000001" calcext:value-type="float">
            <text:p>1E-12</text:p>
          </table:table-cell>
          <table:table-cell/>
          <table:table-cell office:value-type="string" calcext:value-type="string">
            <text:p>Width=1 reLUl uni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.A16]+1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[.A17]+1"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[.A18]+1"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formula="of:=[.A19]+1"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formula="of:=[.A20]+1" office:value-type="float" office:value="6" calcext:value-type="float">
            <text:p>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formula="of:=[.A21]+1"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formula="of:=[.A22]+1"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[.A23]+1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[.A24]+1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table table:name="SquareWave|P=40" table:style-name="ta1">
        <table:shapes>
          <draw:frame draw:z-index="0" draw:style-name="gr1" draw:text-style-name="P1" svg:width="15.999cm" svg:height="8.999cm" svg:x="10.894cm" svg:y="0.605cm">
            <draw:object draw:notify-on-update-of-ranges="'SquareWave|P=40'.A2:'SquareWave|P=40'.A11 'SquareWave|P=40'.A2:'SquareWave|P=40'.A11 'SquareWave|P=40'.B1:'SquareWave|P=40'.B1 'SquareWave|P=40'.B2:'SquareWave|P=40'.B11 'SquareWave|P=40'.A2:'SquareWave|P=40'.A11 'SquareWave|P=40'.C1:'SquareWave|P=40'.C1 'SquareWave|P=40'.C2:'SquareWave|P=40'.C11 'SquareWave|P=40'.A2:'SquareWave|P=40'.A11 'SquareWave|P=40'.D1:'SquareWave|P=40'.D1 'SquareWave|P=40'.D2:'SquareWave|P=40'.D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table:formula="of:=10^(-5)" office:value-type="float" office:value="0.00001" calcext:value-type="float">
            <text:p>1E-05</text:p>
          </table:table-cell>
          <table:table-cell table:formula="of:=10^(-7)" office:value-type="float" office:value="0.0000001" calcext:value-type="float">
            <text:p>1E-07</text:p>
          </table:table-cell>
          <table:table-cell table:formula="of:=10^(-10)" office:value-type="float" office:value="0.0000000001" calcext:value-type="float">
            <text:p>1E-10</text:p>
          </table:table-cell>
          <table:table-cell/>
          <table:table-cell office:value-type="string" calcext:value-type="string">
            <text:p>L=2 reLUl uni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2" calcext:value-type="float">
            <text:p>502</text:p>
          </table:table-cell>
          <table:table-cell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9" calcext:value-type="float">
            <text:p>789</text:p>
          </table:table-cell>
          <table:table-cell office:value-type="float" office:value="700" calcext:value-type="float">
            <text:p>700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8" calcext:value-type="float">
            <text:p>1158</text:p>
          </table:table-cell>
          <table:table-cell office:value-type="float" office:value="1013" calcext:value-type="float">
            <text:p>1013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7" calcext:value-type="float">
            <text:p>1477</text:p>
          </table:table-cell>
          <table:table-cell office:value-type="float" office:value="1297" calcext:value-type="float">
            <text:p>1297</text:p>
          </table:table-cell>
          <table:table-cell office:value-type="float" office:value="1039" calcext:value-type="float">
            <text:p>10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38" calcext:value-type="float">
            <text:p>2238</text:p>
          </table:table-cell>
          <table:table-cell office:value-type="float" office:value="2004" calcext:value-type="float">
            <text:p>2004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0" calcext:value-type="float">
            <text:p>3020</text:p>
          </table:table-cell>
          <table:table-cell office:value-type="float" office:value="2671" calcext:value-type="float">
            <text:p>2671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70" calcext:value-type="float">
            <text:p>3870</text:p>
          </table:table-cell>
          <table:table-cell office:value-type="float" office:value="3415" calcext:value-type="float">
            <text:p>3415</text:p>
          </table:table-cell>
          <table:table-cell office:value-type="float" office:value="2561" calcext:value-type="float">
            <text:p>256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64" calcext:value-type="float">
            <text:p>5164</text:p>
          </table:table-cell>
          <table:table-cell office:value-type="float" office:value="4420" calcext:value-type="float">
            <text:p>4420</text:p>
          </table:table-cell>
          <table:table-cell office:value-type="float" office:value="3186" calcext:value-type="float">
            <text:p>3186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formula="of:=10^(-5)" office:value-type="float" office:value="0.00001" calcext:value-type="float">
            <text:p>1E-05</text:p>
          </table:table-cell>
          <table:table-cell table:formula="of:=10^(-7)" office:value-type="float" office:value="0.0000001" calcext:value-type="float">
            <text:p>1E-07</text:p>
          </table:table-cell>
          <table:table-cell table:formula="of:=10^(-10)" office:value-type="float" office:value="0.0000000001" calcext:value-type="float">
            <text:p>1E-10</text:p>
          </table:table-cell>
          <table:table-cell/>
          <table:table-cell office:value-type="string" calcext:value-type="string">
            <text:p>Width=1 reLUl uniform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table table:name="Sinc2|PTrain=291|PTest=33" table:style-name="ta1">
        <table:shapes>
          <draw:frame draw:z-index="0" draw:style-name="gr1" draw:text-style-name="P1" svg:width="15.997cm" svg:height="9.004cm" svg:x="56.692cm" svg:y="0.478cm">
            <draw:object draw:notify-on-update-of-ranges="'Sinc2|PTrain=291|PTest=33'.O2:'Sinc2|PTrain=291|PTest=33'.O9 'Sinc2|PTrain=291|PTest=33'.X1:'Sinc2|PTrain=291|PTest=33'.X1 'Sinc2|PTrain=291|PTest=33'.X2:'Sinc2|PTrain=291|PTest=33'.X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15.998cm" svg:height="9.004cm" svg:x="37.087cm" svg:y="4.781cm">
            <draw:object draw:notify-on-update-of-ranges="'Sinc2|PTrain=291|PTest=33'.O2:'Sinc2|PTrain=291|PTest=33'.O9 'Sinc2|PTrain=291|PTest=33'.P1:'Sinc2|PTrain=291|PTest=33'.P1 'Sinc2|PTrain=291|PTest=33'.P2:'Sinc2|PTrain=291|PTest=33'.P9 'Sinc2|PTrain=291|PTest=33'.O2:'Sinc2|PTrain=291|PTest=33'.O9 'Sinc2|PTrain=291|PTest=33'.Q1:'Sinc2|PTrain=291|PTest=33'.Q1 'Sinc2|PTrain=291|PTest=33'.Q2:'Sinc2|PTrain=291|PTest=33'.Q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2" draw:style-name="gr1" draw:text-style-name="P1" svg:width="15.999cm" svg:height="8.999cm" svg:x="11.308cm" svg:y="9.955cm">
            <draw:object draw:notify-on-update-of-ranges="'Sinc2|PTrain=291|PTest=33'.A23:'Sinc2|PTrain=291|PTest=33'.A29 'Sinc2|PTrain=291|PTest=33'.B22:'Sinc2|PTrain=291|PTest=33'.B22 'Sinc2|PTrain=291|PTest=33'.B23:'Sinc2|PTrain=291|PTest=33'.B29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3" draw:style-name="gr1" draw:text-style-name="P1" svg:width="15.997cm" svg:height="9.004cm" svg:x="23.459cm" svg:y="19.125cm">
            <draw:object draw:notify-on-update-of-ranges="'Sinc2|PTrain=291|PTest=33'.C45:'Sinc2|PTrain=291|PTest=33'.C45 'Sinc2|PTrain=291|PTest=33'.C46:'Sinc2|PTrain=291|PTest=33'.C50 'Sinc2|PTrain=291|PTest=33'.D45:'Sinc2|PTrain=291|PTest=33'.D45 'Sinc2|PTrain=291|PTest=33'.D46:'Sinc2|PTrain=291|PTest=33'.D50 'Sinc2|PTrain=291|PTest=33'.C45:'Sinc2|PTrain=291|PTest=33'.C45 'Sinc2|PTrain=291|PTest=33'.C46:'Sinc2|PTrain=291|PTest=33'.C50 'Sinc2|PTrain=291|PTest=33'.E45:'Sinc2|PTrain=291|PTest=33'.E45 'Sinc2|PTrain=291|PTest=33'.E46:'Sinc2|PTrain=291|PTest=33'.E50 'Sinc2|PTrain=291|PTest=33'.C45:'Sinc2|PTrain=291|PTest=33'.C45 'Sinc2|PTrain=291|PTest=33'.C46:'Sinc2|PTrain=291|PTest=33'.C50 'Sinc2|PTrain=291|PTest=33'.F45:'Sinc2|PTrain=291|PTest=33'.F45 'Sinc2|PTrain=291|PTest=33'.F46:'Sinc2|PTrain=291|PTest=33'.F50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 calcext:value-type="string">
            <text:p>Coût d’entraînement</text:p>
          </table:table-cell>
          <table:table-cell office:value-type="string" calcext:value-type="string">
            <text:p>Coût de test</text:p>
          </table:table-cell>
          <table:table-cell office:value-type="string" calcext:value-type="string">
            <text:p>Coût pondéré</text:p>
          </table:table-cell>
          <table:table-cell/>
          <table:table-cell office:value-type="string" calcext:value-type="string">
            <text:p>L=2 reLUl uni 1e-07</text:p>
          </table:table-cell>
          <table:table-cell table:number-columns-repeated="8"/>
          <table:table-cell office:value-type="string" calcext:value-type="string">
            <text:p>Training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-ln<text:span text:style-name="T1">(</text:span>Min<text:span text:style-name="T1">)</text:span></text:p>
          </table:table-cell>
          <table:table-cell office:value-type="string" calcext:value-type="string">
            <text:p>sqrt(-ln(Min))</text:p>
          </table:table-cell>
          <table:table-cell office:value-type="string" calcext:value-type="string">
            <text:p>(ln(Min))²</text:p>
          </table:table-cell>
          <table:table-cell office:value-type="string" calcext:value-type="string">
            <text:p>(-ln(Min))^(1/4)</text:p>
          </table:table-cell>
          <table:table-cell office:value-type="string" calcext:value-type="string">
            <text:p>(-ln(Min))^(5/2)</text:p>
          </table:table-cell>
          <table:table-cell office:value-type="string" calcext:value-type="string">
            <text:p>(-ln(Min))³</text:p>
          </table:table-cell>
          <table:table-cell office:value-type="string" calcext:value-type="string">
            <text:p>ln(Min)⁴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079" calcext:value-type="float">
            <text:p>3079</text:p>
          </table:table-cell>
          <table:table-cell office:value-type="float" office:value="1252" calcext:value-type="float">
            <text:p>125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616929" calcext:value-type="float">
            <text:p>0,616929</text:p>
          </table:table-cell>
          <table:table-cell office:value-type="float" office:value="0.749525" calcext:value-type="float">
            <text:p>0,749525</text:p>
          </table:table-cell>
          <table:table-cell table:formula="of:=-LN([.P2])" office:value-type="float" office:value="0.483001334631697" calcext:value-type="float">
            <text:p>0,483001334631697</text:p>
          </table:table-cell>
          <table:table-cell table:formula="of:=SQRT(-LN([.P2]))" office:value-type="float" office:value="0.694982974346636" calcext:value-type="float">
            <text:p>0,694982974346636</text:p>
          </table:table-cell>
          <table:table-cell table:formula="of:=(LN([.P2]))^2" office:value-type="float" office:value="0.233290289256" calcext:value-type="float">
            <text:p>0,233290289256</text:p>
          </table:table-cell>
          <table:table-cell table:formula="of:=(-LN([.P2]))^(1/4)" office:value-type="float" office:value="0.833656388655803" calcext:value-type="float">
            <text:p>0,833656388655803</text:p>
          </table:table-cell>
          <table:table-cell table:formula="of:=(-LN([.P2]))^(5/2)" office:value-type="float" office:value="0.162132779113322" calcext:value-type="float">
            <text:p>0,162132779113322</text:p>
          </table:table-cell>
          <table:table-cell table:formula="of:=(-LN([.P2]))^3" office:value-type="float" office:value="0.112679521067263" calcext:value-type="float">
            <text:p>0,112679521067263</text:p>
          </table:table-cell>
          <table:table-cell table:formula="of:=LN([.P2])^4" office:value-type="float" office:value="0.0544243590611483" calcext:value-type="float">
            <text:p>0,054424359061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9" calcext:value-type="float">
            <text:p>1879</text:p>
          </table:table-cell>
          <table:table-cell office:value-type="float" office:value="4936" calcext:value-type="float">
            <text:p>4936</text:p>
          </table:table-cell>
          <table:table-cell office:value-type="float" office:value="3377" calcext:value-type="float">
            <text:p>337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379396" calcext:value-type="float">
            <text:p>0,379396</text:p>
          </table:table-cell>
          <table:table-cell office:value-type="float" office:value="0.6757629" calcext:value-type="float">
            <text:p>0,6757629</text:p>
          </table:table-cell>
          <table:table-cell table:formula="of:=-LN([.P3])" office:value-type="float" office:value="0.969174764499373" calcext:value-type="float">
            <text:p>0,969174764499373</text:p>
          </table:table-cell>
          <table:table-cell table:formula="of:=SQRT(-LN([.P3]))" office:value-type="float" office:value="0.984466741184979" calcext:value-type="float">
            <text:p>0,984466741184979</text:p>
          </table:table-cell>
          <table:table-cell table:formula="of:=(LN([.P3]))^2" office:value-type="float" office:value="0.939299724142416" calcext:value-type="float">
            <text:p>0,939299724142416</text:p>
          </table:table-cell>
          <table:table-cell table:formula="of:=(-LN([.P3]))^(1/4)" office:value-type="float" office:value="0.99220297378358" calcext:value-type="float">
            <text:p>0,99220297378358</text:p>
          </table:table-cell>
          <table:table-cell table:formula="of:=(-LN([.P3]))^(5/2)" office:value-type="float" office:value="0.924709338422434" calcext:value-type="float">
            <text:p>0,924709338422434</text:p>
          </table:table-cell>
          <table:table-cell table:formula="of:=(-LN([.P3]))^3" office:value-type="float" office:value="0.910345588940052" calcext:value-type="float">
            <text:p>0,910345588940052</text:p>
          </table:table-cell>
          <table:table-cell table:formula="of:=LN([.P3])^4" office:value-type="float" office:value="0.882283971774018" calcext:value-type="float">
            <text:p>0,882283971774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32" calcext:value-type="float">
            <text:p>3832</text:p>
          </table:table-cell>
          <table:table-cell office:value-type="float" office:value="6021" calcext:value-type="float">
            <text:p>6021</text:p>
          </table:table-cell>
          <table:table-cell office:value-type="float" office:value="4985" calcext:value-type="float">
            <text:p>4985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373187" calcext:value-type="float">
            <text:p>0,0373187</text:p>
          </table:table-cell>
          <table:table-cell office:value-type="float" office:value="0.586125" calcext:value-type="float">
            <text:p>0,586125</text:p>
          </table:table-cell>
          <table:table-cell table:formula="of:=-LN([.P4])" office:value-type="float" office:value="3.28826073747895" calcext:value-type="float">
            <text:p>3,28826073747895</text:p>
          </table:table-cell>
          <table:table-cell table:formula="of:=SQRT(-LN([.P4]))" office:value-type="float" office:value="1.81335620810666" calcext:value-type="float">
            <text:p>1,81335620810666</text:p>
          </table:table-cell>
          <table:table-cell table:formula="of:=(LN([.P4]))^2" office:value-type="float" office:value="10.8126586776456" calcext:value-type="float">
            <text:p>10,8126586776456</text:p>
          </table:table-cell>
          <table:table-cell table:formula="of:=(-LN([.P4]))^(1/4)" office:value-type="float" office:value="1.34660915194672" calcext:value-type="float">
            <text:p>1,34660915194672</text:p>
          </table:table-cell>
          <table:table-cell table:formula="of:=(-LN([.P4]))^(5/2)" office:value-type="float" office:value="19.6072017392469" calcext:value-type="float">
            <text:p>19,6072017392469</text:p>
          </table:table-cell>
          <table:table-cell table:formula="of:=(-LN([.P4]))^3" office:value-type="float" office:value="35.554840997463" calcext:value-type="float">
            <text:p>35,554840997463</text:p>
          </table:table-cell>
          <table:table-cell table:formula="of:=LN([.P4])^4" office:value-type="float" office:value="116.913587679264" calcext:value-type="float">
            <text:p>116,913587679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21" calcext:value-type="float">
            <text:p>5221</text:p>
          </table:table-cell>
          <table:table-cell office:value-type="float" office:value="6621" calcext:value-type="float">
            <text:p>6621</text:p>
          </table:table-cell>
          <table:table-cell office:value-type="float" office:value="5958" calcext:value-type="float">
            <text:p>5958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016682" calcext:value-type="float">
            <text:p>0,016682</text:p>
          </table:table-cell>
          <table:table-cell office:value-type="float" office:value="0.502764" calcext:value-type="float">
            <text:p>0,502764</text:p>
          </table:table-cell>
          <table:table-cell table:formula="of:=-LN([.P5])" office:value-type="float" office:value="4.09342498516272" calcext:value-type="float">
            <text:p>4,09342498516272</text:p>
          </table:table-cell>
          <table:table-cell table:formula="of:=SQRT(-LN([.P5]))" office:value-type="float" office:value="2.02322143750078" calcext:value-type="float">
            <text:p>2,02322143750078</text:p>
          </table:table-cell>
          <table:table-cell table:formula="of:=(LN([.P5]))^2" office:value-type="float" office:value="16.7561281091544" calcext:value-type="float">
            <text:p>16,7561281091544</text:p>
          </table:table-cell>
          <table:table-cell table:formula="of:=(-LN([.P5]))^(1/4)" office:value-type="float" office:value="1.42239988663553" calcext:value-type="float">
            <text:p>1,42239988663553</text:p>
          </table:table-cell>
          <table:table-cell table:formula="of:=(-LN([.P5]))^(5/2)" office:value-type="float" office:value="33.9013575999506" calcext:value-type="float">
            <text:p>33,9013575999506</text:p>
          </table:table-cell>
          <table:table-cell table:formula="of:=(-LN([.P5]))^3" office:value-type="float" office:value="68.5899534565999" calcext:value-type="float">
            <text:p>68,5899534565999</text:p>
          </table:table-cell>
          <table:table-cell table:formula="of:=LN([.P5])^4" office:value-type="float" office:value="280.767829210394" calcext:value-type="float">
            <text:p>280,7678292103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32" calcext:value-type="float">
            <text:p>6632</text:p>
          </table:table-cell>
          <table:table-cell office:value-type="float" office:value="7027" calcext:value-type="float">
            <text:p>7027</text:p>
          </table:table-cell>
          <table:table-cell office:value-type="float" office:value="6870" calcext:value-type="float">
            <text:p>687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069669" calcext:value-type="float">
            <text:p>0,0069669</text:p>
          </table:table-cell>
          <table:table-cell office:value-type="float" office:value="0.3535149" calcext:value-type="float">
            <text:p>0,3535149</text:p>
          </table:table-cell>
          <table:table-cell table:formula="of:=-LN([.P6])" office:value-type="float" office:value="4.96658491641739" calcext:value-type="float">
            <text:p>4,96658491641739</text:p>
          </table:table-cell>
          <table:table-cell table:formula="of:=SQRT(-LN([.P6]))" office:value-type="float" office:value="2.22858361216657" calcext:value-type="float">
            <text:p>2,22858361216657</text:p>
          </table:table-cell>
          <table:table-cell table:formula="of:=(LN([.P6]))^2" office:value-type="float" office:value="24.6669657319847" calcext:value-type="float">
            <text:p>24,6669657319847</text:p>
          </table:table-cell>
          <table:table-cell table:formula="of:=(-LN([.P6]))^(1/4)" office:value-type="float" office:value="1.49284413525544" calcext:value-type="float">
            <text:p>1,49284413525544</text:p>
          </table:table-cell>
          <table:table-cell table:formula="of:=(-LN([.P6]))^(5/2)" office:value-type="float" office:value="54.9723955921754" calcext:value-type="float">
            <text:p>54,9723955921754</text:p>
          </table:table-cell>
          <table:table-cell table:formula="of:=(-LN([.P6]))^3" office:value-type="float" office:value="122.51057993826" calcext:value-type="float">
            <text:p>122,51057993826</text:p>
          </table:table-cell>
          <table:table-cell table:formula="of:=LN([.P6])^4" office:value-type="float" office:value="608.459198422908" calcext:value-type="float">
            <text:p>608,459198422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91" calcext:value-type="float">
            <text:p>6891</text:p>
          </table:table-cell>
          <table:table-cell office:value-type="float" office:value="6758" calcext:value-type="float">
            <text:p>6758</text:p>
          </table:table-cell>
          <table:table-cell office:value-type="float" office:value="6868" calcext:value-type="float">
            <text:p>686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0523777" calcext:value-type="float">
            <text:p>0,00523777</text:p>
          </table:table-cell>
          <table:table-cell office:value-type="float" office:value="0.251793" calcext:value-type="float">
            <text:p>0,251793</text:p>
          </table:table-cell>
          <table:table-cell table:formula="of:=-LN([.P7])" office:value-type="float" office:value="5.25185944374995" calcext:value-type="float">
            <text:p>5,25185944374995</text:p>
          </table:table-cell>
          <table:table-cell table:formula="of:=SQRT(-LN([.P7]))" office:value-type="float" office:value="2.29169357544807" calcext:value-type="float">
            <text:p>2,29169357544807</text:p>
          </table:table-cell>
          <table:table-cell table:formula="of:=(LN([.P7]))^2" office:value-type="float" office:value="27.5820276169056" calcext:value-type="float">
            <text:p>27,5820276169056</text:p>
          </table:table-cell>
          <table:table-cell table:formula="of:=(-LN([.P7]))^(1/4)" office:value-type="float" office:value="1.51383406470064" calcext:value-type="float">
            <text:p>1,51383406470064</text:p>
          </table:table-cell>
          <table:table-cell table:formula="of:=(-LN([.P7]))^(5/2)" office:value-type="float" office:value="63.2095554874937" calcext:value-type="float">
            <text:p>63,2095554874937</text:p>
          </table:table-cell>
          <table:table-cell table:formula="of:=(-LN([.P7]))^3" office:value-type="float" office:value="144.856932217618" calcext:value-type="float">
            <text:p>144,856932217618</text:p>
          </table:table-cell>
          <table:table-cell table:formula="of:=LN([.P7])^4" office:value-type="float" office:value="760.768247459742" calcext:value-type="float">
            <text:p>760,7682474597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28" calcext:value-type="float">
            <text:p>6428</text:p>
          </table:table-cell>
          <table:table-cell office:value-type="float" office:value="6175" calcext:value-type="float">
            <text:p>6175</text:p>
          </table:table-cell>
          <table:table-cell office:value-type="float" office:value="6374" calcext:value-type="float">
            <text:p>637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0033063923" calcext:value-type="float">
            <text:p>0,0033063923</text:p>
          </table:table-cell>
          <table:table-cell office:value-type="float" office:value="0.183998" calcext:value-type="float">
            <text:p>0,183998</text:p>
          </table:table-cell>
          <table:table-cell table:formula="of:=-LN([.P8])" office:value-type="float" office:value="5.7118976235863" calcext:value-type="float">
            <text:p>5,7118976235863</text:p>
          </table:table-cell>
          <table:table-cell table:formula="of:=SQRT(-LN([.P8]))" office:value-type="float" office:value="2.38995766146313" calcext:value-type="float">
            <text:p>2,38995766146313</text:p>
          </table:table-cell>
          <table:table-cell table:formula="of:=(LN([.P8]))^2" office:value-type="float" office:value="32.6257744623309" calcext:value-type="float">
            <text:p>32,6257744623309</text:p>
          </table:table-cell>
          <table:table-cell table:formula="of:=(-LN([.P8]))^(1/4)" office:value-type="float" office:value="1.54594879005196" calcext:value-type="float">
            <text:p>1,54594879005196</text:p>
          </table:table-cell>
          <table:table-cell table:formula="of:=(-LN([.P8]))^(5/2)" office:value-type="float" office:value="77.9742196374157" calcext:value-type="float">
            <text:p>77,9742196374157</text:p>
          </table:table-cell>
          <table:table-cell table:formula="of:=(-LN([.P8]))^3" office:value-type="float" office:value="186.35508361905" calcext:value-type="float">
            <text:p>186,35508361905</text:p>
          </table:table-cell>
          <table:table-cell table:formula="of:=LN([.P8])^4" office:value-type="float" office:value="1064.44115926688" calcext:value-type="float">
            <text:p>1064,44115926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66" calcext:value-type="float">
            <text:p>5866</text:p>
          </table:table-cell>
          <table:table-cell office:value-type="float" office:value="5476" calcext:value-type="float">
            <text:p>5476</text:p>
          </table:table-cell>
          <table:table-cell office:value-type="float" office:value="5730" calcext:value-type="float">
            <text:p>573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.00146" calcext:value-type="float">
            <text:p>0,00146</text:p>
          </table:table-cell>
          <table:table-cell office:value-type="float" office:value="0.07" calcext:value-type="float">
            <text:p>0,07</text:p>
          </table:table-cell>
          <table:table-cell table:formula="of:=-LN([.P9])" office:value-type="float" office:value="6.52931884326189" calcext:value-type="float">
            <text:p>6,52931884326189</text:p>
          </table:table-cell>
          <table:table-cell table:formula="of:=SQRT(-LN([.P9]))" office:value-type="float" office:value="2.55525318574538" calcext:value-type="float">
            <text:p>2,55525318574538</text:p>
          </table:table-cell>
          <table:table-cell table:formula="of:=(LN([.P9]))^2" office:value-type="float" office:value="42.6320045569748" calcext:value-type="float">
            <text:p>42,6320045569748</text:p>
          </table:table-cell>
          <table:table-cell table:formula="of:=(-LN([.P9]))^(1/4)" office:value-type="float" office:value="1.59851593227762" calcext:value-type="float">
            <text:p>1,59851593227762</text:p>
          </table:table-cell>
          <table:table-cell table:formula="of:=(-LN([.P9]))^(5/2)" office:value-type="float" office:value="108.935565458921" calcext:value-type="float">
            <text:p>108,935565458921</text:p>
          </table:table-cell>
          <table:table-cell table:formula="of:=(-LN([.P9]))^3" office:value-type="float" office:value="278.357950679882" calcext:value-type="float">
            <text:p>278,357950679882</text:p>
          </table:table-cell>
          <table:table-cell table:formula="of:=LN([.P9])^4" office:value-type="float" office:value="1817.48781254592" calcext:value-type="float">
            <text:p>1817,487812545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58" calcext:value-type="float">
            <text:p>4758</text:p>
          </table:table-cell>
          <table:table-cell office:value-type="float" office:value="4262" calcext:value-type="float">
            <text:p>4262</text:p>
          </table:table-cell>
          <table:table-cell office:value-type="float" office:value="4518" calcext:value-type="float">
            <text:p>4518</text:p>
          </table:table-cell>
          <table:table-cell table:number-columns-repeated="20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office:value-type="string" calcext:value-type="string">
            <text:p>exp2</text:p>
          </table:table-cell>
          <table:table-cell office:value-type="string" calcext:value-type="string">
            <text:p>Coût d’entraînement</text:p>
          </table:table-cell>
          <table:table-cell office:value-type="string" calcext:value-type="string">
            <text:p>Coût de test</text:p>
          </table:table-cell>
          <table:table-cell office:value-type="string" calcext:value-type="string">
            <text:p>Coût pondéré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7" calcext:value-type="float">
            <text:p>777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31" calcext:value-type="float">
            <text:p>1531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11" calcext:value-type="float">
            <text:p>2211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73" calcext:value-type="float">
            <text:p>3173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52" calcext:value-type="float">
            <text:p>3552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 table:number-rows-repeated="13">
          <table:table-cell table:number-columns-repeated="24"/>
        </table:table-row>
        <table:table-row table:style-name="ro1">
          <table:table-cell office:value-type="string" calcext:value-type="string">
            <text:p>Width=3 reLUl uni 10^(-7)</text:p>
          </table:table-cell>
          <table:table-cell/>
          <table:table-cell office:value-type="string" calcext:value-type="string">
            <text:p>Bot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-ln<text:span text:style-name="T1">(</text:span>Best<text:span text:style-name="T1">)</text:span></text:p>
          </table:table-cell>
          <table:table-cell office:value-type="string" calcext:value-type="string">
            <text:p>ln(Mean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3388" calcext:value-type="float">
            <text:p>0,03388</text:p>
          </table:table-cell>
          <table:table-cell office:value-type="float" office:value="0.532" calcext:value-type="float">
            <text:p>0,532</text:p>
          </table:table-cell>
          <table:table-cell office:value-type="float" office:value="0.577" calcext:value-type="float">
            <text:p>0,577</text:p>
          </table:table-cell>
          <table:table-cell table:formula="of:=-LN([.D46])" office:value-type="float" office:value="3.38493040919828" calcext:value-type="float">
            <text:p>3,38493040919828</text:p>
          </table:table-cell>
          <table:table-cell table:formula="of:=LN([.E46])" office:value-type="float" office:value="-0.631111789640493" calcext:value-type="float">
            <text:p>-0,6311117896404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766" calcext:value-type="float">
            <text:p>0,00766</text:p>
          </table:table-cell>
          <table:table-cell office:value-type="float" office:value="0.591" calcext:value-type="float">
            <text:p>0,591</text:p>
          </table:table-cell>
          <table:table-cell office:value-type="float" office:value="0.635" calcext:value-type="float">
            <text:p>0,635</text:p>
          </table:table-cell>
          <table:table-cell table:formula="of:=-LN([.D47])" office:value-type="float" office:value="4.87174329522964" calcext:value-type="float">
            <text:p>4,87174329522964</text:p>
          </table:table-cell>
          <table:table-cell table:formula="of:=LN([.E47])" office:value-type="float" office:value="-0.525939261576039" calcext:value-type="float">
            <text:p>-0,5259392615760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004" calcext:value-type="float">
            <text:p>0,01004</text:p>
          </table:table-cell>
          <table:table-cell office:value-type="float" office:value="3.4" calcext:value-type="float">
            <text:p>3,4</text:p>
          </table:table-cell>
          <table:table-cell office:value-type="float" office:value="0.692" calcext:value-type="float">
            <text:p>0,692</text:p>
          </table:table-cell>
          <table:table-cell table:formula="of:=-LN([.D48])" office:value-type="float" office:value="4.60117816471855" calcext:value-type="float">
            <text:p>4,60117816471855</text:p>
          </table:table-cell>
          <table:table-cell table:formula="of:=LN([.E48])" office:value-type="float" office:value="1.22377543162212" calcext:value-type="float">
            <text:p>1,223775431622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877" calcext:value-type="float">
            <text:p>0,00877</text:p>
          </table:table-cell>
          <table:table-cell office:value-type="float" office:value="731.781" calcext:value-type="float">
            <text:p>731,781</text:p>
          </table:table-cell>
          <table:table-cell office:value-type="float" office:value="0.697" calcext:value-type="float">
            <text:p>0,697</text:p>
          </table:table-cell>
          <table:table-cell table:formula="of:=-LN([.D49])" office:value-type="float" office:value="4.73641847259805" calcext:value-type="float">
            <text:p>4,73641847259805</text:p>
          </table:table-cell>
          <table:table-cell table:formula="of:=LN([.E49])" office:value-type="float" office:value="6.59548128887008" calcext:value-type="float">
            <text:p>6,595481288870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157" calcext:value-type="float">
            <text:p>0,0157</text:p>
          </table:table-cell>
          <table:table-cell office:value-type="float" office:value="1672" calcext:value-type="float">
            <text:p>1672</text:p>
          </table:table-cell>
          <table:table-cell office:value-type="float" office:value="0.697" calcext:value-type="float">
            <text:p>0,697</text:p>
          </table:table-cell>
          <table:table-cell table:formula="of:=-LN([.D50])" office:value-type="float" office:value="4.15409456662787" calcext:value-type="float">
            <text:p>4,15409456662787</text:p>
          </table:table-cell>
          <table:table-cell table:formula="of:=LN([.E50])" office:value-type="float" office:value="7.42177579364465" calcext:value-type="float">
            <text:p>7,42177579364465</text:p>
          </table:table-cell>
          <table:table-cell table:number-columns-repeated="16"/>
        </table:table-row>
      </table:table>
      <table:table table:name="SineWave|PTrain=40|PTest=10" table:style-name="ta1">
        <table:shapes>
          <draw:frame draw:z-index="0" draw:style-name="gr1" draw:text-style-name="P1" svg:width="15.997cm" svg:height="9.005cm" svg:x="101.597cm" svg:y="0.637cm">
            <draw:object draw:notify-on-update-of-ranges="'SineWave|PTrain=40|PTest=10'.O2:'SineWave|PTrain=40|PTest=10'.O10 'SineWave|PTrain=40|PTest=10'.S1:'SineWave|PTrain=40|PTest=10'.S1 'SineWave|PTrain=40|PTest=10'.S2:'SineWave|PTrain=40|PTest=10'.S1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15.997cm" svg:height="9.005cm" svg:x="119.111cm" svg:y="0.053cm">
            <draw:object draw:notify-on-update-of-ranges="'SineWave|PTrain=40|PTest=10'.O2:'SineWave|PTrain=40|PTest=10'.O10 'SineWave|PTrain=40|PTest=10'.R1:'SineWave|PTrain=40|PTest=10'.R1 'SineWave|PTrain=40|PTest=10'.R2:'SineWave|PTrain=40|PTest=10'.R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5.997cm" svg:height="9.005cm" svg:x="101.325cm" svg:y="10.065cm">
            <draw:object draw:notify-on-update-of-ranges="'SineWave|PTrain=40|PTest=10'.O13:'SineWave|PTrain=40|PTest=10'.O21 'SineWave|PTrain=40|PTest=10'.R12:'SineWave|PTrain=40|PTest=10'.R12 'SineWave|PTrain=40|PTest=10'.R13:'SineWave|PTrain=40|PTest=10'.R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15.997cm" svg:height="9.004cm" svg:x="119.248cm" svg:y="9.776cm">
            <draw:object draw:notify-on-update-of-ranges="'SineWave|PTrain=40|PTest=10'.O13:'SineWave|PTrain=40|PTest=10'.O21 'SineWave|PTrain=40|PTest=10'.S12:'SineWave|PTrain=40|PTest=10'.S12 'SineWave|PTrain=40|PTest=10'.S13:'SineWave|PTrain=40|PTest=10'.S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7cm" svg:height="9.004cm" svg:x="52.809cm" svg:y="0.505cm">
            <draw:object draw:notify-on-update-of-ranges="'SineWave|PTrain=40|PTest=10'.O2:'SineWave|PTrain=40|PTest=10'.O10 'SineWave|PTrain=40|PTest=10'.P1:'SineWave|PTrain=40|PTest=10'.P1 'SineWave|PTrain=40|PTest=10'.P2:'SineWave|PTrain=40|PTest=10'.P10 'SineWave|PTrain=40|PTest=10'.O2:'SineWave|PTrain=40|PTest=10'.O10 'SineWave|PTrain=40|PTest=10'.Q1:'SineWave|PTrain=40|PTest=10'.Q1 'SineWave|PTrain=40|PTest=10'.Q2:'SineWave|PTrain=40|PTest=10'.Q1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8cm" svg:height="9.004cm" svg:x="69.632cm" svg:y="0.558cm">
            <draw:object draw:notify-on-update-of-ranges="'SineWave|PTrain=40|PTest=10'.O2:'SineWave|PTrain=40|PTest=10'.O10 'SineWave|PTrain=40|PTest=10'.U1:'SineWave|PTrain=40|PTest=10'.U1 'SineWave|PTrain=40|PTest=10'.U2:'SineWave|PTrain=40|PTest=10'.U1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15.997cm" svg:height="9.004cm" svg:x="0cm" svg:y="23.853cm">
            <draw:object draw:notify-on-update-of-ranges="'SineWave|PTrain=40|PTest=10'.B48:'SineWave|PTrain=40|PTest=10'.B52 'SineWave|PTrain=40|PTest=10'.C47:'SineWave|PTrain=40|PTest=10'.C47 'SineWave|PTrain=40|PTest=10'.C48:'SineWave|PTrain=40|PTest=10'.C52 'SineWave|PTrain=40|PTest=10'.B48:'SineWave|PTrain=40|PTest=10'.B52 'SineWave|PTrain=40|PTest=10'.D47:'SineWave|PTrain=40|PTest=10'.D47 'SineWave|PTrain=40|PTest=10'.D48:'SineWave|PTrain=40|PTest=10'.D52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7" draw:style-name="gr1" draw:text-style-name="P1" svg:width="15.999cm" svg:height="8.999cm" svg:x="17.887cm" svg:y="23.899cm">
            <draw:object draw:notify-on-update-of-ranges="'SineWave|PTrain=40|PTest=10'.G48:'SineWave|PTrain=40|PTest=10'.G52 'SineWave|PTrain=40|PTest=10'.H47:'SineWave|PTrain=40|PTest=10'.H47 'SineWave|PTrain=40|PTest=10'.H48:'SineWave|PTrain=40|PTest=10'.H52 'SineWave|PTrain=40|PTest=10'.G48:'SineWave|PTrain=40|PTest=10'.G52 'SineWave|PTrain=40|PTest=10'.I47:'SineWave|PTrain=40|PTest=10'.I47 'SineWave|PTrain=40|PTest=10'.I48:'SineWave|PTrain=40|PTest=10'.I52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8" draw:style-name="gr1" draw:text-style-name="P1" svg:width="15.999cm" svg:height="8.999cm" svg:x="9.132cm" svg:y="0.1cm">
            <draw:object draw:notify-on-update-of-ranges="'SineWave|PTrain=40|PTest=10'.A2:'SineWave|PTrain=40|PTest=10'.A10 'SineWave|PTrain=40|PTest=10'.B1:'SineWave|PTrain=40|PTest=10'.B1 'SineWave|PTrain=40|PTest=10'.B2:'SineWave|PTrain=40|PTest=10'.B10 'SineWave|PTrain=40|PTest=10'.A2:'SineWave|PTrain=40|PTest=10'.A10 'SineWave|PTrain=40|PTest=10'.C1:'SineWave|PTrain=40|PTest=10'.C1 'SineWave|PTrain=40|PTest=10'.C2:'SineWave|PTrain=40|PTest=10'.C10 'SineWave|PTrain=40|PTest=10'.A2:'SineWave|PTrain=40|PTest=10'.A10 'SineWave|PTrain=40|PTest=10'.D1:'SineWave|PTrain=40|PTest=10'.D1 'SineWave|PTrain=40|PTest=10'.D2:'SineWave|PTrain=40|PTest=10'.D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9" draw:style-name="gr1" draw:text-style-name="P1" svg:width="15.999cm" svg:height="8.999cm" svg:x="9.132cm" svg:y="10.937cm">
            <draw:object draw:notify-on-update-of-ranges="'SineWave|PTrain=40|PTest=10'.A26:'SineWave|PTrain=40|PTest=10'.A30 'SineWave|PTrain=40|PTest=10'.B25:'SineWave|PTrain=40|PTest=10'.B25 'SineWave|PTrain=40|PTest=10'.B26:'SineWave|PTrain=40|PTest=10'.B30 'SineWave|PTrain=40|PTest=10'.A26:'SineWave|PTrain=40|PTest=10'.A30 'SineWave|PTrain=40|PTest=10'.C25:'SineWave|PTrain=40|PTest=10'.C25 'SineWave|PTrain=40|PTest=10'.C26:'SineWave|PTrain=40|PTest=10'.C30 'SineWave|PTrain=40|PTest=10'.A26:'SineWave|PTrain=40|PTest=10'.A30 'SineWave|PTrain=40|PTest=10'.D25:'SineWave|PTrain=40|PTest=10'.D25 'SineWave|PTrain=40|PTest=10'.D26:'SineWave|PTrain=40|PTest=10'.D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Coût d’entraînement</text:p>
          </table:table-cell>
          <table:table-cell office:value-type="string" calcext:value-type="string">
            <text:p>Coût de test</text:p>
          </table:table-cell>
          <table:table-cell office:value-type="string" calcext:value-type="string">
            <text:p>Coût Pondéré</text:p>
          </table:table-cell>
          <table:table-cell/>
          <table:table-cell office:value-type="string" calcext:value-type="string">
            <text:p>L=2 reLUl uni 1e-07</text:p>
          </table:table-cell>
          <table:table-cell table:number-columns-repeated="8"/>
          <table:table-cell office:value-type="string" calcext:value-type="string">
            <text:p>Trainin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1/Min²</text:p>
          </table:table-cell>
          <table:table-cell office:value-type="string" calcext:value-type="string">
            <text:p>1/Min</text:p>
          </table:table-cell>
          <table:table-cell office:value-type="string" calcext:value-type="string">
            <text:p>ln(Min)</text:p>
          </table:table-cell>
          <table:table-cell office:value-type="string" calcext:value-type="string">
            <text:p>sqrt(-ln(Min)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93" calcext:value-type="float">
            <text:p>3293</text:p>
          </table:table-cell>
          <table:table-cell office:value-type="float" office:value="2966" calcext:value-type="float">
            <text:p>296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5027" calcext:value-type="float">
            <text:p>0,5027</text:p>
          </table:table-cell>
          <table:table-cell office:value-type="float" office:value="0.588" calcext:value-type="float">
            <text:p>0,588</text:p>
          </table:table-cell>
          <table:table-cell table:formula="of:=1/[.P2]^2" office:value-type="float" office:value="3.9571474174726" calcext:value-type="float">
            <text:p>3,9571474174726</text:p>
          </table:table-cell>
          <table:table-cell table:formula="of:=1/[.P2]" office:value-type="float" office:value="1.98925800676348" calcext:value-type="float">
            <text:p>1,98925800676348</text:p>
          </table:table-cell>
          <table:table-cell table:formula="of:=LN([.P2])" office:value-type="float" office:value="-0.687761708283607" calcext:value-type="float">
            <text:p>-0,687761708283607</text:p>
          </table:table-cell>
          <table:table-cell table:formula="of:=SQRT(-LN([.P2]))" office:value-type="float" office:value="0.82931399860584" calcext:value-type="float">
            <text:p>0,82931399860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4003" calcext:value-type="float">
            <text:p>4003</text:p>
          </table:table-cell>
          <table:table-cell office:value-type="float" office:value="3536" calcext:value-type="float">
            <text:p>353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45172" calcext:value-type="float">
            <text:p>0,45172</text:p>
          </table:table-cell>
          <table:table-cell office:value-type="float" office:value="0.572" calcext:value-type="float">
            <text:p>0,572</text:p>
          </table:table-cell>
          <table:table-cell table:formula="of:=1/[.P3]^2" office:value-type="float" office:value="4.90073659952974" calcext:value-type="float">
            <text:p>4,90073659952974</text:p>
          </table:table-cell>
          <table:table-cell table:formula="of:=1/[.P3]" office:value-type="float" office:value="2.21376073673957" calcext:value-type="float">
            <text:p>2,21376073673957</text:p>
          </table:table-cell>
          <table:table-cell table:formula="of:=LN([.P3])" office:value-type="float" office:value="-0.794692760126668" calcext:value-type="float">
            <text:p>-0,794692760126668</text:p>
          </table:table-cell>
          <table:table-cell table:formula="of:=SQRT(-LN([.P3]))" office:value-type="float" office:value="0.891455416791366" calcext:value-type="float">
            <text:p>0,891455416791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2" calcext:value-type="float">
            <text:p>632</text:p>
          </table:table-cell>
          <table:table-cell office:value-type="float" office:value="4471" calcext:value-type="float">
            <text:p>4471</text:p>
          </table:table-cell>
          <table:table-cell office:value-type="float" office:value="3965" calcext:value-type="float">
            <text:p>3965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2973" calcext:value-type="float">
            <text:p>0,2973</text:p>
          </table:table-cell>
          <table:table-cell office:value-type="float" office:value="0.5569" calcext:value-type="float">
            <text:p>0,5569</text:p>
          </table:table-cell>
          <table:table-cell table:formula="of:=1/[.P4]^2" office:value-type="float" office:value="11.3138438795895" calcext:value-type="float">
            <text:p>11,3138438795895</text:p>
          </table:table-cell>
          <table:table-cell table:formula="of:=1/[.P4]" office:value-type="float" office:value="3.36360578540195" calcext:value-type="float">
            <text:p>3,36360578540195</text:p>
          </table:table-cell>
          <table:table-cell table:formula="of:=LN([.P4])" office:value-type="float" office:value="-1.21301354897809" calcext:value-type="float">
            <text:p>-1,21301354897809</text:p>
          </table:table-cell>
          <table:table-cell table:formula="of:=SQRT(-LN([.P4]))" office:value-type="float" office:value="1.1013689431694" calcext:value-type="float">
            <text:p>1,1013689431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9" calcext:value-type="float">
            <text:p>919</text:p>
          </table:table-cell>
          <table:table-cell office:value-type="float" office:value="4778" calcext:value-type="float">
            <text:p>4778</text:p>
          </table:table-cell>
          <table:table-cell office:value-type="float" office:value="4345" calcext:value-type="float">
            <text:p>434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236" calcext:value-type="float">
            <text:p>0,236</text:p>
          </table:table-cell>
          <table:table-cell office:value-type="float" office:value="0.541" calcext:value-type="float">
            <text:p>0,541</text:p>
          </table:table-cell>
          <table:table-cell table:formula="of:=1/[.P5]^2" office:value-type="float" office:value="17.9546107440391" calcext:value-type="float">
            <text:p>17,9546107440391</text:p>
          </table:table-cell>
          <table:table-cell table:formula="of:=1/[.P5]" office:value-type="float" office:value="4.23728813559322" calcext:value-type="float">
            <text:p>4,23728813559322</text:p>
          </table:table-cell>
          <table:table-cell table:formula="of:=LN([.P5])" office:value-type="float" office:value="-1.44392347395653" calcext:value-type="float">
            <text:p>-1,44392347395653</text:p>
          </table:table-cell>
          <table:table-cell table:formula="of:=SQRT(-LN([.P5]))" office:value-type="float" office:value="1.20163366878451" calcext:value-type="float">
            <text:p>1,20163366878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41" calcext:value-type="float">
            <text:p>1641</text:p>
          </table:table-cell>
          <table:table-cell office:value-type="float" office:value="5364" calcext:value-type="float">
            <text:p>5364</text:p>
          </table:table-cell>
          <table:table-cell office:value-type="float" office:value="5073" calcext:value-type="float">
            <text:p>507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101" calcext:value-type="float">
            <text:p>0,101</text:p>
          </table:table-cell>
          <table:table-cell office:value-type="float" office:value="0.51" calcext:value-type="float">
            <text:p>0,51</text:p>
          </table:table-cell>
          <table:table-cell table:formula="of:=1/[.P6]^2" office:value-type="float" office:value="98.0296049406921" calcext:value-type="float">
            <text:p>98,0296049406921</text:p>
          </table:table-cell>
          <table:table-cell table:formula="of:=1/[.P6]" office:value-type="float" office:value="9.9009900990099" calcext:value-type="float">
            <text:p>9,9009900990099</text:p>
          </table:table-cell>
          <table:table-cell table:formula="of:=LN([.P6])" office:value-type="float" office:value="-2.29263476214088" calcext:value-type="float">
            <text:p>-2,29263476214088</text:p>
          </table:table-cell>
          <table:table-cell table:formula="of:=SQRT(-LN([.P6]))" office:value-type="float" office:value="1.51414489469828" calcext:value-type="float">
            <text:p>1,51414489469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0" calcext:value-type="float">
            <text:p>2550</text:p>
          </table:table-cell>
          <table:table-cell office:value-type="float" office:value="5989" calcext:value-type="float">
            <text:p>5989</text:p>
          </table:table-cell>
          <table:table-cell office:value-type="float" office:value="5731" calcext:value-type="float">
            <text:p>5731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408" calcext:value-type="float">
            <text:p>0,0408</text:p>
          </table:table-cell>
          <table:table-cell office:value-type="float" office:value="0.475" calcext:value-type="float">
            <text:p>0,475</text:p>
          </table:table-cell>
          <table:table-cell table:formula="of:=1/[.P7]^2" office:value-type="float" office:value="600.730488273741" calcext:value-type="float">
            <text:p>600,730488273741</text:p>
          </table:table-cell>
          <table:table-cell table:formula="of:=1/[.P7]" office:value-type="float" office:value="24.5098039215686" calcext:value-type="float">
            <text:p>24,5098039215686</text:p>
          </table:table-cell>
          <table:table-cell table:formula="of:=LN([.P7])" office:value-type="float" office:value="-3.19907319757202" calcext:value-type="float">
            <text:p>-3,19907319757202</text:p>
          </table:table-cell>
          <table:table-cell table:formula="of:=SQRT(-LN([.P7]))" office:value-type="float" office:value="1.78859531408645" calcext:value-type="float">
            <text:p>1,78859531408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52" calcext:value-type="float">
            <text:p>3552</text:p>
          </table:table-cell>
          <table:table-cell office:value-type="float" office:value="6613" calcext:value-type="float">
            <text:p>6613</text:p>
          </table:table-cell>
          <table:table-cell office:value-type="float" office:value="6409" calcext:value-type="float">
            <text:p>6409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0091602" calcext:value-type="float">
            <text:p>0,0091602</text:p>
          </table:table-cell>
          <table:table-cell office:value-type="float" office:value="0.435" calcext:value-type="float">
            <text:p>0,435</text:p>
          </table:table-cell>
          <table:table-cell table:formula="of:=1/[.P8]^2" office:value-type="float" office:value="11917.635215145" calcext:value-type="float">
            <text:p>11917,635215145</text:p>
          </table:table-cell>
          <table:table-cell table:formula="of:=1/[.P8]" office:value-type="float" office:value="109.167922097771" calcext:value-type="float">
            <text:p>109,167922097771</text:p>
          </table:table-cell>
          <table:table-cell table:formula="of:=LN([.P8])" office:value-type="float" office:value="-4.69288726647332" calcext:value-type="float">
            <text:p>-4,69288726647332</text:p>
          </table:table-cell>
          <table:table-cell table:formula="of:=SQRT(-LN([.P8]))" office:value-type="float" office:value="2.16630728809957" calcext:value-type="float">
            <text:p>2,166307288099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69" calcext:value-type="float">
            <text:p>4669</text:p>
          </table:table-cell>
          <table:table-cell office:value-type="float" office:value="7161" calcext:value-type="float">
            <text:p>7161</text:p>
          </table:table-cell>
          <table:table-cell office:value-type="float" office:value="7021" calcext:value-type="float">
            <text:p>7021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91602" calcext:value-type="float">
            <text:p>0,0091602</text:p>
          </table:table-cell>
          <table:table-cell office:value-type="float" office:value="0.39905" calcext:value-type="float">
            <text:p>0,39905</text:p>
          </table:table-cell>
          <table:table-cell table:formula="of:=1/[.P9]^2" office:value-type="float" office:value="11917.635215145" calcext:value-type="float">
            <text:p>11917,635215145</text:p>
          </table:table-cell>
          <table:table-cell table:formula="of:=1/[.P9]" office:value-type="float" office:value="109.167922097771" calcext:value-type="float">
            <text:p>109,167922097771</text:p>
          </table:table-cell>
          <table:table-cell table:formula="of:=LN([.P9])" office:value-type="float" office:value="-4.69288726647332" calcext:value-type="float">
            <text:p>-4,69288726647332</text:p>
          </table:table-cell>
          <table:table-cell table:formula="of:=SQRT(-LN([.P9]))" office:value-type="float" office:value="2.16630728809957" calcext:value-type="float">
            <text:p>2,16630728809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61" calcext:value-type="float">
            <text:p>6561</text:p>
          </table:table-cell>
          <table:table-cell office:value-type="float" office:value="7895" calcext:value-type="float">
            <text:p>7895</text:p>
          </table:table-cell>
          <table:table-cell office:value-type="float" office:value="7839" calcext:value-type="float">
            <text:p>783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.005499" calcext:value-type="float">
            <text:p>0,005499</text:p>
          </table:table-cell>
          <table:table-cell office:value-type="float" office:value="0.329046" calcext:value-type="float">
            <text:p>0,329046</text:p>
          </table:table-cell>
          <table:table-cell table:formula="of:=1/[.P10]^2" office:value-type="float" office:value="33069.8755557434" calcext:value-type="float">
            <text:p>33069,8755557434</text:p>
          </table:table-cell>
          <table:table-cell table:formula="of:=1/[.P10]" office:value-type="float" office:value="181.851245681033" calcext:value-type="float">
            <text:p>181,851245681033</text:p>
          </table:table-cell>
          <table:table-cell table:formula="of:=LN([.P10])" office:value-type="float" office:value="-5.20318902145646" calcext:value-type="float">
            <text:p>-5,20318902145646</text:p>
          </table:table-cell>
          <table:table-cell table:formula="of:=SQRT(-LN([.P10]))" office:value-type="float" office:value="2.28104998223547" calcext:value-type="float">
            <text:p>2,2810499822354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/>
          <table:table-cell office:value-type="string" calcext:value-type="string">
            <text:p>Bot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1/Min²</text:p>
          </table:table-cell>
          <table:table-cell office:value-type="string" calcext:value-type="string">
            <text:p>1/Min</text:p>
          </table:table-cell>
          <table:table-cell/>
          <table:table-cell office:value-type="string" calcext:value-type="string">
            <text:p>sqrt(-ln(Min))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.439" calcext:value-type="float">
            <text:p>0,439</text:p>
          </table:table-cell>
          <table:table-cell office:value-type="float" office:value="0.501" calcext:value-type="float">
            <text:p>0,501</text:p>
          </table:table-cell>
          <table:table-cell table:formula="of:=1/[.P13]^2" office:value-type="float" office:value="5.18884812760415" calcext:value-type="float">
            <text:p>5,18884812760415</text:p>
          </table:table-cell>
          <table:table-cell table:formula="of:=1/[.P13]" office:value-type="float" office:value="2.27790432801822" calcext:value-type="float">
            <text:p>2,27790432801822</text:p>
          </table:table-cell>
          <table:table-cell/>
          <table:table-cell table:formula="of:=SQRT(-LN([.P13]))" office:value-type="float" office:value="0.907334484028335" calcext:value-type="float">
            <text:p>0,907334484028335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0.395" calcext:value-type="float">
            <text:p>0,395</text:p>
          </table:table-cell>
          <table:table-cell office:value-type="float" office:value="0.488" calcext:value-type="float">
            <text:p>0,488</text:p>
          </table:table-cell>
          <table:table-cell table:formula="of:=1/[.P14]^2" office:value-type="float" office:value="6.40922929017786" calcext:value-type="float">
            <text:p>6,40922929017786</text:p>
          </table:table-cell>
          <table:table-cell table:formula="of:=1/[.P14]" office:value-type="float" office:value="2.53164556962025" calcext:value-type="float">
            <text:p>2,53164556962025</text:p>
          </table:table-cell>
          <table:table-cell/>
          <table:table-cell table:formula="of:=SQRT(-LN([.P14]))" office:value-type="float" office:value="0.963778768224853" calcext:value-type="float">
            <text:p>0,963778768224853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0.268" calcext:value-type="float">
            <text:p>0,268</text:p>
          </table:table-cell>
          <table:table-cell office:value-type="float" office:value="0.477" calcext:value-type="float">
            <text:p>0,477</text:p>
          </table:table-cell>
          <table:table-cell table:formula="of:=1/[.P15]^2" office:value-type="float" office:value="13.9229226999332" calcext:value-type="float">
            <text:p>13,9229226999332</text:p>
          </table:table-cell>
          <table:table-cell table:formula="of:=1/[.P15]" office:value-type="float" office:value="3.73134328358209" calcext:value-type="float">
            <text:p>3,73134328358209</text:p>
          </table:table-cell>
          <table:table-cell/>
          <table:table-cell table:formula="of:=SQRT(-LN([.P15]))" office:value-type="float" office:value="1.14750524986654" calcext:value-type="float">
            <text:p>1,14750524986654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0.203" calcext:value-type="float">
            <text:p>0,203</text:p>
          </table:table-cell>
          <table:table-cell office:value-type="float" office:value="0.466" calcext:value-type="float">
            <text:p>0,466</text:p>
          </table:table-cell>
          <table:table-cell table:formula="of:=1/[.P16]^2" office:value-type="float" office:value="24.2665437161785" calcext:value-type="float">
            <text:p>24,2665437161785</text:p>
          </table:table-cell>
          <table:table-cell table:formula="of:=1/[.P16]" office:value-type="float" office:value="4.92610837438424" calcext:value-type="float">
            <text:p>4,92610837438424</text:p>
          </table:table-cell>
          <table:table-cell/>
          <table:table-cell table:formula="of:=SQRT(-LN([.P16]))" office:value-type="float" office:value="1.26275464756236" calcext:value-type="float">
            <text:p>1,26275464756236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0.089" calcext:value-type="float">
            <text:p>0,089</text:p>
          </table:table-cell>
          <table:table-cell office:value-type="float" office:value="0.4443" calcext:value-type="float">
            <text:p>0,4443</text:p>
          </table:table-cell>
          <table:table-cell table:formula="of:=1/[.P17]^2" office:value-type="float" office:value="126.246686024492" calcext:value-type="float">
            <text:p>126,246686024492</text:p>
          </table:table-cell>
          <table:table-cell table:formula="of:=1/[.P17]" office:value-type="float" office:value="11.2359550561798" calcext:value-type="float">
            <text:p>11,2359550561798</text:p>
          </table:table-cell>
          <table:table-cell/>
          <table:table-cell table:formula="of:=SQRT(-LN([.P17]))" office:value-type="float" office:value="1.55535169953615" calcext:value-type="float">
            <text:p>1,55535169953615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0.036" calcext:value-type="float">
            <text:p>0,036</text:p>
          </table:table-cell>
          <table:table-cell office:value-type="float" office:value="0.42" calcext:value-type="float">
            <text:p>0,42</text:p>
          </table:table-cell>
          <table:table-cell table:formula="of:=1/[.P18]^2" office:value-type="float" office:value="771.604938271605" calcext:value-type="float">
            <text:p>771,604938271605</text:p>
          </table:table-cell>
          <table:table-cell table:formula="of:=1/[.P18]" office:value-type="float" office:value="27.7777777777778" calcext:value-type="float">
            <text:p>27,7777777777778</text:p>
          </table:table-cell>
          <table:table-cell/>
          <table:table-cell table:formula="of:=SQRT(-LN([.P18]))" office:value-type="float" office:value="1.8232488421842" calcext:value-type="float">
            <text:p>1,8232488421842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0.00819" calcext:value-type="float">
            <text:p>0,00819</text:p>
          </table:table-cell>
          <table:table-cell office:value-type="float" office:value="0.398" calcext:value-type="float">
            <text:p>0,398</text:p>
          </table:table-cell>
          <table:table-cell table:formula="of:=1/[.P19]^2" office:value-type="float" office:value="14908.4398168647" calcext:value-type="float">
            <text:p>14908,4398168647</text:p>
          </table:table-cell>
          <table:table-cell table:formula="of:=1/[.P19]" office:value-type="float" office:value="122.100122100122" calcext:value-type="float">
            <text:p>122,100122100122</text:p>
          </table:table-cell>
          <table:table-cell/>
          <table:table-cell table:formula="of:=SQRT(-LN([.P19]))" office:value-type="float" office:value="2.19199484057722" calcext:value-type="float">
            <text:p>2,19199484057722</text:p>
          </table:table-cell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0.00819" calcext:value-type="float">
            <text:p>0,00819</text:p>
          </table:table-cell>
          <table:table-cell office:value-type="float" office:value="0.368" calcext:value-type="float">
            <text:p>0,368</text:p>
          </table:table-cell>
          <table:table-cell table:formula="of:=1/[.P20]^2" office:value-type="float" office:value="14908.4398168647" calcext:value-type="float">
            <text:p>14908,4398168647</text:p>
          </table:table-cell>
          <table:table-cell table:formula="of:=1/[.P20]" office:value-type="float" office:value="122.100122100122" calcext:value-type="float">
            <text:p>122,100122100122</text:p>
          </table:table-cell>
          <table:table-cell/>
          <table:table-cell table:formula="of:=SQRT(-LN([.P20]))" office:value-type="float" office:value="2.19199484057722" calcext:value-type="float">
            <text:p>2,19199484057722</text:p>
          </table:table-cell>
        </table:table-row>
        <table:table-row table:style-name="ro1"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0.00516" calcext:value-type="float">
            <text:p>0,00516</text:p>
          </table:table-cell>
          <table:table-cell office:value-type="float" office:value="0.324" calcext:value-type="float">
            <text:p>0,324</text:p>
          </table:table-cell>
          <table:table-cell table:formula="of:=1/[.P21]^2" office:value-type="float" office:value="37557.8390721711" calcext:value-type="float">
            <text:p>37557,8390721711</text:p>
          </table:table-cell>
          <table:table-cell table:formula="of:=1/[.P21]" office:value-type="float" office:value="193.798449612403" calcext:value-type="float">
            <text:p>193,798449612403</text:p>
          </table:table-cell>
          <table:table-cell/>
          <table:table-cell table:formula="of:=SQRT(-LN([.P21]))" office:value-type="float" office:value="2.29495505391471" calcext:value-type="float">
            <text:p>2,29495505391471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Coût d’entraînement</text:p>
          </table:table-cell>
          <table:table-cell office:value-type="string" calcext:value-type="string">
            <text:p>Coût de test</text:p>
          </table:table-cell>
          <table:table-cell office:value-type="string" calcext:value-type="string">
            <text:p>Coût Pondéré</text:p>
          </table:table-cell>
          <table:table-cell/>
          <table:table-cell office:value-type="string" calcext:value-type="string">
            <text:p>Width=4 reLUl uni 1e-0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9" calcext:value-type="float">
            <text:p>919</text:p>
          </table:table-cell>
          <table:table-cell office:value-type="float" office:value="4718" calcext:value-type="float">
            <text:p>4718</text:p>
          </table:table-cell>
          <table:table-cell office:value-type="float" office:value="4345" calcext:value-type="float">
            <text:p>4345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83" calcext:value-type="float">
            <text:p>2283</text:p>
          </table:table-cell>
          <table:table-cell office:value-type="float" office:value="4287" calcext:value-type="float">
            <text:p>4287</text:p>
          </table:table-cell>
          <table:table-cell office:value-type="float" office:value="4006" calcext:value-type="float">
            <text:p>400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2" calcext:value-type="float">
            <text:p>2082</text:p>
          </table:table-cell>
          <table:table-cell office:value-type="float" office:value="3388" calcext:value-type="float">
            <text:p>3388</text:p>
          </table:table-cell>
          <table:table-cell office:value-type="float" office:value="3180" calcext:value-type="float">
            <text:p>3180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83" calcext:value-type="float">
            <text:p>1383</text:p>
          </table:table-cell>
          <table:table-cell office:value-type="float" office:value="2422" calcext:value-type="float">
            <text:p>2422</text:p>
          </table:table-cell>
          <table:table-cell office:value-type="float" office:value="2299" calcext:value-type="float">
            <text:p>2299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1" calcext:value-type="float">
            <text:p>681</text:p>
          </table:table-cell>
          <table:table-cell office:value-type="float" office:value="1607" calcext:value-type="float">
            <text:p>1607</text:p>
          </table:table-cell>
          <table:table-cell office:value-type="float" office:value="1445" calcext:value-type="float">
            <text:p>1445</text:p>
          </table:table-cell>
          <table:table-cell table:number-columns-repeated="17"/>
        </table:table-row>
        <table:table-row table:style-name="ro1" table:number-rows-repeated="16">
          <table:table-cell table:number-columns-repeated="21"/>
        </table:table-row>
        <table:table-row table:style-name="ro1">
          <table:table-cell office:value-type="string" calcext:value-type="string">
            <text:p>Mean Train</text:p>
          </table:table-cell>
          <table:table-cell office:value-type="string" calcext:value-type="string">
            <text:p>L\n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5</text:p>
          </table:table-cell>
          <table:table-cell/>
          <table:table-cell office:value-type="string" calcext:value-type="string">
            <text:p>Mean Test</text:p>
          </table:table-cell>
          <table:table-cell office:value-type="string" calcext:value-type="string">
            <text:p>L\n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,54</text:p>
          </table:table-cell>
          <table:table-cell office:value-type="float" office:value="0.527" calcext:value-type="float">
            <text:p>0,5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5" calcext:value-type="float">
            <text:p>0,165</text:p>
          </table:table-cell>
          <table:table-cell office:value-type="float" office:value="0.1713" calcext:value-type="float">
            <text:p>0,17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512" calcext:value-type="float">
            <text:p>0,512</text:p>
          </table:table-cell>
          <table:table-cell office:value-type="float" office:value="0.469" calcext:value-type="float">
            <text:p>0,4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2" calcext:value-type="float">
            <text:p>2,42</text:p>
          </table:table-cell>
          <table:table-cell office:value-type="float" office:value="21.17" calcext:value-type="float">
            <text:p>21,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22" calcext:value-type="float">
            <text:p>0,522</text:p>
          </table:table-cell>
          <table:table-cell office:value-type="float" office:value="0.477" calcext:value-type="float">
            <text:p>0,4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9.36" calcext:value-type="float">
            <text:p>129,36</text:p>
          </table:table-cell>
          <table:table-cell office:value-type="float" office:value="1979" calcext:value-type="float">
            <text:p>19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556" calcext:value-type="float">
            <text:p>0,556</text:p>
          </table:table-cell>
          <table:table-cell office:value-type="float" office:value="0.54" calcext:value-type="float">
            <text:p>0,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639" calcext:value-type="float">
            <text:p>7639</text:p>
          </table:table-cell>
          <table:table-cell office:value-type="float" office:value="25192" calcext:value-type="float">
            <text:p>251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587" calcext:value-type="float">
            <text:p>0,587</text:p>
          </table:table-cell>
          <table:table-cell office:value-type="float" office:value="0.589" calcext:value-type="float">
            <text:p>0,58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95243" calcext:value-type="float">
            <text:p>295243</text:p>
          </table:table-cell>
          <table:table-cell office:value-type="float" office:value="609019" calcext:value-type="float">
            <text:p>609019</text:p>
          </table:table-cell>
          <table:table-cell table:number-columns-repeated="12"/>
        </table:table-row>
        <table:table-row table:style-name="ro1" table:number-rows-repeated="22">
          <table:table-cell table:number-columns-repeated="21"/>
        </table:table-row>
        <table:table-row table:style-name="ro1">
          <table:table-cell office:value-type="string" calcext:value-type="string">
            <text:p>Width=4 reLUl 1e-7</text:p>
          </table:table-cell>
          <table:table-cell/>
          <table:table-cell office:value-type="string" calcext:value-type="string">
            <text:p>Bot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table:number-columns-repeated="2"/>
          <table:table-cell office:value-type="string" calcext:value-type="string">
            <text:p>Width=1 reLUl 1e-7</text:p>
          </table:table-cell>
          <table:table-cell/>
          <table:table-cell office:value-type="string" calcext:value-type="string">
            <text:p>Bot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032" calcext:value-type="float">
            <text:p>0,2032</text:p>
          </table:table-cell>
          <table:table-cell office:value-type="float" office:value="0.466" calcext:value-type="float">
            <text:p>0,466</text:p>
          </table:table-cell>
          <table:table-cell office:value-type="float" office:value="0.483" calcext:value-type="float">
            <text:p>0,48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09" calcext:value-type="float">
            <text:p>0,03209</text:p>
          </table:table-cell>
          <table:table-cell office:value-type="float" office:value="0.895" calcext:value-type="float">
            <text:p>0,895</text:p>
          </table:table-cell>
          <table:table-cell office:value-type="float" office:value="0.478" calcext:value-type="float">
            <text:p>0,4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601" calcext:value-type="float">
            <text:p>0,00601</text:p>
          </table:table-cell>
          <table:table-cell office:value-type="float" office:value="26.29" calcext:value-type="float">
            <text:p>26,29</text:p>
          </table:table-cell>
          <table:table-cell office:value-type="float" office:value="0.485" calcext:value-type="float">
            <text:p>0,48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305" calcext:value-type="float">
            <text:p>0,0305</text:p>
          </table:table-cell>
          <table:table-cell office:value-type="float" office:value="1528" calcext:value-type="float">
            <text:p>1528</text:p>
          </table:table-cell>
          <table:table-cell office:value-type="float" office:value="0.521" calcext:value-type="float">
            <text:p>0,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66" calcext:value-type="float">
            <text:p>0,066</text:p>
          </table:table-cell>
          <table:table-cell office:value-type="float" office:value="59049" calcext:value-type="float">
            <text:p>59049</text:p>
          </table:table-cell>
          <table:table-cell office:value-type="float" office:value="0.521" calcext:value-type="float">
            <text:p>0,521</text:p>
          </table:table-cell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Width=5 reLUl 1e-7</text:p>
          </table:table-cell>
          <table:table-cell/>
          <table:table-cell office:value-type="string" calcext:value-type="string">
            <text:p>Bot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849" calcext:value-type="float">
            <text:p>0,0849</text:p>
          </table:table-cell>
          <table:table-cell office:value-type="float" office:value="0.45" calcext:value-type="float">
            <text:p>0,45</text:p>
          </table:table-cell>
          <table:table-cell office:value-type="float" office:value="0.482" calcext:value-type="float">
            <text:p>0,48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42" calcext:value-type="float">
            <text:p>0,0042</text:p>
          </table:table-cell>
          <table:table-cell office:value-type="float" office:value="4.61" calcext:value-type="float">
            <text:p>4,61</text:p>
          </table:table-cell>
          <table:table-cell office:value-type="float" office:value="0.439" calcext:value-type="float">
            <text:p>0,43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62" calcext:value-type="float">
            <text:p>0,0062</text:p>
          </table:table-cell>
          <table:table-cell office:value-type="float" office:value="396.33" calcext:value-type="float">
            <text:p>396,33</text:p>
          </table:table-cell>
          <table:table-cell office:value-type="float" office:value="0.482" calcext:value-type="float">
            <text:p>0,48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1282" calcext:value-type="float">
            <text:p>0,01282</text:p>
          </table:table-cell>
          <table:table-cell office:value-type="float" office:value="5039" calcext:value-type="float">
            <text:p>5039</text:p>
          </table:table-cell>
          <table:table-cell office:value-type="float" office:value="0.521" calcext:value-type="float">
            <text:p>0,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8703" calcext:value-type="float">
            <text:p>0,008703</text:p>
          </table:table-cell>
          <table:table-cell office:value-type="float" office:value="121804" calcext:value-type="float">
            <text:p>121804</text:p>
          </table:table-cell>
          <table:table-cell office:value-type="float" office:value="0.52173" calcext:value-type="float">
            <text:p>0,52173</text:p>
          </table:table-cell>
          <table:table-cell table:number-columns-repeated="15"/>
        </table:table-row>
      </table:table>
      <table:table table:name="SineWave|PTrain=100|PTest=100" table:style-name="ta1">
        <table:shapes>
          <draw:frame draw:z-index="0" draw:style-name="gr1" draw:text-style-name="P1" svg:width="15.997cm" svg:height="9.004cm" svg:x="34.307cm" svg:y="5.073cm">
            <draw:object draw:notify-on-update-of-ranges="'SineWave|PTrain=100|PTest=100'.K2:'SineWave|PTrain=100|PTest=100'.K10 'SineWave|PTrain=100|PTest=100'.L1:'SineWave|PTrain=100|PTest=100'.L1 'SineWave|PTrain=100|PTest=100'.L2:'SineWave|PTrain=100|PTest=100'.L10 'SineWave|PTrain=100|PTest=100'.K2:'SineWave|PTrain=100|PTest=100'.K10 'SineWave|PTrain=100|PTest=100'.M1:'SineWave|PTrain=100|PTest=100'.M1 'SineWave|PTrain=100|PTest=100'.M2:'SineWave|PTrain=100|PTest=100'.M10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.997cm" svg:height="9.004cm" svg:x="16.107cm" svg:y="8.022cm">
            <draw:object draw:notify-on-update-of-ranges="'SineWave|PTrain=100|PTest=100'.C21:'SineWave|PTrain=100|PTest=100'.C29 'SineWave|PTrain=100|PTest=100'.D20:'SineWave|PTrain=100|PTest=100'.D20 'SineWave|PTrain=100|PTest=100'.D21:'SineWave|PTrain=100|PTest=100'.D29 'SineWave|PTrain=100|PTest=100'.C21:'SineWave|PTrain=100|PTest=100'.C29 'SineWave|PTrain=100|PTest=100'.E20:'SineWave|PTrain=100|PTest=100'.E20 'SineWave|PTrain=100|PTest=100'.E21:'SineWave|PTrain=100|PTest=100'.E29 'SineWave|PTrain=100|PTest=100'.C21:'SineWave|PTrain=100|PTest=100'.C29 'SineWave|PTrain=100|PTest=100'.F20:'SineWave|PTrain=100|PTest=100'.F20 'SineWave|PTrain=100|PTest=100'.F21:'SineWave|PTrain=100|PTest=100'.F29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=2 reLUl uni 10^(-7)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-ln(Best))</text:p>
          </table:table-cell>
          <table:table-cell table:number-columns-repeated="4"/>
          <table:table-cell office:value-type="string" calcext:value-type="string">
            <text:p>Bot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-ln(Best))</text:p>
          </table:table-cell>
          <table:table-cell office:value-type="string" calcext:value-type="string">
            <text:p>-ln<text:span text:style-name="T1">(</text:span>Best<text:span text:style-name="T1">)</text:span></text:p>
          </table:table-cell>
          <table:table-cell office:value-type="string" calcext:value-type="string">
            <text:p>MeanP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450236" calcext:value-type="float">
            <text:p>1,450236</text:p>
          </table:table-cell>
          <table:table-cell office:value-type="float" office:value="1.49556" calcext:value-type="float">
            <text:p>1,49556</text:p>
          </table:table-cell>
          <table:table-cell table:formula="of:=SQRT(-LN([.D2]/1.450236))" office:value-type="float" office:value="-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453364" calcext:value-type="float">
            <text:p>1,453364</text:p>
          </table:table-cell>
          <table:table-cell office:value-type="float" office:value="1.509786" calcext:value-type="float">
            <text:p>1,509786</text:p>
          </table:table-cell>
          <table:table-cell table:formula="of:=SQRT(-LN([.L2]/1.453364))" office:value-type="float" office:value="-0" calcext:value-type="float">
            <text:p>0</text:p>
          </table:table-cell>
          <table:table-cell table:formula="of:=-LN([.L2]/1.453364)" office:value-type="float" office:value="-0" calcext:value-type="float">
            <text:p>0</text:p>
          </table:table-cell>
          <table:table-cell office:value-type="float" office:value="2.57568" calcext:value-type="float">
            <text:p>2,5756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10313414" calcext:value-type="float">
            <text:p>1,10313414</text:p>
          </table:table-cell>
          <table:table-cell office:value-type="float" office:value="1.465279" calcext:value-type="float">
            <text:p>1,465279</text:p>
          </table:table-cell>
          <table:table-cell table:formula="of:=SQRT(-LN([.D3]/1.450236))" office:value-type="float" office:value="0.52304010854983" calcext:value-type="float">
            <text:p>0,5230401085498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19209" calcext:value-type="float">
            <text:p>1,19209</text:p>
          </table:table-cell>
          <table:table-cell office:value-type="float" office:value="1.475716" calcext:value-type="float">
            <text:p>1,475716</text:p>
          </table:table-cell>
          <table:table-cell table:formula="of:=SQRT(-LN([.L3]/1.453364))" office:value-type="float" office:value="0.445166036708794" calcext:value-type="float">
            <text:p>0,445166036708794</text:p>
          </table:table-cell>
          <table:table-cell table:formula="of:=-LN([.L3]/1.453364)" office:value-type="float" office:value="0.198172800239015" calcext:value-type="float">
            <text:p>0,198172800239015</text:p>
          </table:table-cell>
          <table:table-cell office:value-type="float" office:value="2.57724" calcext:value-type="float">
            <text:p>2,5772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56236" calcext:value-type="float">
            <text:p>0,856236</text:p>
          </table:table-cell>
          <table:table-cell office:value-type="float" office:value="1.427693" calcext:value-type="float">
            <text:p>1,427693</text:p>
          </table:table-cell>
          <table:table-cell table:formula="of:=SQRT(-LN([.D4]/1.450236))" office:value-type="float" office:value="0.725903259197642" calcext:value-type="float">
            <text:p>0,72590325919764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87099045" calcext:value-type="float">
            <text:p>0,87099045</text:p>
          </table:table-cell>
          <table:table-cell office:value-type="float" office:value="1.4398108" calcext:value-type="float">
            <text:p>1,4398108</text:p>
          </table:table-cell>
          <table:table-cell table:formula="of:=SQRT(-LN([.L4]/1.453364))" office:value-type="float" office:value="0.715545341670332" calcext:value-type="float">
            <text:p>0,715545341670332</text:p>
          </table:table-cell>
          <table:table-cell table:formula="of:=-LN([.L4]/1.453364)" office:value-type="float" office:value="0.512005135986113" calcext:value-type="float">
            <text:p>0,512005135986113</text:p>
          </table:table-cell>
          <table:table-cell office:value-type="float" office:value="2.543644" calcext:value-type="float">
            <text:p>2,54364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773408" calcext:value-type="float">
            <text:p>0,3773408</text:p>
          </table:table-cell>
          <table:table-cell office:value-type="float" office:value="1.386546" calcext:value-type="float">
            <text:p>1,386546</text:p>
          </table:table-cell>
          <table:table-cell table:formula="of:=SQRT(-LN([.D5]/1.450236))" office:value-type="float" office:value="1.16031582894764" calcext:value-type="float">
            <text:p>1,1603158289476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33615045" calcext:value-type="float">
            <text:p>0,33615045</text:p>
          </table:table-cell>
          <table:table-cell office:value-type="float" office:value="1.40223594" calcext:value-type="float">
            <text:p>1,40223594</text:p>
          </table:table-cell>
          <table:table-cell table:formula="of:=SQRT(-LN([.L5]/1.453364))" office:value-type="float" office:value="1.20999062838005" calcext:value-type="float">
            <text:p>1,20999062838005</text:p>
          </table:table-cell>
          <table:table-cell table:formula="of:=-LN([.L5]/1.453364)" office:value-type="float" office:value="1.46407732076755" calcext:value-type="float">
            <text:p>1,46407732076755</text:p>
          </table:table-cell>
          <table:table-cell office:value-type="float" office:value="2.493" calcext:value-type="float">
            <text:p>2,49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159414" calcext:value-type="float">
            <text:p>0,159414</text:p>
          </table:table-cell>
          <table:table-cell office:value-type="float" office:value="1.293305" calcext:value-type="float">
            <text:p>1,293305</text:p>
          </table:table-cell>
          <table:table-cell table:formula="of:=SQRT(-LN([.D6]/1.450236))" office:value-type="float" office:value="1.4859263066963" calcext:value-type="float">
            <text:p>1,485926306696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1716615" calcext:value-type="float">
            <text:p>0,1716615</text:p>
          </table:table-cell>
          <table:table-cell office:value-type="float" office:value="1.319569" calcext:value-type="float">
            <text:p>1,319569</text:p>
          </table:table-cell>
          <table:table-cell table:formula="of:=SQRT(-LN([.L6]/1.453364))" office:value-type="float" office:value="1.46154426341266" calcext:value-type="float">
            <text:p>1,46154426341266</text:p>
          </table:table-cell>
          <table:table-cell table:formula="of:=-LN([.L6]/1.453364)" office:value-type="float" office:value="2.13611163391446" calcext:value-type="float">
            <text:p>2,13611163391446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1336" calcext:value-type="float">
            <text:p>0,021336</text:p>
          </table:table-cell>
          <table:table-cell office:value-type="float" office:value="1.193762" calcext:value-type="float">
            <text:p>1,193762</text:p>
          </table:table-cell>
          <table:table-cell table:formula="of:=SQRT(-LN([.D7]/1.450236))" office:value-type="float" office:value="2.05404133208459" calcext:value-type="float">
            <text:p>2,0540413320845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306237" calcext:value-type="float">
            <text:p>0,0306237</text:p>
          </table:table-cell>
          <table:table-cell office:value-type="float" office:value="1.23437249" calcext:value-type="float">
            <text:p>1,23437249</text:p>
          </table:table-cell>
          <table:table-cell table:formula="of:=SQRT(-LN([.L7]/1.453364))" office:value-type="float" office:value="1.9646531320784" calcext:value-type="float">
            <text:p>1,9646531320784</text:p>
          </table:table-cell>
          <table:table-cell table:formula="of:=-LN([.L7]/1.453364)" office:value-type="float" office:value="3.85986192938546" calcext:value-type="float">
            <text:p>3,859861929385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710074" calcext:value-type="float">
            <text:p>0,01710074</text:p>
          </table:table-cell>
          <table:table-cell office:value-type="float" office:value="1.0784922" calcext:value-type="float">
            <text:p>1,0784922</text:p>
          </table:table-cell>
          <table:table-cell table:formula="of:=SQRT(-LN([.D8]/1.450236))" office:value-type="float" office:value="2.10721613589244" calcext:value-type="float">
            <text:p>2,1072161358924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39566" calcext:value-type="float">
            <text:p>0,0239566</text:p>
          </table:table-cell>
          <table:table-cell office:value-type="float" office:value="1.1312252" calcext:value-type="float">
            <text:p>1,1312252</text:p>
          </table:table-cell>
          <table:table-cell table:formula="of:=SQRT(-LN([.L8]/1.453364))" office:value-type="float" office:value="2.02617676631722" calcext:value-type="float">
            <text:p>2,02617676631722</text:p>
          </table:table-cell>
          <table:table-cell table:formula="of:=-LN([.L8]/1.453364)" office:value-type="float" office:value="4.10539228836369" calcext:value-type="float">
            <text:p>4,10539228836369</text:p>
          </table:table-cell>
          <table:table-cell office:value-type="float" office:value="2.111" calcext:value-type="float">
            <text:p>2,11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155684" calcext:value-type="float">
            <text:p>0,0155684</text:p>
          </table:table-cell>
          <table:table-cell office:value-type="float" office:value="0.977588" calcext:value-type="float">
            <text:p>0,977588</text:p>
          </table:table-cell>
          <table:table-cell table:formula="of:=SQRT(-LN([.D9]/1.450236))" office:value-type="float" office:value="2.1293751106715" calcext:value-type="float">
            <text:p>2,129375110671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02187535" calcext:value-type="float">
            <text:p>0,02187535</text:p>
          </table:table-cell>
          <table:table-cell office:value-type="float" office:value="1.0412199" calcext:value-type="float">
            <text:p>1,0412199</text:p>
          </table:table-cell>
          <table:table-cell table:formula="of:=SQRT(-LN([.L9]/1.453364))" office:value-type="float" office:value="2.04848131947892" calcext:value-type="float">
            <text:p>2,04848131947892</text:p>
          </table:table-cell>
          <table:table-cell table:formula="of:=-LN([.L9]/1.453364)" office:value-type="float" office:value="4.1962757162541" calcext:value-type="float">
            <text:p>4,1962757162541</text:p>
          </table:table-cell>
          <table:table-cell office:value-type="float" office:value="2.03777" calcext:value-type="float">
            <text:p>2,0377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1159644" calcext:value-type="float">
            <text:p>0,01159644</text:p>
          </table:table-cell>
          <table:table-cell office:value-type="float" office:value="0.792947688" calcext:value-type="float">
            <text:p>0,792947688</text:p>
          </table:table-cell>
          <table:table-cell table:formula="of:=SQRT(-LN([.D10]/1.450236))" office:value-type="float" office:value="2.19744930005981" calcext:value-type="float">
            <text:p>2,1974493000598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0204932829" calcext:value-type="float">
            <text:p>0,0204932829</text:p>
          </table:table-cell>
          <table:table-cell office:value-type="string" calcext:value-type="string">
            <text:p>0.87345578</text:p>
          </table:table-cell>
          <table:table-cell table:formula="of:=SQRT(-LN([.L10]/1.453364))" office:value-type="float" office:value="2.06434952935142" calcext:value-type="float">
            <text:p>2,06434952935142</text:p>
          </table:table-cell>
          <table:table-cell table:formula="of:=-LN([.L10]/1.453364)" office:value-type="float" office:value="4.26153897933344" calcext:value-type="float">
            <text:p>4,26153897933344</text:p>
          </table:table-cell>
          <table:table-cell office:value-type="float" office:value="1.963" calcext:value-type="float">
            <text:p>1,963</text:p>
          </table:table-cell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Coût d’entraînement</text:p>
          </table:table-cell>
          <table:table-cell office:value-type="string" calcext:value-type="string">
            <text:p>Coût de test</text:p>
          </table:table-cell>
          <table:table-cell office:value-type="string" calcext:value-type="string">
            <text:p>Coût pondéré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 office:value-type="float" office:value="1774" calcext:value-type="float">
            <text:p>17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2497" calcext:value-type="float">
            <text:p>2497</text:p>
          </table:table-cell>
          <table:table-cell office:value-type="float" office:value="2346" calcext:value-type="float">
            <text:p>23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55" calcext:value-type="float">
            <text:p>755</text:p>
          </table:table-cell>
          <table:table-cell office:value-type="float" office:value="3008" calcext:value-type="float">
            <text:p>3008</text:p>
          </table:table-cell>
          <table:table-cell office:value-type="float" office:value="2953" calcext:value-type="float">
            <text:p>295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22" calcext:value-type="float">
            <text:p>1122</text:p>
          </table:table-cell>
          <table:table-cell office:value-type="float" office:value="3478" calcext:value-type="float">
            <text:p>3478</text:p>
          </table:table-cell>
          <table:table-cell office:value-type="float" office:value="3398" calcext:value-type="float">
            <text:p>33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54" calcext:value-type="float">
            <text:p>1954</text:p>
          </table:table-cell>
          <table:table-cell office:value-type="float" office:value="4532" calcext:value-type="float">
            <text:p>4532</text:p>
          </table:table-cell>
          <table:table-cell office:value-type="float" office:value="4438" calcext:value-type="float">
            <text:p>44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87" calcext:value-type="float">
            <text:p>20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108" calcext:value-type="float">
            <text:p>4108</text:p>
          </table:table-cell>
          <table:table-cell office:value-type="float" office:value="6155" calcext:value-type="float">
            <text:p>6155</text:p>
          </table:table-cell>
          <table:table-cell office:value-type="float" office:value="6119" calcext:value-type="float">
            <text:p>61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065" calcext:value-type="float">
            <text:p>5065</text:p>
          </table:table-cell>
          <table:table-cell office:value-type="float" office:value="6567" calcext:value-type="float">
            <text:p>6567</text:p>
          </table:table-cell>
          <table:table-cell office:value-type="float" office:value="6556" calcext:value-type="float">
            <text:p>6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88" calcext:value-type="float">
            <text:p>6488</text:p>
          </table:table-cell>
          <table:table-cell office:value-type="float" office:value="7104" calcext:value-type="float">
            <text:p>7104</text:p>
          </table:table-cell>
          <table:table-cell office:value-type="float" office:value="7096" calcext:value-type="float">
            <text:p>7096</text:p>
          </table:table-cell>
          <table:table-cell table:number-columns-repeated="10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 office:value-type="string" calcext:value-type="string">
            <text:p>Width=1 eLUl uni 10^(-7)</text:p>
          </table:table-cell>
          <table:table-cell/>
          <table:table-cell office:value-type="string" calcext:value-type="string">
            <text:p>Bot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,45</text:p>
          </table:table-cell>
          <table:table-cell office:value-type="float" office:value="4.88" calcext:value-type="float">
            <text:p>4,88</text:p>
          </table:table-cell>
          <table:table-cell office:value-type="float" office:value="1.45" calcext:value-type="float">
            <text:p>1,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,45</text:p>
          </table:table-cell>
          <table:table-cell office:value-type="float" office:value="1.5" calcext:value-type="float">
            <text:p>1,5</text:p>
          </table:table-cell>
          <table:table-cell table:formula="of:=1.555" office:value-type="float" office:value="1.555" calcext:value-type="float">
            <text:p>1,5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29" calcext:value-type="float">
            <text:p>1,29</text:p>
          </table:table-cell>
          <table:table-cell office:value-type="float" office:value="1.53" calcext:value-type="float">
            <text:p>1,53</text:p>
          </table:table-cell>
          <table:table-cell table:formula="of:=1.555" office:value-type="float" office:value="1.555" calcext:value-type="float">
            <text:p>1,5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29" calcext:value-type="float">
            <text:p>1,29</text:p>
          </table:table-cell>
          <table:table-cell office:value-type="float" office:value="1.54" calcext:value-type="float">
            <text:p>1,54</text:p>
          </table:table-cell>
          <table:table-cell table:formula="of:=1.555" office:value-type="float" office:value="1.555" calcext:value-type="float">
            <text:p>1,5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,29</text:p>
          </table:table-cell>
          <table:table-cell office:value-type="float" office:value="1.549" calcext:value-type="float">
            <text:p>1,549</text:p>
          </table:table-cell>
          <table:table-cell table:formula="of:=1.555" office:value-type="float" office:value="1.555" calcext:value-type="float">
            <text:p>1,5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29" calcext:value-type="float">
            <text:p>1,29</text:p>
          </table:table-cell>
          <table:table-cell office:value-type="float" office:value="1.552" calcext:value-type="float">
            <text:p>1,552</text:p>
          </table:table-cell>
          <table:table-cell table:formula="of:=1.555" office:value-type="float" office:value="1.555" calcext:value-type="float">
            <text:p>1,555</text:p>
          </table:table-cell>
          <table:table-cell table:number-columns-repeated="10"/>
        </table:table-row>
      </table:table>
      <table:table table:name="squareWave|PTrain=100|PTest=100" table:style-name="ta1">
        <table:shapes>
          <draw:frame draw:z-index="0" draw:style-name="gr1" draw:text-style-name="P1" svg:width="15.997cm" svg:height="9.005cm" svg:x="32.71cm" svg:y="0.398cm">
            <draw:object draw:notify-on-update-of-ranges="'squareWave|PTrain=100|PTest=100'.K2:'squareWave|PTrain=100|PTest=100'.K10 'squareWave|PTrain=100|PTest=100'.L1:'squareWave|PTrain=100|PTest=100'.L1 'squareWave|PTrain=100|PTest=100'.L2:'squareWave|PTrain=100|PTest=100'.L10 'squareWave|PTrain=100|PTest=100'.K2:'squareWave|PTrain=100|PTest=100'.K10 'squareWave|PTrain=100|PTest=100'.M1:'squareWave|PTrain=100|PTest=100'.M1 'squareWave|PTrain=100|PTest=100'.M2:'squareWave|PTrain=100|PTest=100'.M1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1" draw:text-style-name="P1" svg:width="15.997cm" svg:height="9.004cm" svg:x="15.061cm" svg:y="7.73cm">
            <draw:object draw:notify-on-update-of-ranges="'squareWave|PTrain=100|PTest=100'.C19:'squareWave|PTrain=100|PTest=100'.C27 'squareWave|PTrain=100|PTest=100'.D18:'squareWave|PTrain=100|PTest=100'.D18 'squareWave|PTrain=100|PTest=100'.D19:'squareWave|PTrain=100|PTest=100'.D27 'squareWave|PTrain=100|PTest=100'.C19:'squareWave|PTrain=100|PTest=100'.C27 'squareWave|PTrain=100|PTest=100'.E18:'squareWave|PTrain=100|PTest=100'.E18 'squareWave|PTrain=100|PTest=100'.E19:'squareWave|PTrain=100|PTest=100'.E27 'squareWave|PTrain=100|PTest=100'.C19:'squareWave|PTrain=100|PTest=100'.C27 'squareWave|PTrain=100|PTest=100'.F18:'squareWave|PTrain=100|PTest=100'.F18 'squareWave|PTrain=100|PTest=100'.F19:'squareWave|PTrain=100|PTest=100'.F2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=2 reLUl uni 10^(-7)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-ln<text:span text:style-name="T1">(</text:span>Best<text:span text:style-name="T1">)</text:span></text:p>
          </table:table-cell>
          <table:table-cell office:value-type="string" calcext:value-type="string">
            <text:p>sqrt(-ln(Best))</text:p>
          </table:table-cell>
          <table:table-cell office:value-type="string" calcext:value-type="string">
            <text:p>(-ln(Best))^(1/4)</text:p>
          </table:table-cell>
          <table:table-cell table:number-columns-repeated="2"/>
          <table:table-cell office:value-type="string" calcext:value-type="string">
            <text:p>Bot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sqrt(-ln(Best))</text:p>
          </table:table-cell>
          <table:table-cell office:value-type="string" calcext:value-type="string">
            <text:p>(-ln(Best))^(1/3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.11" calcext:value-type="float">
            <text:p>41,11</text:p>
          </table:table-cell>
          <table:table-cell office:value-type="float" office:value="45.33" calcext:value-type="float">
            <text:p>45,33</text:p>
          </table:table-cell>
          <table:table-cell table:formula="of:=-LN([.D2])" office:value-type="float" office:value="-3.71625140090979" calcext:value-type="float">
            <text:p>-3,71625140090979</text:p>
          </table:table-cell>
          <table:table-cell table:formula="of:=SQRT(-LN([.D2]/41.11))" office:value-type="float" office:value="-0" calcext:value-type="float">
            <text:p>0</text:p>
          </table:table-cell>
          <table:table-cell table:formula="of:=(-LN([.D2]/41.11))^(1/4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.41" calcext:value-type="float">
            <text:p>41,41</text:p>
          </table:table-cell>
          <table:table-cell office:value-type="float" office:value="45.5" calcext:value-type="float">
            <text:p>45,5</text:p>
          </table:table-cell>
          <table:table-cell/>
          <table:table-cell table:formula="of:=SQRT(-LN([.L2]/41.41))" office:value-type="float" office:value="-0" calcext:value-type="float">
            <text:p>0</text:p>
          </table:table-cell>
          <table:table-cell table:formula="of:=(-LN([.L2]/41.41))^(1/3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.97" calcext:value-type="float">
            <text:p>32,97</text:p>
          </table:table-cell>
          <table:table-cell office:value-type="float" office:value="42.88" calcext:value-type="float">
            <text:p>42,88</text:p>
          </table:table-cell>
          <table:table-cell table:formula="of:=-LN([.D3])" office:value-type="float" office:value="-3.49559805708364" calcext:value-type="float">
            <text:p>-3,49559805708364</text:p>
          </table:table-cell>
          <table:table-cell table:formula="of:=SQRT(-LN([.D3]/41.11))" office:value-type="float" office:value="0.469737526525343" calcext:value-type="float">
            <text:p>0,469737526525343</text:p>
          </table:table-cell>
          <table:table-cell table:formula="of:=(-LN([.D3]/41.11))^(1/4)" office:value-type="float" office:value="0.685374004850887" calcext:value-type="float">
            <text:p>0,6853740048508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.24" calcext:value-type="float">
            <text:p>31,24</text:p>
          </table:table-cell>
          <table:table-cell office:value-type="float" office:value="43.1" calcext:value-type="float">
            <text:p>43,1</text:p>
          </table:table-cell>
          <table:table-cell/>
          <table:table-cell table:formula="of:=SQRT(-LN([.L3]/41.41))" office:value-type="float" office:value="0.530870108958859" calcext:value-type="float">
            <text:p>0,530870108958859</text:p>
          </table:table-cell>
          <table:table-cell table:formula="of:=(-LN([.L3]/41.41))^(1/3)" office:value-type="float" office:value="0.655630046665381" calcext:value-type="float">
            <text:p>0,65563004666538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.766" calcext:value-type="float">
            <text:p>13,766</text:p>
          </table:table-cell>
          <table:table-cell office:value-type="float" office:value="39.55" calcext:value-type="float">
            <text:p>39,55</text:p>
          </table:table-cell>
          <table:table-cell table:formula="of:=-LN([.D4])" office:value-type="float" office:value="-2.62220178397617" calcext:value-type="float">
            <text:p>-2,62220178397617</text:p>
          </table:table-cell>
          <table:table-cell table:formula="of:=SQRT(-LN([.D4]/41.11))" office:value-type="float" office:value="1.04596826765137" calcext:value-type="float">
            <text:p>1,04596826765137</text:p>
          </table:table-cell>
          <table:table-cell table:formula="of:=(-LN([.D4]/41.11))^(1/4)" office:value-type="float" office:value="1.02272590054783" calcext:value-type="float">
            <text:p>1,0227259005478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.077" calcext:value-type="float">
            <text:p>12,077</text:p>
          </table:table-cell>
          <table:table-cell office:value-type="float" office:value="39.589" calcext:value-type="float">
            <text:p>39,589</text:p>
          </table:table-cell>
          <table:table-cell/>
          <table:table-cell table:formula="of:=SQRT(-LN([.L4]/41.41))" office:value-type="float" office:value="1.110053863677" calcext:value-type="float">
            <text:p>1,110053863677</text:p>
          </table:table-cell>
          <table:table-cell table:formula="of:=(-LN([.L4]/41.41))^(1/3)" office:value-type="float" office:value="1.07208536748008" calcext:value-type="float">
            <text:p>1,0720853674800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.88" calcext:value-type="float">
            <text:p>7,88</text:p>
          </table:table-cell>
          <table:table-cell office:value-type="float" office:value="34.95" calcext:value-type="float">
            <text:p>34,95</text:p>
          </table:table-cell>
          <table:table-cell table:formula="of:=-LN([.D5])" office:value-type="float" office:value="-2.06432790386979" calcext:value-type="float">
            <text:p>-2,06432790386979</text:p>
          </table:table-cell>
          <table:table-cell table:formula="of:=SQRT(-LN([.D5]/41.11))" office:value-type="float" office:value="1.28527175999475" calcext:value-type="float">
            <text:p>1,28527175999475</text:p>
          </table:table-cell>
          <table:table-cell table:formula="of:=(-LN([.D5]/41.11))^(1/4)" office:value-type="float" office:value="1.13369826673359" calcext:value-type="float">
            <text:p>1,133698266733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.2013" calcext:value-type="float">
            <text:p>7,2013</text:p>
          </table:table-cell>
          <table:table-cell office:value-type="float" office:value="34.612" calcext:value-type="float">
            <text:p>34,612</text:p>
          </table:table-cell>
          <table:table-cell/>
          <table:table-cell table:formula="of:=SQRT(-LN([.L5]/41.41))" office:value-type="float" office:value="1.32259624688644" calcext:value-type="float">
            <text:p>1,32259624688644</text:p>
          </table:table-cell>
          <table:table-cell table:formula="of:=(-LN([.L5]/41.41))^(1/3)" office:value-type="float" office:value="1.20490144158763" calcext:value-type="float">
            <text:p>1,2049014415876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7428" calcext:value-type="float">
            <text:p>1,7428</text:p>
          </table:table-cell>
          <table:table-cell office:value-type="float" office:value="26.695" calcext:value-type="float">
            <text:p>26,695</text:p>
          </table:table-cell>
          <table:table-cell table:formula="of:=-LN([.D6])" office:value-type="float" office:value="-0.55549301526115" calcext:value-type="float">
            <text:p>-0,55549301526115</text:p>
          </table:table-cell>
          <table:table-cell table:formula="of:=SQRT(-LN([.D6]/41.11))" office:value-type="float" office:value="1.77785218329552" calcext:value-type="float">
            <text:p>1,77785218329552</text:p>
          </table:table-cell>
          <table:table-cell table:formula="of:=(-LN([.D6]/41.11))^(1/4)" office:value-type="float" office:value="1.33336123511054" calcext:value-type="float">
            <text:p>1,333361235110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507" calcext:value-type="float">
            <text:p>1,507</text:p>
          </table:table-cell>
          <table:table-cell office:value-type="float" office:value="25.666" calcext:value-type="float">
            <text:p>25,666</text:p>
          </table:table-cell>
          <table:table-cell/>
          <table:table-cell table:formula="of:=SQRT(-LN([.L6]/41.41))" office:value-type="float" office:value="1.82027511050201" calcext:value-type="float">
            <text:p>1,82027511050201</text:p>
          </table:table-cell>
          <table:table-cell table:formula="of:=(-LN([.L6]/41.41))^(1/3)" office:value-type="float" office:value="1.49081820411816" calcext:value-type="float">
            <text:p>1,4908182041181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7.6*10^(-22)" office:value-type="float" office:value="7.6E-022" calcext:value-type="float">
            <text:p>7,6E-22</text:p>
          </table:table-cell>
          <table:table-cell office:value-type="float" office:value="21.49" calcext:value-type="float">
            <text:p>21,49</text:p>
          </table:table-cell>
          <table:table-cell table:formula="of:=-LN([.D7])" office:value-type="float" office:value="48.6287237985767" calcext:value-type="float">
            <text:p>48,6287237985767</text:p>
          </table:table-cell>
          <table:table-cell table:formula="of:=SQRT(-LN([.D7]/41.11))" office:value-type="float" office:value="7.23498273664053" calcext:value-type="float">
            <text:p>7,23498273664053</text:p>
          </table:table-cell>
          <table:table-cell table:formula="of:=(-LN([.D7]/41.11))^(1/4)" office:value-type="float" office:value="2.68979232221384" calcext:value-type="float">
            <text:p>2,689792322213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3.8*10^(-22)" office:value-type="float" office:value="3.8E-022" calcext:value-type="float">
            <text:p>3,8E-22</text:p>
          </table:table-cell>
          <table:table-cell office:value-type="float" office:value="20.08" calcext:value-type="float">
            <text:p>20,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5.7*10^(-22)" office:value-type="float" office:value="5.7E-022" calcext:value-type="float">
            <text:p>5,7E-22</text:p>
          </table:table-cell>
          <table:table-cell office:value-type="float" office:value="18.583" calcext:value-type="float">
            <text:p>18,583</text:p>
          </table:table-cell>
          <table:table-cell table:formula="of:=-LN([.D8])" office:value-type="float" office:value="48.9164058710285" calcext:value-type="float">
            <text:p>48,9164058710285</text:p>
          </table:table-cell>
          <table:table-cell table:formula="of:=SQRT(-LN([.D8]/41.11))" office:value-type="float" office:value="7.25483681911167" calcext:value-type="float">
            <text:p>7,25483681911167</text:p>
          </table:table-cell>
          <table:table-cell table:formula="of:=(-LN([.D8]/41.11))^(1/4)" office:value-type="float" office:value="2.69348042857409" calcext:value-type="float">
            <text:p>2,6934804285740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,14</text:p>
          </table:table-cell>
          <table:table-cell office:value-type="float" office:value="17.06" calcext:value-type="float">
            <text:p>17,06</text:p>
          </table:table-cell>
          <table:table-cell/>
          <table:table-cell table:formula="of:=SQRT(-LN([.L8]/41.41))" office:value-type="float" office:value="2.3852956323966" calcext:value-type="float">
            <text:p>2,3852956323966</text:p>
          </table:table-cell>
          <table:table-cell table:formula="of:=(-LN([.L8]/41.41))^(1/3)" office:value-type="float" office:value="1.78523259909974" calcext:value-type="float">
            <text:p>1,7852325990997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6.244" calcext:value-type="float">
            <text:p>16,24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3.08*10^(-5)" office:value-type="float" office:value="0.0000308" calcext:value-type="float">
            <text:p>3,08E-05</text:p>
          </table:table-cell>
          <table:table-cell office:value-type="float" office:value="14.69" calcext:value-type="float">
            <text:p>14,69</text:p>
          </table:table-cell>
          <table:table-cell/>
          <table:table-cell table:formula="of:=SQRT(-LN([.L9]/41.41))" office:value-type="float" office:value="3.75653008314085" calcext:value-type="float">
            <text:p>3,75653008314085</text:p>
          </table:table-cell>
          <table:table-cell table:formula="of:=(-LN([.L9]/41.41))^(1/3)" office:value-type="float" office:value="2.41652474932426" calcext:value-type="float">
            <text:p>2,4165247493242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4*10^(-24)" office:value-type="float" office:value="4E-024" calcext:value-type="float">
            <text:p>4E-24</text:p>
          </table:table-cell>
          <table:table-cell office:value-type="float" office:value="13.4242" calcext:value-type="float">
            <text:p>13,4242</text:p>
          </table:table-cell>
          <table:table-cell table:formula="of:=-LN([.D10])" office:value-type="float" office:value="53.8757478707372" calcext:value-type="float">
            <text:p>53,8757478707372</text:p>
          </table:table-cell>
          <table:table-cell table:formula="of:=SQRT(-LN([.D10]/41.11))" office:value-type="float" office:value="7.58893927183813" calcext:value-type="float">
            <text:p>7,58893927183813</text:p>
          </table:table-cell>
          <table:table-cell table:formula="of:=(-LN([.D10]/41.11))^(1/4)" office:value-type="float" office:value="2.75480294609943" calcext:value-type="float">
            <text:p>2,754802946099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7.6*10^(-22)" office:value-type="float" office:value="7.6E-022" calcext:value-type="float">
            <text:p>7,6E-22</text:p>
          </table:table-cell>
          <table:table-cell office:value-type="float" office:value="11.942" calcext:value-type="float">
            <text:p>11,942</text:p>
          </table:table-cell>
          <table:table-cell/>
          <table:table-cell table:formula="of:=SQRT(-LN([.L10]/41.41))" office:value-type="float" office:value="7.23548520806547" calcext:value-type="float">
            <text:p>7,23548520806547</text:p>
          </table:table-cell>
          <table:table-cell table:formula="of:=(-LN([.L10]/41.41))^(1/3)" office:value-type="float" office:value="3.7409201648923" calcext:value-type="float">
            <text:p>3,7409201648923</text:p>
          </table:table-cell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Coût d’entraînement</text:p>
          </table:table-cell>
          <table:table-cell office:value-type="string" calcext:value-type="string">
            <text:p>Coût de test</text:p>
          </table:table-cell>
          <table:table-cell office:value-type="string" calcext:value-type="string">
            <text:p>Coût pondéré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32" calcext:value-type="float">
            <text:p>832</text:p>
          </table:table-cell>
          <table:table-cell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940" calcext:value-type="float">
            <text:p>940</text:p>
          </table:table-cell>
          <table:table-cell office:value-type="float" office:value="847" calcext:value-type="float">
            <text:p>8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1353" calcext:value-type="float">
            <text:p>1353</text:p>
          </table:table-cell>
          <table:table-cell office:value-type="float" office:value="1281" calcext:value-type="float">
            <text:p>128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7" calcext:value-type="float">
            <text:p>607</text:p>
          </table:table-cell>
          <table:table-cell office:value-type="float" office:value="1957" calcext:value-type="float">
            <text:p>1957</text:p>
          </table:table-cell>
          <table:table-cell office:value-type="float" office:value="1888" calcext:value-type="float">
            <text:p>18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2" calcext:value-type="float">
            <text:p>1192</text:p>
          </table:table-cell>
          <table:table-cell office:value-type="float" office:value="3177" calcext:value-type="float">
            <text:p>3177</text:p>
          </table:table-cell>
          <table:table-cell office:value-type="float" office:value="3120" calcext:value-type="float">
            <text:p>31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07" calcext:value-type="float">
            <text:p>1807</text:p>
          </table:table-cell>
          <table:table-cell office:value-type="float" office:value="4234" calcext:value-type="float">
            <text:p>4234</text:p>
          </table:table-cell>
          <table:table-cell office:value-type="float" office:value="4210" calcext:value-type="float">
            <text:p>42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450" calcext:value-type="float">
            <text:p>2450</text:p>
          </table:table-cell>
          <table:table-cell office:value-type="float" office:value="5075" calcext:value-type="float">
            <text:p>5075</text:p>
          </table:table-cell>
          <table:table-cell office:value-type="float" office:value="5044" calcext:value-type="float">
            <text:p>50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015" calcext:value-type="float">
            <text:p>3015</text:p>
          </table:table-cell>
          <table:table-cell office:value-type="float" office:value="5457" calcext:value-type="float">
            <text:p>5457</text:p>
          </table:table-cell>
          <table:table-cell office:value-type="float" office:value="5438" calcext:value-type="float">
            <text:p>54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57" calcext:value-type="float">
            <text:p>4057</text:p>
          </table:table-cell>
          <table:table-cell office:value-type="float" office:value="5770" calcext:value-type="float">
            <text:p>5770</text:p>
          </table:table-cell>
          <table:table-cell office:value-type="float" office:value="5740" calcext:value-type="float">
            <text:p>5740</text:p>
          </table:table-cell>
          <table:table-cell table:number-columns-repeated="10"/>
        </table:table-row>
      </table:table>
      <table:table table:name="exp2|PTrain=291|PTest=33" table:style-name="ta1">
        <table:shapes>
          <draw:frame draw:z-index="0" draw:style-name="gr1" draw:text-style-name="P1" svg:width="15.997cm" svg:height="9.004cm" svg:x="14.152cm" svg:y="1.833cm">
            <draw:object draw:notify-on-update-of-ranges="'exp2|PTrain=291|PTest=33'.B1:'exp2|PTrain=291|PTest=33'.B1 'exp2|PTrain=291|PTest=33'.B2:'exp2|PTrain=291|PTest=33'.B10 'exp2|PTrain=291|PTest=33'.C1:'exp2|PTrain=291|PTest=33'.C1 'exp2|PTrain=291|PTest=33'.C2:'exp2|PTrain=291|PTest=33'.C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=2 reLUl uni 10^(-7)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-ln(Best))</text:p>
          </table:table-cell>
          <table:table-cell office:value-type="string" calcext:value-type="string">
            <text:p>(ln(Best))⁴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.78" calcext:value-type="float">
            <text:p>36,78</text:p>
          </table:table-cell>
          <table:table-cell office:value-type="float" office:value="76.111" calcext:value-type="float">
            <text:p>76,111</text:p>
          </table:table-cell>
          <table:table-cell table:formula="of:=SQRT(-LN([.C2]/36.78))" office:value-type="float" office:value="-0" calcext:value-type="float">
            <text:p>0</text:p>
          </table:table-cell>
          <table:table-cell table:formula="of:=(LN([.C2]/36.78))^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65" calcext:value-type="float">
            <text:p>5,65</text:p>
          </table:table-cell>
          <table:table-cell office:value-type="float" office:value="52.67" calcext:value-type="float">
            <text:p>52,67</text:p>
          </table:table-cell>
          <table:table-cell table:formula="of:=SQRT(-LN([.C3]/36.78))" office:value-type="float" office:value="1.36868501636345" calcext:value-type="float">
            <text:p>1,36868501636345</text:p>
          </table:table-cell>
          <table:table-cell table:formula="of:=(LN([.C3]/36.78))^4" office:value-type="float" office:value="12.3148209786013" calcext:value-type="float">
            <text:p>12,31482097860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6344" calcext:value-type="float">
            <text:p>2,6344</text:p>
          </table:table-cell>
          <table:table-cell office:value-type="float" office:value="38.58" calcext:value-type="float">
            <text:p>38,58</text:p>
          </table:table-cell>
          <table:table-cell table:formula="of:=SQRT(-LN([.C4]/36.78))" office:value-type="float" office:value="1.62366830574972" calcext:value-type="float">
            <text:p>1,62366830574972</text:p>
          </table:table-cell>
          <table:table-cell table:formula="of:=(LN([.C4]/36.78))^4" office:value-type="float" office:value="48.3034895376268" calcext:value-type="float">
            <text:p>48,30348953762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899" calcext:value-type="float">
            <text:p>1,899</text:p>
          </table:table-cell>
          <table:table-cell office:value-type="float" office:value="29.62" calcext:value-type="float">
            <text:p>29,62</text:p>
          </table:table-cell>
          <table:table-cell table:formula="of:=SQRT(-LN([.C5]/36.78))" office:value-type="float" office:value="1.7215187444074" calcext:value-type="float">
            <text:p>1,7215187444074</text:p>
          </table:table-cell>
          <table:table-cell table:formula="of:=(LN([.C5]/36.78))^4" office:value-type="float" office:value="77.1425598903113" calcext:value-type="float">
            <text:p>77,14255989031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0471" calcext:value-type="float">
            <text:p>1,0471</text:p>
          </table:table-cell>
          <table:table-cell office:value-type="float" office:value="22.017" calcext:value-type="float">
            <text:p>22,017</text:p>
          </table:table-cell>
          <table:table-cell table:formula="of:=SQRT(-LN([.C6]/36.78))" office:value-type="float" office:value="1.88651259758977" calcext:value-type="float">
            <text:p>1,88651259758977</text:p>
          </table:table-cell>
          <table:table-cell table:formula="of:=(LN([.C6]/36.78))^4" office:value-type="float" office:value="160.427079381993" calcext:value-type="float">
            <text:p>160,4270793819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723" calcext:value-type="float">
            <text:p>0,8723</text:p>
          </table:table-cell>
          <table:table-cell office:value-type="float" office:value="17.7984" calcext:value-type="float">
            <text:p>17,7984</text:p>
          </table:table-cell>
          <table:table-cell table:formula="of:=SQRT(-LN([.C7]/36.78))" office:value-type="float" office:value="1.93431540776553" calcext:value-type="float">
            <text:p>1,93431540776553</text:p>
          </table:table-cell>
          <table:table-cell table:formula="of:=(LN([.C7]/36.78))^4" office:value-type="float" office:value="195.982967621165" calcext:value-type="float">
            <text:p>195,98296762116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65937" calcext:value-type="float">
            <text:p>0,665937</text:p>
          </table:table-cell>
          <table:table-cell office:value-type="float" office:value="15.055" calcext:value-type="float">
            <text:p>15,055</text:p>
          </table:table-cell>
          <table:table-cell table:formula="of:=SQRT(-LN([.C8]/36.78))" office:value-type="float" office:value="2.00287653805392" calcext:value-type="float">
            <text:p>2,00287653805392</text:p>
          </table:table-cell>
          <table:table-cell table:formula="of:=(LN([.C8]/36.78))^4" office:value-type="float" office:value="258.960445549217" calcext:value-type="float">
            <text:p>258,9604455492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59207" calcext:value-type="float">
            <text:p>0,59207</text:p>
          </table:table-cell>
          <table:table-cell office:value-type="float" office:value="13.5" calcext:value-type="float">
            <text:p>13,5</text:p>
          </table:table-cell>
          <table:table-cell table:formula="of:=SQRT(-LN([.C9]/36.78))" office:value-type="float" office:value="2.03201491801149" calcext:value-type="float">
            <text:p>2,03201491801149</text:p>
          </table:table-cell>
          <table:table-cell table:formula="of:=(LN([.C9]/36.78))^4" office:value-type="float" office:value="290.679989563007" calcext:value-type="float">
            <text:p>290,67998956300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492642" calcext:value-type="float">
            <text:p>0,492642</text:p>
          </table:table-cell>
          <table:table-cell office:value-type="float" office:value="10.32" calcext:value-type="float">
            <text:p>10,32</text:p>
          </table:table-cell>
          <table:table-cell table:formula="of:=SQRT(-LN([.C10]/36.78))" office:value-type="float" office:value="2.07675871353191" calcext:value-type="float">
            <text:p>2,07675871353191</text:p>
          </table:table-cell>
          <table:table-cell table:formula="of:=(LN([.C10]/36.78))^4" office:value-type="float" office:value="346.009745157823" calcext:value-type="float">
            <text:p>346,009745157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07:41:14.963193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19:03:19.408057868</meta:creation-date>
    <dc:date>2021-09-12T08:39:06.533197996</dc:date>
    <meta:editing-duration>P1DT15H19M13S</meta:editing-duration>
    <meta:editing-cycles>16</meta:editing-cycles>
    <meta:generator>LibreOffice/6.4.7.2$Linux_X86_64 LibreOffice_project/40$Build-2</meta:generator>
    <meta:document-statistic meta:table-count="8" meta:cell-count="1231" meta:object-count="2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 2" chart:style-name="ch1">
        <chart:title svg:x="3.709cm" svg:y="0.315cm" chart:style-name="ch2">
          <text:p>Etude du nombre de mins non équivalents 
en fonction de la largeur</text:p>
        </chart:title>
        <chart:legend chart:legend-position="end" svg:x="13.754cm" svg:y="3.705cm" style:legend-expansion="high" chart:style-name="ch3"/>
        <chart:plot-area chart:style-name="ch4" table:cell-range-address="'SineWave|P=40|'.A2:'SineWave|P=40|'.C20 'SineWave|P=40|'.A1:'SineWave|P=40|'.C1 'SineWave|P=40|'.E1:'SineWave|P=40|'.E20" chart:data-source-has-labels="both" svg:x="1.7cm" svg:y="1.778cm" svg:width="11.735cm" svg:height="5.696cm">
          <chartooo:coordinate-region svg:x="2.692cm" svg:y="1.977cm" svg:width="10.371cm" svg:height="4.85cm"/>
          <chart:axis chart:dimension="x" chart:name="primary-x" chart:style-name="ch5" chartooo:axis-type="auto">
            <chart:title svg:x="7.417cm" svg:y="7.654cm" chart:style-name="ch6">
              <text:p>n
</text:p>
            </chart:title>
            <chart:categories table:cell-range-address="'SineWave|P=40|'.A2:'SineWave|P=40|'.A20"/>
          </chart:axis>
          <chart:axis chart:dimension="y" chart:name="primary-y" chart:style-name="ch5">
            <chart:title svg:x="0.451cm" svg:y="7.065cm" chart:style-name="ch7">
              <text:p>Nombre de mins non équivalents
</text:p>
            </chart:title>
            <chart:grid chart:style-name="ch8" chart:class="major"/>
          </chart:axis>
          <chart:series chart:style-name="ch9" chart:values-cell-range-address="'SineWave|P=40|'.B2:'SineWave|P=40|'.B20" chart:label-cell-address="'SineWave|P=40|'.B1:'SineWave|P=40|'.B1" chart:class="chart:scatter">
            <chart:domain table:cell-range-address="'SineWave|P=40|'.A2:'SineWave|P=40|'.A20"/>
            <chart:data-point chart:repeated="17"/>
            <chart:data-point chart:style-name="ch10"/>
            <chart:data-point/>
          </chart:series>
          <chart:series chart:style-name="ch11" chart:values-cell-range-address="'SineWave|P=40|'.C2:'SineWave|P=40|'.C20" chart:label-cell-address="'SineWave|P=40|'.C1:'SineWave|P=40|'.C1" chart:class="chart:scatter">
            <chart:data-point chart:repeated="19"/>
          </chart:series>
          <chart:series chart:style-name="ch12" chart:values-cell-range-address="'SineWave|P=40|'.E2:'SineWave|P=40|'.E20" chart:label-cell-address="'SineWave|P=40|'.E1:'SineWave|P=40|'.E1" chart:class="chart:scatte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1E-07</text:p>
                <draw:g>
                  <svg:desc>'SineWave|P=40|'.B1:'SineWave|P=40|'.B1</svg:desc>
                </draw:g>
              </table:table-cell>
              <table:table-cell office:value-type="string">
                <text:p>1E-10</text:p>
                <draw:g>
                  <svg:desc>'SineWave|P=40|'.C1:'SineWave|P=40|'.C1</svg:desc>
                </draw:g>
              </table:table-cell>
              <table:table-cell office:value-type="string">
                <text:p>1E-05</text:p>
                <draw:g>
                  <svg:desc>'SineWave|P=40|'.E1:'SineWave|P=40|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ineWave|P=40|'.A2:'SineWave|P=40|'.A20</svg:desc>
                </draw:g>
              </table:table-cell>
              <table:table-cell office:value-type="float" office:value="1">
                <text:p>1</text:p>
                <draw:g>
                  <svg:desc>'SineWave|P=40|'.A2:'SineWave|P=40|'.A20</svg:desc>
                </draw:g>
              </table:table-cell>
              <table:table-cell office:value-type="float" office:value="14">
                <text:p>14</text:p>
                <draw:g>
                  <svg:desc>'SineWave|P=40|'.B2:'SineWave|P=40|'.B20</svg:desc>
                </draw:g>
              </table:table-cell>
              <table:table-cell office:value-type="float" office:value="7">
                <text:p>7</text:p>
                <draw:g>
                  <svg:desc>'SineWave|P=40|'.C2:'SineWave|P=40|'.C20</svg:desc>
                </draw:g>
              </table:table-cell>
              <table:table-cell office:value-type="float" office:value="712">
                <text:p>712</text:p>
                <draw:g>
                  <svg:desc>'SineWave|P=40|'.E2:'SineWave|P=40|'.E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5">
                <text:p>145</text:p>
              </table:table-cell>
              <table:table-cell office:value-type="float" office:value="120">
                <text:p>12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30">
                <text:p>430</text:p>
              </table:table-cell>
              <table:table-cell office:value-type="float" office:value="378">
                <text:p>37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05">
                <text:p>705</text:p>
              </table:table-cell>
              <table:table-cell office:value-type="float" office:value="591">
                <text:p>59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65">
                <text:p>1065</text:p>
              </table:table-cell>
              <table:table-cell office:value-type="float" office:value="879">
                <text:p>879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87">
                <text:p>1387</text:p>
              </table:table-cell>
              <table:table-cell office:value-type="float" office:value="1169">
                <text:p>1169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98">
                <text:p>1798</text:p>
              </table:table-cell>
              <table:table-cell office:value-type="float" office:value="1417">
                <text:p>141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21">
                <text:p>2221</text:p>
              </table:table-cell>
              <table:table-cell office:value-type="float" office:value="1782">
                <text:p>1782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60">
                <text:p>2660</text:p>
              </table:table-cell>
              <table:table-cell office:value-type="float" office:value="2109">
                <text:p>2109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242">
                <text:p>3242</text:p>
              </table:table-cell>
              <table:table-cell office:value-type="float" office:value="2529">
                <text:p>2529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647">
                <text:p>3647</text:p>
              </table:table-cell>
              <table:table-cell office:value-type="float" office:value="2865">
                <text:p>2865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30">
                <text:p>4330</text:p>
              </table:table-cell>
              <table:table-cell office:value-type="float" office:value="3504">
                <text:p>3504</text:p>
              </table:table-cell>
              <table:table-cell office:value-type="float" office:value="4652">
                <text:p>46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701">
                <text:p>4701</text:p>
              </table:table-cell>
              <table:table-cell office:value-type="float" office:value="3588">
                <text:p>3588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262">
                <text:p>5262</text:p>
              </table:table-cell>
              <table:table-cell office:value-type="float" office:value="3974">
                <text:p>3974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803">
                <text:p>5803</text:p>
              </table:table-cell>
              <table:table-cell office:value-type="float" office:value="4381">
                <text:p>4381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232">
                <text:p>6232</text:p>
              </table:table-cell>
              <table:table-cell office:value-type="float" office:value="4635">
                <text:p>4635</text:p>
              </table:table-cell>
              <table:table-cell office:value-type="float" office:value="6604">
                <text:p>66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713">
                <text:p>7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593">
                <text:p>8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979">
                <text:p>8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title svg:x="2.942cm" svg:y="0.316cm" chart:style-name="ch2">
          <text:p>Etude du nombre de mins en fonction de la largeur</text:p>
        </chart:title>
        <chart:legend chart:legend-position="end" svg:x="13.754cm" svg:y="3.955cm" style:legend-expansion="high" chart:style-name="ch3"/>
        <chart:plot-area chart:style-name="ch4" table:cell-range-address="'SineWave|P=40|'.A68:'SineWave|P=40|'.C77" chart:data-source-has-labels="both" svg:x="1.33cm" svg:y="1.275cm" svg:width="12.105cm" svg:height="6.57cm">
          <chartooo:coordinate-region svg:x="2.322cm" svg:y="1.474cm" svg:width="10.927cm" svg:height="5.724cm"/>
          <chart:axis chart:dimension="x" chart:name="primary-x" chart:style-name="ch5" chartooo:axis-type="auto">
            <chart:title svg:x="5.79cm" svg:y="8.025cm" chart:style-name="ch6">
              <text:p>Nombre de neurones</text:p>
            </chart:title>
            <chart:categories table:cell-range-address="'SineWave|P=40|'.A69:'SineWave|P=40|'.A77"/>
          </chart:axis>
          <chart:axis chart:dimension="y" chart:name="primary-y" chart:style-name="ch5">
            <chart:title svg:x="0.451cm" svg:y="5.755cm" chart:style-name="ch7">
              <text:p>Nombre de pics</text:p>
            </chart:title>
            <chart:grid chart:style-name="ch8" chart:class="major"/>
          </chart:axis>
          <chart:series chart:style-name="ch9" chart:values-cell-range-address="'SineWave|P=40|'.B69:'SineWave|P=40|'.B77" chart:label-cell-address="'SineWave|P=40|'.B68:'SineWave|P=40|'.B68" chart:class="chart:scatter">
            <chart:domain table:cell-range-address="'SineWave|P=40|'.A69:'SineWave|P=40|'.A77"/>
            <chart:data-point chart:repeated="9"/>
          </chart:series>
          <chart:series chart:style-name="ch10" chart:values-cell-range-address="'SineWave|P=40|'.C69:'SineWave|P=40|'.C77" chart:label-cell-address="'SineWave|P=40|'.C68:'SineWave|P=40|'.C68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1E-05</text:p>
                <draw:g>
                  <svg:desc>'SineWave|P=40|'.B68:'SineWave|P=40|'.B68</svg:desc>
                </draw:g>
              </table:table-cell>
              <table:table-cell office:value-type="string">
                <text:p>1E-07</text:p>
                <draw:g>
                  <svg:desc>'SineWave|P=40|'.C68:'SineWave|P=40|'.C6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ineWave|P=40|'.A69:'SineWave|P=40|'.A77</svg:desc>
                </draw:g>
              </table:table-cell>
              <table:table-cell office:value-type="float" office:value="1">
                <text:p>1</text:p>
                <draw:g>
                  <svg:desc>'SineWave|P=40|'.A69:'SineWave|P=40|'.A77</svg:desc>
                </draw:g>
              </table:table-cell>
              <table:table-cell office:value-type="float" office:value="519">
                <text:p>519</text:p>
                <draw:g>
                  <svg:desc>'SineWave|P=40|'.B69:'SineWave|P=40|'.B77</svg:desc>
                </draw:g>
              </table:table-cell>
              <table:table-cell office:value-type="float" office:value="24">
                <text:p>24</text:p>
                <draw:g>
                  <svg:desc>'SineWave|P=40|'.C69:'SineWave|P=40|'.C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9">
                <text:p>60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99">
                <text:p>79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14">
                <text:p>101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89">
                <text:p>1589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03">
                <text:p>2403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288">
                <text:p>3288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18">
                <text:p>4318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270">
                <text:p>6270</text:p>
              </table:table-cell>
              <table:table-cell office:value-type="float" office:value="5792">
                <text:p>57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title svg:x="2.942cm" svg:y="0.316cm" chart:style-name="ch2">
          <text:p>Etude du nombre de mins en fonction de la largeur</text:p>
        </chart:title>
        <chart:legend chart:legend-position="end" svg:x="13.278cm" svg:y="4.204cm" style:legend-expansion="high" chart:style-name="ch3"/>
        <chart:plot-area chart:style-name="ch4" table:cell-range-address="'SineWave|P=40|'.A90:'SineWave|P=40|'.B99" chart:data-source-has-labels="both" svg:x="1.33cm" svg:y="1.275cm" svg:width="11.629cm" svg:height="6.57cm">
          <chartooo:coordinate-region svg:x="2.322cm" svg:y="1.474cm" svg:width="10.45cm" svg:height="5.724cm"/>
          <chart:axis chart:dimension="x" chart:name="primary-x" chart:style-name="ch5" chartooo:axis-type="auto">
            <chart:title svg:x="5.552cm" svg:y="8.025cm" chart:style-name="ch6">
              <text:p>Nombre de neurones</text:p>
            </chart:title>
            <chart:categories table:cell-range-address="'SineWave|P=40|'.A91:'SineWave|P=40|'.A99"/>
          </chart:axis>
          <chart:axis chart:dimension="y" chart:name="primary-y" chart:style-name="ch5">
            <chart:title svg:x="0.451cm" svg:y="5.755cm" chart:style-name="ch7">
              <text:p>Nombre de pics</text:p>
            </chart:title>
            <chart:grid chart:style-name="ch8" chart:class="major"/>
          </chart:axis>
          <chart:series chart:style-name="ch9" chart:values-cell-range-address="'SineWave|P=40|'.B91:'SineWave|P=40|'.B99" chart:label-cell-address="'SineWave|P=40|'.B90:'SineWave|P=40|'.B90" chart:class="chart:scatter">
            <chart:domain table:cell-range-address="'SineWave|P=40|'.A91:'SineWave|P=40|'.A9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1,00E-07</text:p>
                <draw:g>
                  <svg:desc>'SineWave|P=40|'.B90:'SineWave|P=40|'.B9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ineWave|P=40|'.A91:'SineWave|P=40|'.A99</svg:desc>
                </draw:g>
              </table:table-cell>
              <table:table-cell office:value-type="float" office:value="1">
                <text:p>1</text:p>
                <draw:g>
                  <svg:desc>'SineWave|P=40|'.A91:'SineWave|P=40|'.A99</svg:desc>
                </draw:g>
              </table:table-cell>
              <table:table-cell office:value-type="float" office:value="184">
                <text:p>184</text:p>
                <draw:g>
                  <svg:desc>'SineWave|P=40|'.B91:'SineWave|P=40|'.B9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34">
                <text:p>30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378cm" svg:y="0.316cm" chart:style-name="ch2">
          <text:p>Convergence en largeur (coût d'entraînement)</text:p>
        </chart:title>
        <chart:legend chart:legend-position="end" svg:x="13.807cm" svg:y="4.203cm" style:legend-expansion="high" chart:style-name="ch3"/>
        <chart:plot-area chart:style-name="ch4" table:cell-range-address="'SineWave|PTrain=40|PTest=10'.O13:'SineWave|PTrain=40|PTest=10'.O21 'SineWave|PTrain=40|PTest=10'.S12:'SineWave|PTrain=40|PTest=10'.S21" chart:data-source-has-labels="row" svg:x="0.319cm" svg:y="1.275cm" svg:width="13.169cm" svg:height="6.569cm">
          <chartooo:coordinate-region svg:x="1.126cm" svg:y="1.474cm" svg:width="12.176cm" svg:height="5.723cm"/>
          <chart:axis chart:dimension="x" chart:name="primary-x" chart:style-name="ch5">
            <chart:title svg:x="5.311cm" svg:y="8.024cm" chart:style-name="ch6">
              <text:p>Nombre de neur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SineWave|PTrain=40|PTest=10'.S13:'SineWave|PTrain=40|PTest=10'.S21" chart:label-cell-address="'SineWave|PTrain=40|PTest=10'.S12:'SineWave|PTrain=40|PTest=10'.S12" chart:class="chart:scatter">
            <chart:domain table:cell-range-address="'SineWave|PTrain=40|PTest=10'.O13:'SineWave|PTrain=40|PTest=10'.O2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1/Min</text:p>
                <draw:g>
                  <svg:desc>'SineWave|PTrain=40|PTest=10'.S12:'SineWave|PTrain=40|PTest=10'.S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neWave|PTrain=40|PTest=10'.O13:'SineWave|PTrain=40|PTest=10'.O21</svg:desc>
                </draw:g>
              </table:table-cell>
              <table:table-cell office:value-type="float" office:value="2.27790432801822">
                <text:p>2.27790432801822</text:p>
                <draw:g>
                  <svg:desc>'SineWave|PTrain=40|PTest=10'.S13:'SineWave|PTrain=40|PTest=10'.S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3164556962025">
                <text:p>2.53164556962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73134328358209">
                <text:p>3.73134328358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92610837438424">
                <text:p>4.92610837438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.2359550561798">
                <text:p>11.2359550561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7.7777777777778">
                <text:p>27.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2.100122100122">
                <text:p>122.100122100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2.100122100122">
                <text:p>122.100122100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93.798449612403">
                <text:p>193.7984496124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2.082cm" svg:y="0.316cm" chart:style-name="ch2">
          <text:p>Convergence en largeur en norme L2 (coût d'entraînement)</text:p>
        </chart:title>
        <chart:legend chart:legend-position="end" svg:x="13.841cm" svg:y="3.954cm" style:legend-expansion="high" chart:style-name="ch3"/>
        <chart:plot-area chart:style-name="ch4" table:cell-range-address="'SineWave|PTrain=40|PTest=10'.O2:'SineWave|PTrain=40|PTest=10'.Q10 'SineWave|PTrain=40|PTest=10'.P1:'SineWave|PTrain=40|PTest=10'.Q1" chart:data-source-has-labels="row" svg:x="0.319cm" svg:y="1.275cm" svg:width="13.203cm" svg:height="6.569cm">
          <chartooo:coordinate-region svg:x="1.046cm" svg:y="1.475cm" svg:width="12.289cm" svg:height="5.722cm"/>
          <chart:axis chart:dimension="x" chart:name="primary-x" chart:style-name="ch5">
            <chart:title svg:x="5.328cm" svg:y="8.024cm" chart:style-name="ch6">
              <text:p>Nombre de neur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SineWave|PTrain=40|PTest=10'.P2:'SineWave|PTrain=40|PTest=10'.P10" chart:label-cell-address="'SineWave|PTrain=40|PTest=10'.P1:'SineWave|PTrain=40|PTest=10'.P1" chart:class="chart:scatter">
            <chart:domain table:cell-range-address="'SineWave|PTrain=40|PTest=10'.O2:'SineWave|PTrain=40|PTest=10'.O10"/>
            <chart:data-point chart:repeated="9"/>
          </chart:series>
          <chart:series chart:style-name="ch9" chart:values-cell-range-address="'SineWave|PTrain=40|PTest=10'.Q2:'SineWave|PTrain=40|PTest=10'.Q10" chart:label-cell-address="'SineWave|PTrain=40|PTest=10'.Q1:'SineWave|PTrain=40|PTest=10'.Q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Min</text:p>
                <draw:g>
                  <svg:desc>'SineWave|PTrain=40|PTest=10'.P1:'SineWave|PTrain=40|PTest=10'.P1</svg:desc>
                </draw:g>
              </table:table-cell>
              <table:table-cell office:value-type="string">
                <text:p>Moyenne</text:p>
                <draw:g>
                  <svg:desc>'SineWave|PTrain=40|PTest=10'.Q1:'SineWave|PTrain=40|PTest=10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neWave|PTrain=40|PTest=10'.O2:'SineWave|PTrain=40|PTest=10'.O10</svg:desc>
                </draw:g>
              </table:table-cell>
              <table:table-cell office:value-type="float" office:value="0.5027">
                <text:p>0.5027</text:p>
                <draw:g>
                  <svg:desc>'SineWave|PTrain=40|PTest=10'.P2:'SineWave|PTrain=40|PTest=10'.P10</svg:desc>
                </draw:g>
              </table:table-cell>
              <table:table-cell office:value-type="float" office:value="0.588">
                <text:p>0.588</text:p>
                <draw:g>
                  <svg:desc>'SineWave|PTrain=40|PTest=10'.Q2:'SineWave|PTrain=40|PTest=10'.Q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5172">
                <text:p>0.45172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973">
                <text:p>0.2973</text:p>
              </table:table-cell>
              <table:table-cell office:value-type="float" office:value="0.5569">
                <text:p>0.5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36">
                <text:p>0.236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01">
                <text:p>0.10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408">
                <text:p>0.0408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91602">
                <text:p>0.0091602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091602">
                <text:p>0.0091602</text:p>
              </table:table-cell>
              <table:table-cell office:value-type="float" office:value="0.39905">
                <text:p>0.39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5499">
                <text:p>0.005499</text:p>
              </table:table-cell>
              <table:table-cell office:value-type="float" office:value="0.329046">
                <text:p>0.3290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378cm" svg:y="0.316cm" chart:style-name="ch2">
          <text:p>Convergence en largeur (coût d'entraînement)</text:p>
        </chart:title>
        <chart:legend chart:legend-position="end" svg:x="13.701cm" svg:y="4.204cm" style:legend-expansion="high" chart:style-name="ch3"/>
        <chart:plot-area chart:style-name="ch4" table:cell-range-address="'SineWave|PTrain=40|PTest=10'.O13:'SineWave|PTrain=40|PTest=10'.O21 'SineWave|PTrain=40|PTest=10'.R12:'SineWave|PTrain=40|PTest=10'.R21" chart:data-source-has-labels="row" svg:x="0.319cm" svg:y="1.275cm" svg:width="13.063cm" svg:height="6.57cm">
          <chartooo:coordinate-region svg:x="1.496cm" svg:y="1.474cm" svg:width="11.699cm" svg:height="5.724cm"/>
          <chart:axis chart:dimension="x" chart:name="primary-x" chart:style-name="ch5">
            <chart:title svg:x="5.258cm" svg:y="8.025cm" chart:style-name="ch6">
              <text:p>Nombre de neur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SineWave|PTrain=40|PTest=10'.R13:'SineWave|PTrain=40|PTest=10'.R21" chart:label-cell-address="'SineWave|PTrain=40|PTest=10'.R12:'SineWave|PTrain=40|PTest=10'.R12" chart:class="chart:scatter">
            <chart:domain table:cell-range-address="'SineWave|PTrain=40|PTest=10'.O13:'SineWave|PTrain=40|PTest=10'.O2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1/Min²</text:p>
                <draw:g>
                  <svg:desc>'SineWave|PTrain=40|PTest=10'.R12:'SineWave|PTrain=40|PTest=10'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neWave|PTrain=40|PTest=10'.O13:'SineWave|PTrain=40|PTest=10'.O21</svg:desc>
                </draw:g>
              </table:table-cell>
              <table:table-cell office:value-type="float" office:value="5.18884812760415">
                <text:p>5.18884812760415</text:p>
                <draw:g>
                  <svg:desc>'SineWave|PTrain=40|PTest=10'.R13:'SineWave|PTrain=40|PTest=10'.R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0922929017786">
                <text:p>6.40922929017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.9229226999332">
                <text:p>13.9229226999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.2665437161785">
                <text:p>24.2665437161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6.246686024492">
                <text:p>126.246686024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71.604938271605">
                <text:p>771.604938271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908.4398168647">
                <text:p>14908.4398168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4908.4398168647">
                <text:p>14908.4398168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7557.8390721711">
                <text:p>37557.839072171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378cm" svg:y="0.316cm" chart:style-name="ch2">
          <text:p>Convergence en largeur (coût d'entraînement)</text:p>
        </chart:title>
        <chart:legend chart:legend-position="end" svg:x="13.701cm" svg:y="4.204cm" style:legend-expansion="high" chart:style-name="ch3"/>
        <chart:plot-area chart:style-name="ch4" table:cell-range-address="'SineWave|PTrain=40|PTest=10'.O2:'SineWave|PTrain=40|PTest=10'.O10 'SineWave|PTrain=40|PTest=10'.R1:'SineWave|PTrain=40|PTest=10'.R10" chart:data-source-has-labels="row" svg:x="0.319cm" svg:y="1.275cm" svg:width="13.063cm" svg:height="6.57cm">
          <chartooo:coordinate-region svg:x="1.496cm" svg:y="1.474cm" svg:width="11.699cm" svg:height="5.724cm"/>
          <chart:axis chart:dimension="x" chart:name="primary-x" chart:style-name="ch5">
            <chart:title svg:x="5.258cm" svg:y="8.025cm" chart:style-name="ch6">
              <text:p>Nombre de neur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SineWave|PTrain=40|PTest=10'.R2:'SineWave|PTrain=40|PTest=10'.R10" chart:label-cell-address="'SineWave|PTrain=40|PTest=10'.R1:'SineWave|PTrain=40|PTest=10'.R1" chart:class="chart:scatter">
            <chart:domain table:cell-range-address="'SineWave|PTrain=40|PTest=10'.O2:'SineWave|PTrain=40|PTest=10'.O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1/Min²</text:p>
                <draw:g>
                  <svg:desc>'SineWave|PTrain=40|PTest=10'.R1:'SineWave|PTrain=40|PTest=10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neWave|PTrain=40|PTest=10'.O2:'SineWave|PTrain=40|PTest=10'.O10</svg:desc>
                </draw:g>
              </table:table-cell>
              <table:table-cell office:value-type="float" office:value="3.9571474174726">
                <text:p>3.9571474174726</text:p>
                <draw:g>
                  <svg:desc>'SineWave|PTrain=40|PTest=10'.R2:'SineWave|PTrain=40|PTest=10'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90073659952974">
                <text:p>4.90073659952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3138438795895">
                <text:p>11.3138438795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9546107440391">
                <text:p>17.9546107440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8.0296049406921">
                <text:p>98.0296049406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00.730488273741">
                <text:p>600.730488273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917.635215145">
                <text:p>11917.63521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917.635215145">
                <text:p>11917.635215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3069.8755557434">
                <text:p>33069.875555743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378cm" svg:y="0.316cm" chart:style-name="ch2">
          <text:p>Convergence en largeur (coût d'entraînement)</text:p>
        </chart:title>
        <chart:legend chart:legend-position="end" svg:x="13.807cm" svg:y="4.204cm" style:legend-expansion="high" chart:style-name="ch3"/>
        <chart:plot-area chart:style-name="ch4" table:cell-range-address="'SineWave|PTrain=40|PTest=10'.O2:'SineWave|PTrain=40|PTest=10'.O10 'SineWave|PTrain=40|PTest=10'.S1:'SineWave|PTrain=40|PTest=10'.S10" chart:data-source-has-labels="row" svg:x="0.319cm" svg:y="1.275cm" svg:width="13.169cm" svg:height="6.57cm">
          <chartooo:coordinate-region svg:x="0.94cm" svg:y="1.474cm" svg:width="12.175cm" svg:height="5.724cm"/>
          <chart:axis chart:dimension="x" chart:name="primary-x" chart:style-name="ch5">
            <chart:title svg:x="5.311cm" svg:y="8.025cm" chart:style-name="ch6">
              <text:p>Nombre de neur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SineWave|PTrain=40|PTest=10'.S2:'SineWave|PTrain=40|PTest=10'.S10" chart:label-cell-address="'SineWave|PTrain=40|PTest=10'.S1:'SineWave|PTrain=40|PTest=10'.S1" chart:class="chart:scatter">
            <chart:domain table:cell-range-address="'SineWave|PTrain=40|PTest=10'.O2:'SineWave|PTrain=40|PTest=10'.O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1/Min</text:p>
                <draw:g>
                  <svg:desc>'SineWave|PTrain=40|PTest=10'.S1:'SineWave|PTrain=40|PTest=10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neWave|PTrain=40|PTest=10'.O2:'SineWave|PTrain=40|PTest=10'.O10</svg:desc>
                </draw:g>
              </table:table-cell>
              <table:table-cell office:value-type="float" office:value="1.98925800676348">
                <text:p>1.98925800676348</text:p>
                <draw:g>
                  <svg:desc>'SineWave|PTrain=40|PTest=10'.S2:'SineWave|PTrain=40|PTest=10'.S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1376073673957">
                <text:p>2.21376073673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6360578540195">
                <text:p>3.36360578540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23728813559322">
                <text:p>4.23728813559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.9009900990099">
                <text:p>9.9009900990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4.5098039215686">
                <text:p>24.5098039215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9.167922097771">
                <text:p>109.167922097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9.167922097771">
                <text:p>109.167922097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81.851245681033">
                <text:p>181.8512456810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2.082cm" svg:y="0.316cm" chart:style-name="ch2">
          <text:p>Convergence en largeur en norme L2 (coût d'entraînement)</text:p>
        </chart:title>
        <chart:legend chart:legend-position="end" svg:x="12.724cm" svg:y="4.203cm" style:legend-expansion="high" chart:style-name="ch3"/>
        <chart:plot-area chart:style-name="ch4" table:cell-range-address="'SineWave|PTrain=40|PTest=10'.O2:'SineWave|PTrain=40|PTest=10'.O10 'SineWave|PTrain=40|PTest=10'.U1:'SineWave|PTrain=40|PTest=10'.U10" chart:data-source-has-labels="row" svg:x="0.319cm" svg:y="1.275cm" svg:width="12.086cm" svg:height="6.569cm">
          <chartooo:coordinate-region svg:x="1.046cm" svg:y="1.474cm" svg:width="11.172cm" svg:height="5.723cm"/>
          <chart:axis chart:dimension="x" chart:name="primary-x" chart:style-name="ch5">
            <chart:title svg:x="4.77cm" svg:y="8.024cm" chart:style-name="ch6">
              <text:p>Nombre de neur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SineWave|PTrain=40|PTest=10'.U2:'SineWave|PTrain=40|PTest=10'.U10" chart:label-cell-address="'SineWave|PTrain=40|PTest=10'.U1:'SineWave|PTrain=40|PTest=10'.U1" chart:class="chart:scatter">
            <chart:domain table:cell-range-address="'SineWave|PTrain=40|PTest=10'.O2:'SineWave|PTrain=40|PTest=10'.O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sqrt(-ln(Min))</text:p>
                <draw:g>
                  <svg:desc>'SineWave|PTrain=40|PTest=10'.U1:'SineWave|PTrain=40|PTest=10'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neWave|PTrain=40|PTest=10'.O2:'SineWave|PTrain=40|PTest=10'.O10</svg:desc>
                </draw:g>
              </table:table-cell>
              <table:table-cell office:value-type="float" office:value="0.82931399860584">
                <text:p>0.82931399860584</text:p>
                <draw:g>
                  <svg:desc>'SineWave|PTrain=40|PTest=10'.U2:'SineWave|PTrain=40|PTest=10'.U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1455416791366">
                <text:p>0.891455416791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013689431694">
                <text:p>1.1013689431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0163366878451">
                <text:p>1.20163366878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51414489469828">
                <text:p>1.51414489469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78859531408645">
                <text:p>1.78859531408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.16630728809957">
                <text:p>2.16630728809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.16630728809957">
                <text:p>2.166307288099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.28104998223547">
                <text:p>2.2810499822354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4b1f6f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008cm" svg:y="3.954cm" style:legend-expansion="high" chart:style-name="ch2"/>
        <chart:plot-area chart:style-name="ch3" table:cell-range-address="'Sinc2|PTrain=291|PTest=33'.O2:'Sinc2|PTrain=291|PTest=33'.O9 'Sinc2|PTrain=291|PTest=33'.X1:'Sinc2|PTrain=291|PTest=33'.X9" chart:data-source-has-labels="row" svg:x="0.319cm" svg:y="0.18cm" svg:width="11.37cm" svg:height="8.645cm">
          <chartooo:coordinate-region svg:x="1.126cm" svg:y="0.379cm" svg:width="10.19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c2|PTrain=291|PTest=33'.X2:'Sinc2|PTrain=291|PTest=33'.X9" chart:label-cell-address="'Sinc2|PTrain=291|PTest=33'.X1:'Sinc2|PTrain=291|PTest=33'.X1" chart:class="chart:scatter">
            <chart:domain table:cell-range-address="'Sinc2|PTrain=291|PTest=33'.O2:'Sinc2|PTrain=291|PTest=33'.O9"/>
            <chart:regression-curve chart:style-name="ch7">
              <chart:equation chart:display-equation="true" chart:display-r-square="true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ln(Min)⁴</text:p>
                <draw:g>
                  <svg:desc>'Sinc2|PTrain=291|PTest=33'.X1:'Sinc2|PTrain=291|PTest=33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nc2|PTrain=291|PTest=33'.O2:'Sinc2|PTrain=291|PTest=33'.O9</svg:desc>
                </draw:g>
              </table:table-cell>
              <table:table-cell office:value-type="float" office:value="0.0544243590611483">
                <text:p>0.0544243590611483</text:p>
                <draw:g>
                  <svg:desc>'Sinc2|PTrain=291|PTest=33'.X2:'Sinc2|PTrain=291|PTest=33'.X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2283971774018">
                <text:p>0.882283971774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6.913587679264">
                <text:p>116.913587679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0.767829210394">
                <text:p>280.767829210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08.459198422908">
                <text:p>608.459198422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60.768247459742">
                <text:p>760.768247459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64.44115926688">
                <text:p>1064.44115926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817.48781254592">
                <text:p>1817.4878125459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5.548cm" svg:y="0.316cm" chart:style-name="ch2">
          <text:p>Convergence en largeur

</text:p>
        </chart:title>
        <chart:legend chart:legend-position="end" svg:x="13.808cm" svg:y="3.954cm" style:legend-expansion="high" chart:style-name="ch3"/>
        <chart:plot-area chart:style-name="ch4" table:cell-range-address="'Sinc2|PTrain=291|PTest=33'.O2:'Sinc2|PTrain=291|PTest=33'.Q9 'Sinc2|PTrain=291|PTest=33'.P1:'Sinc2|PTrain=291|PTest=33'.Q1" chart:data-source-has-labels="row" svg:x="1.7cm" svg:y="2.281cm" svg:width="11.789cm" svg:height="5.563cm">
          <chartooo:coordinate-region svg:x="2.427cm" svg:y="2.48cm" svg:width="10.875cm" svg:height="4.717cm"/>
          <chart:axis chart:dimension="x" chart:name="primary-x" chart:style-name="ch5">
            <chart:title svg:x="7.444cm" svg:y="8.024cm" chart:style-name="ch6">
              <text:p>n</text:p>
            </chart:title>
          </chart:axis>
          <chart:axis chart:dimension="y" chart:name="primary-y" chart:style-name="ch5">
            <chart:title svg:x="0.451cm" svg:y="6.985cm" chart:style-name="ch7">
              <text:p>Norme L2 de la différence
</text:p>
            </chart:title>
            <chart:grid chart:style-name="ch8" chart:class="major"/>
          </chart:axis>
          <chart:series chart:style-name="ch9" chart:values-cell-range-address="'Sinc2|PTrain=291|PTest=33'.P2:'Sinc2|PTrain=291|PTest=33'.P9" chart:label-cell-address="'Sinc2|PTrain=291|PTest=33'.P1:'Sinc2|PTrain=291|PTest=33'.P1" chart:class="chart:scatter">
            <chart:domain table:cell-range-address="'Sinc2|PTrain=291|PTest=33'.O2:'Sinc2|PTrain=291|PTest=33'.O9"/>
            <chart:data-point chart:repeated="8"/>
          </chart:series>
          <chart:series chart:style-name="ch10" chart:values-cell-range-address="'Sinc2|PTrain=291|PTest=33'.Q2:'Sinc2|PTrain=291|PTest=33'.Q9" chart:label-cell-address="'Sinc2|PTrain=291|PTest=33'.Q1:'Sinc2|PTrain=291|PTest=33'.Q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Best</text:p>
                <draw:g>
                  <svg:desc>'Sinc2|PTrain=291|PTest=33'.P1:'Sinc2|PTrain=291|PTest=33'.P1</svg:desc>
                </draw:g>
              </table:table-cell>
              <table:table-cell office:value-type="string">
                <text:p>Mean</text:p>
                <draw:g>
                  <svg:desc>'Sinc2|PTrain=291|PTest=33'.Q1:'Sinc2|PTrain=291|PTest=33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nc2|PTrain=291|PTest=33'.O2:'Sinc2|PTrain=291|PTest=33'.O9</svg:desc>
                </draw:g>
              </table:table-cell>
              <table:table-cell office:value-type="float" office:value="0.616929">
                <text:p>0.616929</text:p>
                <draw:g>
                  <svg:desc>'Sinc2|PTrain=291|PTest=33'.P2:'Sinc2|PTrain=291|PTest=33'.P9</svg:desc>
                </draw:g>
              </table:table-cell>
              <table:table-cell office:value-type="float" office:value="0.749525">
                <text:p>0.749525</text:p>
                <draw:g>
                  <svg:desc>'Sinc2|PTrain=291|PTest=33'.Q2:'Sinc2|PTrain=291|PTest=33'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79396">
                <text:p>0.379396</text:p>
              </table:table-cell>
              <table:table-cell office:value-type="float" office:value="0.6757629">
                <text:p>0.6757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73187">
                <text:p>0.0373187</text:p>
              </table:table-cell>
              <table:table-cell office:value-type="float" office:value="0.586125">
                <text:p>0.586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6682">
                <text:p>0.016682</text:p>
              </table:table-cell>
              <table:table-cell office:value-type="float" office:value="0.502764">
                <text:p>0.502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069669">
                <text:p>0.0069669</text:p>
              </table:table-cell>
              <table:table-cell office:value-type="float" office:value="0.3535149">
                <text:p>0.3535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0523777">
                <text:p>0.00523777</text:p>
              </table:table-cell>
              <table:table-cell office:value-type="float" office:value="0.251793">
                <text:p>0.251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33063923">
                <text:p>0.0033063923</text:p>
              </table:table-cell>
              <table:table-cell office:value-type="float" office:value="0.183998">
                <text:p>0.183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00146">
                <text:p>0.00146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 2 3" chart:style-name="ch1">
        <chart:title svg:x="2.452cm" svg:y="0.316cm" chart:style-name="ch2">
          <text:p>Etude du nombre de mins en fonctions de la profondeur</text:p>
        </chart:title>
        <chart:legend chart:legend-position="end" svg:x="13.754cm" svg:y="3.456cm" style:legend-expansion="high" chart:style-name="ch3"/>
        <chart:plot-area chart:style-name="ch4" table:cell-range-address="'SineWave|P=40|'.A22:'SineWave|P=40|'.E32" chart:data-source-has-labels="both" svg:x="1.33cm" svg:y="1.275cm" svg:width="12.105cm" svg:height="6.569cm">
          <chartooo:coordinate-region svg:x="2.137cm" svg:y="1.474cm" svg:width="11.111cm" svg:height="5.723cm"/>
          <chart:axis chart:dimension="x" chart:name="primary-x" chart:style-name="ch5" chartooo:axis-type="auto">
            <chart:title svg:x="7.232cm" svg:y="8.024cm" chart:style-name="ch6">
              <text:p>L</text:p>
            </chart:title>
            <chart:categories table:cell-range-address="'SineWave|P=40|'.A23:'SineWave|P=40|'.A32"/>
          </chart:axis>
          <chart:axis chart:dimension="y" chart:name="primary-y" chart:style-name="ch5">
            <chart:title svg:x="0.451cm" svg:y="5.754cm" chart:style-name="ch7">
              <text:p>Nombre de pics</text:p>
            </chart:title>
            <chart:grid chart:style-name="ch8" chart:class="major"/>
          </chart:axis>
          <chart:series chart:style-name="ch9" chart:values-cell-range-address="'SineWave|P=40|'.B23:'SineWave|P=40|'.B32" chart:label-cell-address="'SineWave|P=40|'.B22:'SineWave|P=40|'.B22" chart:class="chart:scatter">
            <chart:domain table:cell-range-address="'SineWave|P=40|'.A23:'SineWave|P=40|'.A32"/>
            <chart:data-point chart:repeated="10"/>
          </chart:series>
          <chart:series chart:style-name="ch10" chart:values-cell-range-address="'SineWave|P=40|'.C23:'SineWave|P=40|'.C32" chart:label-cell-address="'SineWave|P=40|'.C22:'SineWave|P=40|'.C22" chart:class="chart:scatter">
            <chart:data-point chart:repeated="10"/>
          </chart:series>
          <chart:series chart:style-name="ch11" chart:values-cell-range-address="'SineWave|P=40|'.D23:'SineWave|P=40|'.D32" chart:label-cell-address="'SineWave|P=40|'.D22:'SineWave|P=40|'.D22" chart:class="chart:scatter">
            <chart:data-point chart:repeated="10"/>
          </chart:series>
          <chart:series chart:style-name="ch12" chart:values-cell-range-address="'SineWave|P=40|'.E23:'SineWave|P=40|'.E32" chart:label-cell-address="'SineWave|P=40|'.E22:'SineWave|P=40|'.E2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1E-05</text:p>
                <draw:g>
                  <svg:desc>'SineWave|P=40|'.B22:'SineWave|P=40|'.B22</svg:desc>
                </draw:g>
              </table:table-cell>
              <table:table-cell office:value-type="string">
                <text:p>1E-07</text:p>
                <draw:g>
                  <svg:desc>'SineWave|P=40|'.C22:'SineWave|P=40|'.C22</svg:desc>
                </draw:g>
              </table:table-cell>
              <table:table-cell office:value-type="string">
                <text:p>1E-10</text:p>
                <draw:g>
                  <svg:desc>'SineWave|P=40|'.D22:'SineWave|P=40|'.D22</svg:desc>
                </draw:g>
              </table:table-cell>
              <table:table-cell office:value-type="string">
                <text:p>1E-12</text:p>
                <draw:g>
                  <svg:desc>'SineWave|P=40|'.E22:'SineWave|P=40|'.E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ineWave|P=40|'.A23:'SineWave|P=40|'.A32</svg:desc>
                </draw:g>
              </table:table-cell>
              <table:table-cell office:value-type="float" office:value="1">
                <text:p>1</text:p>
                <draw:g>
                  <svg:desc>'SineWave|P=40|'.A23:'SineWave|P=40|'.A32</svg:desc>
                </draw:g>
              </table:table-cell>
              <table:table-cell office:value-type="float" office:value="7">
                <text:p>7</text:p>
                <draw:g>
                  <svg:desc>'SineWave|P=40|'.B23:'SineWave|P=40|'.B32</svg:desc>
                </draw:g>
              </table:table-cell>
              <table:table-cell office:value-type="float" office:value="3">
                <text:p>3</text:p>
                <draw:g>
                  <svg:desc>'SineWave|P=40|'.C23:'SineWave|P=40|'.C32</svg:desc>
                </draw:g>
              </table:table-cell>
              <table:table-cell office:value-type="float" office:value="2">
                <text:p>2</text:p>
                <draw:g>
                  <svg:desc>'SineWave|P=40|'.D23:'SineWave|P=40|'.D32</svg:desc>
                </draw:g>
              </table:table-cell>
              <table:table-cell office:value-type="float" office:value="2">
                <text:p>2</text:p>
                <draw:g>
                  <svg:desc>'SineWave|P=40|'.E23:'SineWave|P=40|'.E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12">
                <text:p>71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52">
                <text:p>452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3">
                <text:p>273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2">
                <text:p>182</text:p>
              </table:table-cell>
              <table:table-cell office:value-type="float" office:value="63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58">
                <text:p>58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4.41cm" svg:y="0.316cm" chart:style-name="ch2">
          <text:p>Etude de la convergence en largeur</text:p>
        </chart:title>
        <chart:legend chart:legend-position="end" svg:x="13.807cm" svg:y="3.955cm" style:legend-expansion="high" chart:style-name="ch3"/>
        <chart:plot-area chart:style-name="ch4" chart:data-source-has-labels="both" svg:x="1.33cm" svg:y="1.275cm" svg:width="12.158cm" svg:height="6.57cm">
          <chartooo:coordinate-region svg:x="1.951cm" svg:y="1.474cm" svg:width="11.35cm" svg:height="5.724cm"/>
          <chart:axis chart:dimension="x" chart:name="primary-x" chart:style-name="ch5" chartooo:axis-type="auto">
            <chart:title svg:x="7.259cm" svg:y="8.025cm" chart:style-name="ch6">
              <text:p>n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6.483cm" chart:style-name="ch7">
              <text:p>Norme L2 de la différence</text:p>
            </chart:title>
            <chart:grid chart:style-name="ch8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0" chart:values-cell-range-address="local-table.$D$2:.$D$10" chart:label-cell-address="local-table.$D$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Best</text:p>
              </table:table-cell>
              <table:table-cell office:value-type="string">
                <text:p>Me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1.41">
                <text:p>41.41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24">
                <text:p>31.2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077">
                <text:p>12.077</text:p>
              </table:table-cell>
              <table:table-cell office:value-type="float" office:value="39.589">
                <text:p>39.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2013">
                <text:p>7.2013</text:p>
              </table:table-cell>
              <table:table-cell office:value-type="float" office:value="34.612">
                <text:p>34.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507">
                <text:p>1.507</text:p>
              </table:table-cell>
              <table:table-cell office:value-type="float" office:value="25.666">
                <text:p>25.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.8E-022">
                <text:p>3.8E-022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000308">
                <text:p>0.0000308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7.6E-022">
                <text:p>7.6E-022</text:p>
              </table:table-cell>
              <table:table-cell office:value-type="float" office:value="11.942">
                <text:p>11.94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82cm" svg:y="0.316cm" chart:style-name="ch2">
          <text:p>Convergence en largeur </text:p>
        </chart:title>
        <chart:legend chart:legend-position="end" svg:x="13.807cm" svg:y="3.954cm" style:legend-expansion="high" chart:style-name="ch3"/>
        <chart:plot-area chart:style-name="ch4" table:cell-range-address="'SineWave|PTrain=100|PTest=100|reLUl'.K2:'SineWave|PTrain=100|PTest=100|reLUl'.M10 'SineWave|PTrain=100|PTest=100|reLUl'.L1:'SineWave|PTrain=100|PTest=100|reLUl'.M1" chart:data-source-has-labels="row" svg:x="1.33cm" svg:y="1.275cm" svg:width="12.158cm" svg:height="6.569cm">
          <chartooo:coordinate-region svg:x="2.057cm" svg:y="1.474cm" svg:width="11.244cm" svg:height="5.723cm"/>
          <chart:axis chart:dimension="x" chart:name="primary-x" chart:style-name="ch5">
            <chart:title svg:x="7.259cm" svg:y="8.024cm" chart:style-name="ch6">
              <text:p>n</text:p>
            </chart:title>
          </chart:axis>
          <chart:axis chart:dimension="y" chart:name="primary-y" chart:style-name="ch5">
            <chart:title svg:x="0.451cm" svg:y="6.482cm" chart:style-name="ch7">
              <text:p>Norme L2 de la différence</text:p>
            </chart:title>
            <chart:grid chart:style-name="ch8" chart:class="major"/>
          </chart:axis>
          <chart:series chart:style-name="ch9" chart:values-cell-range-address="'SineWave|PTrain=100|PTest=100|reLUl'.L2:'SineWave|PTrain=100|PTest=100|reLUl'.L10" chart:label-cell-address="'SineWave|PTrain=100|PTest=100|reLUl'.L1:'SineWave|PTrain=100|PTest=100|reLUl'.L1" chart:class="chart:scatter">
            <chart:domain table:cell-range-address="'SineWave|PTrain=100|PTest=100|reLUl'.K2:'SineWave|PTrain=100|PTest=100|reLUl'.K10"/>
            <chart:data-point chart:repeated="9"/>
          </chart:series>
          <chart:series chart:style-name="ch10" chart:values-cell-range-address="'SineWave|PTrain=100|PTest=100|reLUl'.M2:'SineWave|PTrain=100|PTest=100|reLUl'.M10" chart:label-cell-address="'SineWave|PTrain=100|PTest=100|reLUl'.M1:'SineWave|PTrain=100|PTest=100|reLUl'.M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  <table:table-cell office:value-type="string">
                <text:p>Best</text:p>
                <draw:g>
                  <svg:desc>'SineWave|PTrain=100|PTest=100|reLUl'.L1:'SineWave|PTrain=100|PTest=100|reLUl'.L1</svg:desc>
                </draw:g>
              </table:table-cell>
              <table:table-cell office:value-type="string">
                <text:p>Mean</text:p>
                <draw:g>
                  <svg:desc>'SineWave|PTrain=100|PTest=100|reLUl'.M1:'SineWave|PTrain=100|PTest=100|reLUl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neWave|PTrain=100|PTest=100|reLUl'.K2:'SineWave|PTrain=100|PTest=100|reLUl'.K10</svg:desc>
                </draw:g>
              </table:table-cell>
              <table:table-cell office:value-type="float" office:value="1.453364">
                <text:p>1.453364</text:p>
                <draw:g>
                  <svg:desc>'SineWave|PTrain=100|PTest=100|reLUl'.L2:'SineWave|PTrain=100|PTest=100|reLUl'.L10</svg:desc>
                </draw:g>
              </table:table-cell>
              <table:table-cell office:value-type="float" office:value="1.509786">
                <text:p>1.509786</text:p>
                <draw:g>
                  <svg:desc>'SineWave|PTrain=100|PTest=100|reLUl'.M2:'SineWave|PTrain=100|PTest=100|reLUl'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9209">
                <text:p>1.19209</text:p>
              </table:table-cell>
              <table:table-cell office:value-type="float" office:value="1.475716">
                <text:p>1.475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099045">
                <text:p>0.87099045</text:p>
              </table:table-cell>
              <table:table-cell office:value-type="float" office:value="1.4398108">
                <text:p>1.4398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3615045">
                <text:p>0.33615045</text:p>
              </table:table-cell>
              <table:table-cell office:value-type="float" office:value="1.40223594">
                <text:p>1.40223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716615">
                <text:p>0.1716615</text:p>
              </table:table-cell>
              <table:table-cell office:value-type="float" office:value="1.319569">
                <text:p>1.319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306237">
                <text:p>0.0306237</text:p>
              </table:table-cell>
              <table:table-cell office:value-type="float" office:value="1.23437249">
                <text:p>1.23437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239566">
                <text:p>0.0239566</text:p>
              </table:table-cell>
              <table:table-cell office:value-type="float" office:value="1.1312252">
                <text:p>1.1312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2187535">
                <text:p>0.02187535</text:p>
              </table:table-cell>
              <table:table-cell office:value-type="float" office:value="1.0412199">
                <text:p>1.0412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204932829">
                <text:p>0.02049328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title svg:x="0.984cm" svg:y="0.316cm" chart:style-name="ch2">
          <text:p>Evolution du nombre de mins non équivalents en fonction de la largeur</text:p>
        </chart:title>
        <chart:legend chart:legend-position="end" svg:x="11.558cm" svg:y="3.705cm" style:legend-expansion="high" chart:style-name="ch3"/>
        <chart:plot-area chart:style-name="ch4" chart:data-source-has-labels="both" svg:x="1.33cm" svg:y="1.275cm" svg:width="9.909cm" svg:height="6.569cm">
          <chartooo:coordinate-region svg:x="2.322cm" svg:y="1.474cm" svg:width="8.73cm" svg:height="5.723cm"/>
          <chart:axis chart:dimension="x" chart:name="primary-x" chart:style-name="ch5" chartooo:axis-type="auto">
            <chart:title svg:x="6.134cm" svg:y="8.024cm" chart:style-name="ch6">
              <text:p>n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6.468cm" chart:style-name="ch7">
              <text:p>Nombre de coûts distincts</text:p>
            </chart:title>
            <chart:grid chart:style-name="ch8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0" chart:values-cell-range-address="local-table.$D$2:.$D$10" chart:label-cell-address="local-table.$D$1" chart:class="chart:scatter">
            <chart:data-point chart:repeated="9"/>
          </chart:series>
          <chart:series chart:style-name="ch11" chart:values-cell-range-address="local-table.$E$2:.$E$10" chart:label-cell-address="local-table.$E$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ût d’entraînement</text:p>
              </table:table-cell>
              <table:table-cell office:value-type="string">
                <text:p>Coût de test</text:p>
              </table:table-cell>
              <table:table-cell office:value-type="string">
                <text:p>Coût pondéré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951">
                <text:p>1951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9">
                <text:p>329</text:p>
              </table:table-cell>
              <table:table-cell office:value-type="float" office:value="2497">
                <text:p>2497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5">
                <text:p>755</text:p>
              </table:table-cell>
              <table:table-cell office:value-type="float" office:value="3008">
                <text:p>3008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22">
                <text:p>1122</text:p>
              </table:table-cell>
              <table:table-cell office:value-type="float" office:value="3478">
                <text:p>3478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954">
                <text:p>1954</text:p>
              </table:table-cell>
              <table:table-cell office:value-type="float" office:value="4532">
                <text:p>4532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108">
                <text:p>4108</text:p>
              </table:table-cell>
              <table:table-cell office:value-type="float" office:value="6155">
                <text:p>6155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5065">
                <text:p>5065</text:p>
              </table:table-cell>
              <table:table-cell office:value-type="float" office:value="6567">
                <text:p>6567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488">
                <text:p>6488</text:p>
              </table:table-cell>
              <table:table-cell office:value-type="float" office:value="7104">
                <text:p>7104</text:p>
              </table:table-cell>
              <table:table-cell office:value-type="float" office:value="7096">
                <text:p>709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title svg:x="0.984cm" svg:y="0.316cm" chart:style-name="ch2">
          <text:p>Evolution du nombre de mins non équivalents en fonction de la largeur</text:p>
        </chart:title>
        <chart:legend chart:legend-position="end" svg:x="11.558cm" svg:y="3.705cm" style:legend-expansion="high" chart:style-name="ch3"/>
        <chart:plot-area chart:style-name="ch4" chart:data-source-has-labels="both" svg:x="1.33cm" svg:y="1.275cm" svg:width="9.909cm" svg:height="6.569cm">
          <chartooo:coordinate-region svg:x="2.322cm" svg:y="1.474cm" svg:width="8.73cm" svg:height="5.723cm"/>
          <chart:axis chart:dimension="x" chart:name="primary-x" chart:style-name="ch5" chartooo:axis-type="auto">
            <chart:title svg:x="6.134cm" svg:y="8.024cm" chart:style-name="ch6">
              <text:p>n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6.468cm" chart:style-name="ch7">
              <text:p>Nombre de coûts distincts</text:p>
            </chart:title>
            <chart:grid chart:style-name="ch8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0" chart:values-cell-range-address="local-table.$D$2:.$D$10" chart:label-cell-address="local-table.$D$1" chart:class="chart:scatter">
            <chart:data-point chart:repeated="9"/>
          </chart:series>
          <chart:series chart:style-name="ch11" chart:values-cell-range-address="local-table.$E$2:.$E$10" chart:label-cell-address="local-table.$E$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ût d’entraînement</text:p>
              </table:table-cell>
              <table:table-cell office:value-type="string">
                <text:p>Coût de test</text:p>
              </table:table-cell>
              <table:table-cell office:value-type="string">
                <text:p>Coût pondéré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32">
                <text:p>832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2">
                <text:p>162</text:p>
              </table:table-cell>
              <table:table-cell office:value-type="float" office:value="940">
                <text:p>94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47">
                <text:p>347</text:p>
              </table:table-cell>
              <table:table-cell office:value-type="float" office:value="1353">
                <text:p>1353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07">
                <text:p>607</text:p>
              </table:table-cell>
              <table:table-cell office:value-type="float" office:value="1957">
                <text:p>1957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92">
                <text:p>1192</text:p>
              </table:table-cell>
              <table:table-cell office:value-type="float" office:value="3177">
                <text:p>3177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807">
                <text:p>1807</text:p>
              </table:table-cell>
              <table:table-cell office:value-type="float" office:value="4234">
                <text:p>4234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450">
                <text:p>2450</text:p>
              </table:table-cell>
              <table:table-cell office:value-type="float" office:value="5075">
                <text:p>5075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015">
                <text:p>3015</text:p>
              </table:table-cell>
              <table:table-cell office:value-type="float" office:value="5457">
                <text:p>5457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4057">
                <text:p>4057</text:p>
              </table:table-cell>
              <table:table-cell office:value-type="float" office:value="5770">
                <text:p>5770</text:p>
              </table:table-cell>
              <table:table-cell office:value-type="float" office:value="5740">
                <text:p>574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2.611cm" svg:y="0.315cm" chart:style-name="ch2">
          <text:p>Divergence en moyenne selon la profondeur (training)
</text:p>
        </chart:title>
        <chart:legend chart:legend-position="end" svg:x="14.072cm" svg:y="3.954cm" style:legend-expansion="high" chart:style-name="ch3"/>
        <chart:plot-area chart:style-name="ch4" table:cell-range-address="'SineWave|PTrain=40|PTest=10'.B48:'SineWave|PTrain=40|PTest=10'.D52 'SineWave|PTrain=40|PTest=10'.C47:'SineWave|PTrain=40|PTest=10'.D47" chart:data-source-has-labels="row" svg:x="1.7cm" svg:y="1.778cm" svg:width="12.053cm" svg:height="6.066cm">
          <chartooo:coordinate-region svg:x="2.427cm" svg:y="1.978cm" svg:width="11.086cm" svg:height="5.219cm"/>
          <chart:axis chart:dimension="x" chart:name="primary-x" chart:style-name="ch5">
            <chart:title svg:x="7.576cm" svg:y="8.024cm" chart:style-name="ch6">
              <text:p>L</text:p>
            </chart:title>
          </chart:axis>
          <chart:axis chart:dimension="y" chart:name="primary-y" chart:style-name="ch5">
            <chart:title svg:x="0.451cm" svg:y="7.382cm" chart:style-name="ch7">
              <text:p>Moyenne des coûts d'entrainement
</text:p>
            </chart:title>
            <chart:grid chart:style-name="ch8" chart:class="major"/>
          </chart:axis>
          <chart:series chart:style-name="ch9" chart:values-cell-range-address="'SineWave|PTrain=40|PTest=10'.C48:'SineWave|PTrain=40|PTest=10'.C52" chart:label-cell-address="'SineWave|PTrain=40|PTest=10'.C47:'SineWave|PTrain=40|PTest=10'.C47" chart:class="chart:scatter">
            <chart:domain table:cell-range-address="'SineWave|PTrain=40|PTest=10'.B48:'SineWave|PTrain=40|PTest=10'.B52"/>
            <chart:data-point chart:repeated="5"/>
          </chart:series>
          <chart:series chart:style-name="ch10" chart:values-cell-range-address="'SineWave|PTrain=40|PTest=10'.D48:'SineWave|PTrain=40|PTest=10'.D52" chart:label-cell-address="'SineWave|PTrain=40|PTest=10'.D47:'SineWave|PTrain=40|PTest=10'.D47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n=4</text:p>
                <draw:g>
                  <svg:desc>'SineWave|PTrain=40|PTest=10'.C47:'SineWave|PTrain=40|PTest=10'.C47</svg:desc>
                </draw:g>
              </table:table-cell>
              <table:table-cell office:value-type="string">
                <text:p>n=5</text:p>
                <draw:g>
                  <svg:desc>'SineWave|PTrain=40|PTest=10'.D47:'SineWave|PTrain=40|PTest=10'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ineWave|PTrain=40|PTest=10'.B48:'SineWave|PTrain=40|PTest=10'.B52</svg:desc>
                </draw:g>
              </table:table-cell>
              <table:table-cell office:value-type="float" office:value="0.54">
                <text:p>0.54</text:p>
                <draw:g>
                  <svg:desc>'SineWave|PTrain=40|PTest=10'.C48:'SineWave|PTrain=40|PTest=10'.C52</svg:desc>
                </draw:g>
              </table:table-cell>
              <table:table-cell office:value-type="float" office:value="0.527">
                <text:p>0.527</text:p>
                <draw:g>
                  <svg:desc>'SineWave|PTrain=40|PTest=10'.D48:'SineWave|PTrain=40|PTest=10'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512">
                <text:p>0.512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22">
                <text:p>0.52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556">
                <text:p>0.55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587">
                <text:p>0.587</text:p>
              </table:table-cell>
              <table:table-cell office:value-type="float" office:value="0.589">
                <text:p>0.58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78cm" svg:y="0.316cm" chart:style-name="ch2">
          <text:p>Divergence en moyenne selon la profondeur (testing)</text:p>
        </chart:title>
        <chart:legend chart:legend-position="end" svg:x="14.074cm" svg:y="3.952cm" style:legend-expansion="high" chart:style-name="ch3"/>
        <chart:plot-area chart:style-name="ch4" table:cell-range-address="'SineWave|PTrain=40|PTest=10'.G48:'SineWave|PTrain=40|PTest=10'.I52 'SineWave|PTrain=40|PTest=10'.H47:'SineWave|PTrain=40|PTest=10'.I47" chart:data-source-has-labels="row" svg:x="1.331cm" svg:y="1.275cm" svg:width="12.423cm" svg:height="6.564cm">
          <chartooo:coordinate-region svg:x="2.693cm" svg:y="1.474cm" svg:width="10.821cm" svg:height="5.718cm"/>
          <chart:axis chart:dimension="x" chart:name="primary-x" chart:style-name="ch5">
            <chart:title svg:x="7.392cm" svg:y="8.019cm" chart:style-name="ch6">
              <text:p>L</text:p>
            </chart:title>
          </chart:axis>
          <chart:axis chart:dimension="y" chart:name="primary-y" chart:style-name="ch5">
            <chart:title svg:x="0.451cm" svg:y="6.532cm" chart:style-name="ch7">
              <text:p>Moyenne des coûts de test</text:p>
            </chart:title>
            <chart:grid chart:style-name="ch8" chart:class="major"/>
          </chart:axis>
          <chart:series chart:style-name="ch9" chart:values-cell-range-address="'SineWave|PTrain=40|PTest=10'.H48:'SineWave|PTrain=40|PTest=10'.H52" chart:label-cell-address="'SineWave|PTrain=40|PTest=10'.H47:'SineWave|PTrain=40|PTest=10'.H47" chart:class="chart:scatter">
            <chart:domain table:cell-range-address="'SineWave|PTrain=40|PTest=10'.G48:'SineWave|PTrain=40|PTest=10'.G52"/>
            <chart:data-point chart:repeated="5"/>
          </chart:series>
          <chart:series chart:style-name="ch10" chart:values-cell-range-address="'SineWave|PTrain=40|PTest=10'.I48:'SineWave|PTrain=40|PTest=10'.I52" chart:label-cell-address="'SineWave|PTrain=40|PTest=10'.I47:'SineWave|PTrain=40|PTest=10'.I47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n=4</text:p>
                <draw:g>
                  <svg:desc>'SineWave|PTrain=40|PTest=10'.H47:'SineWave|PTrain=40|PTest=10'.H47</svg:desc>
                </draw:g>
              </table:table-cell>
              <table:table-cell office:value-type="string">
                <text:p>n=5</text:p>
                <draw:g>
                  <svg:desc>'SineWave|PTrain=40|PTest=10'.I47:'SineWave|PTrain=40|PTest=10'.I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ineWave|PTrain=40|PTest=10'.G48:'SineWave|PTrain=40|PTest=10'.G52</svg:desc>
                </draw:g>
              </table:table-cell>
              <table:table-cell office:value-type="float" office:value="0.165">
                <text:p>0.165</text:p>
                <draw:g>
                  <svg:desc>'SineWave|PTrain=40|PTest=10'.H48:'SineWave|PTrain=40|PTest=10'.H52</svg:desc>
                </draw:g>
              </table:table-cell>
              <table:table-cell office:value-type="float" office:value="0.1713">
                <text:p>0.1713</text:p>
                <draw:g>
                  <svg:desc>'SineWave|PTrain=40|PTest=10'.I48:'SineWave|PTrain=40|PTest=10'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42">
                <text:p>2.42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9.36">
                <text:p>129.36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639">
                <text:p>7639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95243">
                <text:p>295243</text:p>
              </table:table-cell>
              <table:table-cell office:value-type="float" office:value="609019">
                <text:p>60901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985cm" svg:y="0.316cm" chart:style-name="ch2">
          <text:p>Evolution du nombre de mins non équivalents en fonction de la largeur</text:p>
        </chart:title>
        <chart:legend chart:legend-position="end" svg:x="11.56cm" svg:y="4.201cm" style:legend-expansion="high" chart:style-name="ch3"/>
        <chart:plot-area chart:style-name="ch4" table:cell-range-address="'Sinc2|PTrain=291|PTest=33'.A23:'Sinc2|PTrain=291|PTest=33'.B29 'Sinc2|PTrain=291|PTest=33'.B22:'Sinc2|PTrain=291|PTest=33'.B22" chart:data-source-has-labels="row" svg:x="1.331cm" svg:y="1.275cm" svg:width="9.909cm" svg:height="6.564cm">
          <chartooo:coordinate-region svg:x="2.323cm" svg:y="1.474cm" svg:width="8.73cm" svg:height="5.718cm"/>
          <chart:axis chart:dimension="x" chart:name="primary-x" chart:style-name="ch5">
            <chart:title svg:x="6.135cm" svg:y="8.019cm" chart:style-name="ch6">
              <text:p>n</text:p>
            </chart:title>
          </chart:axis>
          <chart:axis chart:dimension="y" chart:name="primary-y" chart:style-name="ch5">
            <chart:title svg:x="0.451cm" svg:y="6.546cm" chart:style-name="ch7">
              <text:p>Nombre de coûts différents</text:p>
            </chart:title>
            <chart:grid chart:style-name="ch8" chart:class="major"/>
          </chart:axis>
          <chart:series chart:style-name="ch9" chart:values-cell-range-address="'Sinc2|PTrain=291|PTest=33'.B23:'Sinc2|PTrain=291|PTest=33'.B29" chart:label-cell-address="'Sinc2|PTrain=291|PTest=33'.B22:'Sinc2|PTrain=291|PTest=33'.B22" chart:class="chart:scatter">
            <chart:domain table:cell-range-address="'Sinc2|PTrain=291|PTest=33'.A23:'Sinc2|PTrain=291|PTest=33'.A2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ût d’entraînement</text:p>
                <draw:g>
                  <svg:desc>'Sinc2|PTrain=291|PTest=33'.B22:'Sinc2|PTrain=291|PTest=33'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nc2|PTrain=291|PTest=33'.A23:'Sinc2|PTrain=291|PTest=33'.A29</svg:desc>
                </draw:g>
              </table:table-cell>
              <table:table-cell office:value-type="float" office:value="45">
                <text:p>45</text:p>
                <draw:g>
                  <svg:desc>'Sinc2|PTrain=291|PTest=33'.B23:'Sinc2|PTrain=291|PTest=33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04cm" svg:y="0.316cm" chart:style-name="ch2">
          <text:p>Etude de la convergence en profondeur</text:p>
        </chart:title>
        <chart:legend chart:legend-position="end" svg:x="13.543cm" svg:y="3.705cm" style:legend-expansion="high" chart:style-name="ch3"/>
        <chart:plot-area chart:style-name="ch4" table:cell-range-address="'Sinc2|PTrain=291|PTest=33'.C45:'Sinc2|PTrain=291|PTest=33'.F50" chart:data-source-has-labels="row" svg:x="1.33cm" svg:y="1.275cm" svg:width="11.894cm" svg:height="6.569cm">
          <chartooo:coordinate-region svg:x="2.137cm" svg:y="1.474cm" svg:width="10.662cm" svg:height="5.723cm"/>
          <chart:axis chart:dimension="x" chart:name="primary-x" chart:style-name="ch5">
            <chart:title svg:x="7.127cm" svg:y="8.024cm" chart:style-name="ch6">
              <text:p>L</text:p>
            </chart:title>
          </chart:axis>
          <chart:axis chart:dimension="y" chart:name="primary-y" chart:style-name="ch5">
            <chart:title svg:x="0.451cm" svg:y="6.31cm" chart:style-name="ch7">
              <text:p>Différence en norme L2</text:p>
            </chart:title>
            <chart:grid chart:style-name="ch8" chart:class="major"/>
          </chart:axis>
          <chart:series chart:style-name="ch9" chart:values-cell-range-address="'Sinc2|PTrain=291|PTest=33'.D46:'Sinc2|PTrain=291|PTest=33'.D50" chart:label-cell-address="'Sinc2|PTrain=291|PTest=33'.D45:'Sinc2|PTrain=291|PTest=33'.D45" chart:class="chart:scatter">
            <chart:domain table:cell-range-address="'Sinc2|PTrain=291|PTest=33'.C46:'Sinc2|PTrain=291|PTest=33'.C50"/>
            <chart:data-point chart:repeated="5"/>
          </chart:series>
          <chart:series chart:style-name="ch10" chart:values-cell-range-address="'Sinc2|PTrain=291|PTest=33'.E46:'Sinc2|PTrain=291|PTest=33'.E50" chart:label-cell-address="'Sinc2|PTrain=291|PTest=33'.E45:'Sinc2|PTrain=291|PTest=33'.E45" chart:class="chart:scatter">
            <chart:data-point chart:repeated="5"/>
          </chart:series>
          <chart:series chart:style-name="ch11" chart:values-cell-range-address="'Sinc2|PTrain=291|PTest=33'.F46:'Sinc2|PTrain=291|PTest=33'.F50" chart:label-cell-address="'Sinc2|PTrain=291|PTest=33'.F45:'Sinc2|PTrain=291|PTest=33'.F45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Best</text:p>
                <draw:g>
                  <svg:desc>'Sinc2|PTrain=291|PTest=33'.D45:'Sinc2|PTrain=291|PTest=33'.D45</svg:desc>
                </draw:g>
              </table:table-cell>
              <table:table-cell office:value-type="string">
                <text:p>Mean</text:p>
                <draw:g>
                  <svg:desc>'Sinc2|PTrain=291|PTest=33'.E45:'Sinc2|PTrain=291|PTest=33'.E45</svg:desc>
                </draw:g>
              </table:table-cell>
              <table:table-cell office:value-type="string">
                <text:p>Median</text:p>
                <draw:g>
                  <svg:desc>'Sinc2|PTrain=291|PTest=33'.F45:'Sinc2|PTrain=291|PTest=33'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inc2|PTrain=291|PTest=33'.C46:'Sinc2|PTrain=291|PTest=33'.C50</svg:desc>
                </draw:g>
              </table:table-cell>
              <table:table-cell office:value-type="float" office:value="0.03388">
                <text:p>0.03388</text:p>
                <draw:g>
                  <svg:desc>'Sinc2|PTrain=291|PTest=33'.D46:'Sinc2|PTrain=291|PTest=33'.D50</svg:desc>
                </draw:g>
              </table:table-cell>
              <table:table-cell office:value-type="float" office:value="0.532">
                <text:p>0.532</text:p>
                <draw:g>
                  <svg:desc>'Sinc2|PTrain=291|PTest=33'.E46:'Sinc2|PTrain=291|PTest=33'.E50</svg:desc>
                </draw:g>
              </table:table-cell>
              <table:table-cell office:value-type="float" office:value="0.577">
                <text:p>0.577</text:p>
                <draw:g>
                  <svg:desc>'Sinc2|PTrain=291|PTest=33'.F46:'Sinc2|PTrain=291|PTest=33'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766">
                <text:p>0.00766</text:p>
              </table:table-cell>
              <table:table-cell office:value-type="float" office:value="0.591">
                <text:p>0.591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004">
                <text:p>0.01004</text:p>
              </table:table-cell>
              <table:table-cell office:value-type="float" office:value="3.4">
                <text:p>3.4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877">
                <text:p>0.00877</text:p>
              </table:table-cell>
              <table:table-cell office:value-type="float" office:value="731.781">
                <text:p>731.781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157">
                <text:p>0.0157</text:p>
              </table:table-cell>
              <table:table-cell office:value-type="float" office:value="1672">
                <text:p>1672</text:p>
              </table:table-cell>
              <table:table-cell office:value-type="float" office:value="0.697">
                <text:p>0.69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 2" chart:style-name="ch1">
        <chart:title svg:x="2.571cm" svg:y="0.316cm" chart:style-name="ch2">
          <text:p>Etude du nombre de mins en fonction de la profondeur</text:p>
        </chart:title>
        <chart:legend chart:legend-position="end" svg:x="13.754cm" svg:y="3.705cm" style:legend-expansion="high" chart:style-name="ch3"/>
        <chart:plot-area chart:style-name="ch4" table:cell-range-address="'SineWave|P=40|'.A34:'SineWave|P=40|'.D39" chart:data-source-has-labels="both" svg:x="1.33cm" svg:y="1.275cm" svg:width="12.105cm" svg:height="6.569cm">
          <chartooo:coordinate-region svg:x="2.137cm" svg:y="1.474cm" svg:width="10.873cm" svg:height="5.723cm"/>
          <chart:axis chart:dimension="x" chart:name="primary-x" chart:style-name="ch5" chartooo:axis-type="auto">
            <chart:title svg:x="7.232cm" svg:y="8.024cm" chart:style-name="ch6">
              <text:p>L</text:p>
            </chart:title>
            <chart:categories table:cell-range-address="'SineWave|P=40|'.A35:'SineWave|P=40|'.A39"/>
          </chart:axis>
          <chart:axis chart:dimension="y" chart:name="primary-y" chart:style-name="ch5">
            <chart:title svg:x="0.451cm" svg:y="5.754cm" chart:style-name="ch7">
              <text:p>Nombre de pics</text:p>
            </chart:title>
            <chart:grid chart:style-name="ch8" chart:class="major"/>
          </chart:axis>
          <chart:series chart:style-name="ch9" chart:values-cell-range-address="'SineWave|P=40|'.B35:'SineWave|P=40|'.B39" chart:label-cell-address="'SineWave|P=40|'.B34:'SineWave|P=40|'.B34" chart:class="chart:scatter">
            <chart:domain table:cell-range-address="'SineWave|P=40|'.A35:'SineWave|P=40|'.A39"/>
            <chart:data-point chart:repeated="5"/>
          </chart:series>
          <chart:series chart:style-name="ch10" chart:values-cell-range-address="'SineWave|P=40|'.C35:'SineWave|P=40|'.C39" chart:label-cell-address="'SineWave|P=40|'.C34:'SineWave|P=40|'.C34" chart:class="chart:scatter">
            <chart:data-point chart:repeated="5"/>
          </chart:series>
          <chart:series chart:style-name="ch11" chart:values-cell-range-address="'SineWave|P=40|'.D35:'SineWave|P=40|'.D39" chart:label-cell-address="'SineWave|P=40|'.D34:'SineWave|P=40|'.D3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1E-05</text:p>
                <draw:g>
                  <svg:desc>'SineWave|P=40|'.B34:'SineWave|P=40|'.B34</svg:desc>
                </draw:g>
              </table:table-cell>
              <table:table-cell office:value-type="string">
                <text:p>1E-07</text:p>
                <draw:g>
                  <svg:desc>'SineWave|P=40|'.C34:'SineWave|P=40|'.C34</svg:desc>
                </draw:g>
              </table:table-cell>
              <table:table-cell office:value-type="string">
                <text:p>1E-10</text:p>
                <draw:g>
                  <svg:desc>'SineWave|P=40|'.D34:'SineWave|P=40|'.D3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SineWave|P=40|'.A35:'SineWave|P=40|'.A39</svg:desc>
                </draw:g>
              </table:table-cell>
              <table:table-cell office:value-type="float" office:value="2">
                <text:p>2</text:p>
                <draw:g>
                  <svg:desc>'SineWave|P=40|'.A35:'SineWave|P=40|'.A39</svg:desc>
                </draw:g>
              </table:table-cell>
              <table:table-cell office:value-type="float" office:value="934">
                <text:p>934</text:p>
                <draw:g>
                  <svg:desc>'SineWave|P=40|'.B35:'SineWave|P=40|'.B39</svg:desc>
                </draw:g>
              </table:table-cell>
              <table:table-cell office:value-type="float" office:value="430">
                <text:p>430</text:p>
                <draw:g>
                  <svg:desc>'SineWave|P=40|'.C35:'SineWave|P=40|'.C39</svg:desc>
                </draw:g>
              </table:table-cell>
              <table:table-cell office:value-type="float" office:value="378">
                <text:p>378</text:p>
                <draw:g>
                  <svg:desc>'SineWave|P=40|'.D35:'SineWave|P=40|'.D3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43">
                <text:p>1543</text:p>
              </table:table-cell>
              <table:table-cell office:value-type="float" office:value="1245">
                <text:p>124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65">
                <text:p>1565</text:p>
              </table:table-cell>
              <table:table-cell office:value-type="float" office:value="1357">
                <text:p>135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43">
                <text:p>1343</text:p>
              </table:table-cell>
              <table:table-cell office:value-type="float" office:value="1099">
                <text:p>109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2 3" chart:style-name="ch1">
        <chart:title svg:x="2.942cm" svg:y="0.316cm" chart:style-name="ch2">
          <text:p>Etude du nombre de mins en fonction de la largeur</text:p>
        </chart:title>
        <chart:legend chart:legend-position="end" svg:x="13.754cm" svg:y="3.457cm" style:legend-expansion="high" chart:style-name="ch3"/>
        <chart:plot-area chart:style-name="ch4" table:cell-range-address="'SquareRoot|P=40'.A1:'SquareRoot|P=40'.E12" chart:data-source-has-labels="both" svg:x="1.33cm" svg:y="1.275cm" svg:width="12.105cm" svg:height="6.57cm">
          <chartooo:coordinate-region svg:x="2.322cm" svg:y="1.474cm" svg:width="10.927cm" svg:height="5.724cm"/>
          <chart:axis chart:dimension="x" chart:name="primary-x" chart:style-name="ch5" chartooo:axis-type="auto">
            <chart:title svg:x="5.79cm" svg:y="8.025cm" chart:style-name="ch6">
              <text:p>Nombre de neurones</text:p>
            </chart:title>
            <chart:categories table:cell-range-address="'SquareRoot|P=40'.A2:'SquareRoot|P=40'.A12"/>
          </chart:axis>
          <chart:axis chart:dimension="y" chart:name="primary-y" chart:style-name="ch5">
            <chart:title svg:x="0.451cm" svg:y="5.755cm" chart:style-name="ch7">
              <text:p>Nombre de pics</text:p>
            </chart:title>
            <chart:grid chart:style-name="ch8" chart:class="major"/>
          </chart:axis>
          <chart:series chart:style-name="ch9" chart:values-cell-range-address="'SquareRoot|P=40'.B2:'SquareRoot|P=40'.B12" chart:label-cell-address="'SquareRoot|P=40'.B1:'SquareRoot|P=40'.B1" chart:class="chart:scatter">
            <chart:domain table:cell-range-address="'SquareRoot|P=40'.A2:'SquareRoot|P=40'.A12"/>
            <chart:data-point chart:repeated="11"/>
          </chart:series>
          <chart:series chart:style-name="ch10" chart:values-cell-range-address="'SquareRoot|P=40'.C2:'SquareRoot|P=40'.C12" chart:label-cell-address="'SquareRoot|P=40'.C1:'SquareRoot|P=40'.C1" chart:class="chart:scatter">
            <chart:data-point chart:repeated="11"/>
          </chart:series>
          <chart:series chart:style-name="ch11" chart:values-cell-range-address="'SquareRoot|P=40'.D2:'SquareRoot|P=40'.D12" chart:label-cell-address="'SquareRoot|P=40'.D1:'SquareRoot|P=40'.D1" chart:class="chart:scatter">
            <chart:data-point chart:repeated="11"/>
          </chart:series>
          <chart:series chart:style-name="ch12" chart:values-cell-range-address="'SquareRoot|P=40'.E2:'SquareRoot|P=40'.E12" chart:label-cell-address="'SquareRoot|P=40'.E1:'SquareRoot|P=40'.E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1E-05</text:p>
                <draw:g>
                  <svg:desc>'SquareRoot|P=40'.B1:'SquareRoot|P=40'.B1</svg:desc>
                </draw:g>
              </table:table-cell>
              <table:table-cell office:value-type="string">
                <text:p>1E-07</text:p>
                <draw:g>
                  <svg:desc>'SquareRoot|P=40'.C1:'SquareRoot|P=40'.C1</svg:desc>
                </draw:g>
              </table:table-cell>
              <table:table-cell office:value-type="string">
                <text:p>1E-10</text:p>
                <draw:g>
                  <svg:desc>'SquareRoot|P=40'.D1:'SquareRoot|P=40'.D1</svg:desc>
                </draw:g>
              </table:table-cell>
              <table:table-cell office:value-type="string">
                <text:p>1E-12</text:p>
                <draw:g>
                  <svg:desc>'SquareRoot|P=40'.E1:'SquareRoot|P=40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quareRoot|P=40'.A2:'SquareRoot|P=40'.A12</svg:desc>
                </draw:g>
              </table:table-cell>
              <table:table-cell office:value-type="float" office:value="1">
                <text:p>1</text:p>
                <draw:g>
                  <svg:desc>'SquareRoot|P=40'.A2:'SquareRoot|P=40'.A12</svg:desc>
                </draw:g>
              </table:table-cell>
              <table:table-cell office:value-type="float" office:value="82">
                <text:p>82</text:p>
                <draw:g>
                  <svg:desc>'SquareRoot|P=40'.B2:'SquareRoot|P=40'.B12</svg:desc>
                </draw:g>
              </table:table-cell>
              <table:table-cell office:value-type="float" office:value="17">
                <text:p>17</text:p>
                <draw:g>
                  <svg:desc>'SquareRoot|P=40'.C2:'SquareRoot|P=40'.C12</svg:desc>
                </draw:g>
              </table:table-cell>
              <table:table-cell office:value-type="float" office:value="17">
                <text:p>17</text:p>
                <draw:g>
                  <svg:desc>'SquareRoot|P=40'.D2:'SquareRoot|P=40'.D12</svg:desc>
                </draw:g>
              </table:table-cell>
              <table:table-cell office:value-type="float" office:value="16">
                <text:p>16</text:p>
                <draw:g>
                  <svg:desc>'SquareRoot|P=40'.E2:'SquareRoot|P=40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3">
                <text:p>603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27">
                <text:p>1127</text:p>
              </table:table-cell>
              <table:table-cell office:value-type="float" office:value="582">
                <text:p>582</text:p>
              </table:table-cell>
              <table:table-cell office:value-type="float" office:value="542">
                <text:p>54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97">
                <text:p>1497</text:p>
              </table:table-cell>
              <table:table-cell office:value-type="float" office:value="868">
                <text:p>868</text:p>
              </table:table-cell>
              <table:table-cell office:value-type="float" office:value="770">
                <text:p>77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74">
                <text:p>1774</text:p>
              </table:table-cell>
              <table:table-cell office:value-type="float" office:value="1173">
                <text:p>1173</text:p>
              </table:table-cell>
              <table:table-cell office:value-type="float" office:value="1020">
                <text:p>10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81">
                <text:p>1981</text:p>
              </table:table-cell>
              <table:table-cell office:value-type="float" office:value="1393">
                <text:p>1393</text:p>
              </table:table-cell>
              <table:table-cell office:value-type="float" office:value="1187">
                <text:p>1187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15">
                <text:p>2515</text:p>
              </table:table-cell>
              <table:table-cell office:value-type="float" office:value="1872">
                <text:p>1872</text:p>
              </table:table-cell>
              <table:table-cell office:value-type="float" office:value="1630">
                <text:p>163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204">
                <text:p>3204</text:p>
              </table:table-cell>
              <table:table-cell office:value-type="float" office:value="2531">
                <text:p>2531</text:p>
              </table:table-cell>
              <table:table-cell office:value-type="float" office:value="2205">
                <text:p>220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939">
                <text:p>3939</text:p>
              </table:table-cell>
              <table:table-cell office:value-type="float" office:value="3318">
                <text:p>3318</text:p>
              </table:table-cell>
              <table:table-cell office:value-type="float" office:value="2848">
                <text:p>284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00">
                <text:p>4700</text:p>
              </table:table-cell>
              <table:table-cell office:value-type="float" office:value="4139">
                <text:p>4139</text:p>
              </table:table-cell>
              <table:table-cell office:value-type="float" office:value="3517">
                <text:p>35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493">
                <text:p>5493</text:p>
              </table:table-cell>
              <table:table-cell office:value-type="float" office:value="4929">
                <text:p>4929</text:p>
              </table:table-cell>
              <table:table-cell office:value-type="float" office:value="4123">
                <text:p>4123</text:p>
              </table:table-cell>
              <table:table-cell office:value-type="float" office:value="611">
                <text:p>6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2" chart:style-name="ch1">
        <chart:title svg:x="2.598cm" svg:y="0.319cm" chart:style-name="ch2">
          <text:p>Etude du nombre de mins en fonction de la profondeur</text:p>
        </chart:title>
        <chart:legend chart:legend-position="end" svg:x="13.754cm" svg:y="3.706cm" style:legend-expansion="high" chart:style-name="ch3"/>
        <chart:plot-area chart:style-name="ch4" table:cell-range-address="'SquareRoot|P=40'.A15:'SquareRoot|P=40'.D25" chart:data-source-has-labels="both" svg:x="1.33cm" svg:y="1.275cm" svg:width="12.105cm" svg:height="6.57cm">
          <chartooo:coordinate-region svg:x="2.137cm" svg:y="1.474cm" svg:width="11.111cm" svg:height="5.724cm"/>
          <chart:axis chart:dimension="x" chart:name="primary-x" chart:style-name="ch5" chartooo:axis-type="auto">
            <chart:title svg:x="7.232cm" svg:y="8.025cm" chart:style-name="ch6">
              <text:p>L</text:p>
            </chart:title>
            <chart:categories table:cell-range-address="'SquareRoot|P=40'.A16:'SquareRoot|P=40'.A25"/>
          </chart:axis>
          <chart:axis chart:dimension="y" chart:name="primary-y" chart:style-name="ch5">
            <chart:title svg:x="0.451cm" svg:y="5.755cm" chart:style-name="ch7">
              <text:p>Nombre de pics</text:p>
            </chart:title>
            <chart:grid chart:style-name="ch8" chart:class="major"/>
          </chart:axis>
          <chart:series chart:style-name="ch9" chart:values-cell-range-address="'SquareRoot|P=40'.B16:'SquareRoot|P=40'.B25" chart:label-cell-address="'SquareRoot|P=40'.B15:'SquareRoot|P=40'.B15" chart:class="chart:scatter">
            <chart:domain table:cell-range-address="'SquareRoot|P=40'.A16:'SquareRoot|P=40'.A25"/>
            <chart:data-point chart:repeated="10"/>
          </chart:series>
          <chart:series chart:style-name="ch10" chart:values-cell-range-address="'SquareRoot|P=40'.C16:'SquareRoot|P=40'.C25" chart:label-cell-address="'SquareRoot|P=40'.C15:'SquareRoot|P=40'.C15" chart:class="chart:scatter">
            <chart:data-point chart:repeated="10"/>
          </chart:series>
          <chart:series chart:style-name="ch11" chart:values-cell-range-address="'SquareRoot|P=40'.D16:'SquareRoot|P=40'.D25" chart:label-cell-address="'SquareRoot|P=40'.D15:'SquareRoot|P=40'.D15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1E-05</text:p>
                <draw:g>
                  <svg:desc>'SquareRoot|P=40'.B15:'SquareRoot|P=40'.B15</svg:desc>
                </draw:g>
              </table:table-cell>
              <table:table-cell office:value-type="string">
                <text:p>1E-07</text:p>
                <draw:g>
                  <svg:desc>'SquareRoot|P=40'.C15:'SquareRoot|P=40'.C15</svg:desc>
                </draw:g>
              </table:table-cell>
              <table:table-cell office:value-type="string">
                <text:p>1E-10</text:p>
                <draw:g>
                  <svg:desc>'SquareRoot|P=40'.D15:'SquareRoot|P=40'.D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quareRoot|P=40'.A16:'SquareRoot|P=40'.A25</svg:desc>
                </draw:g>
              </table:table-cell>
              <table:table-cell office:value-type="float" office:value="1">
                <text:p>1</text:p>
                <draw:g>
                  <svg:desc>'SquareRoot|P=40'.A16:'SquareRoot|P=40'.A25</svg:desc>
                </draw:g>
              </table:table-cell>
              <table:table-cell office:value-type="float" office:value="NaN">
                <text:p>NaN</text:p>
                <draw:g>
                  <svg:desc>'SquareRoot|P=40'.B16:'SquareRoot|P=40'.B25</svg:desc>
                </draw:g>
              </table:table-cell>
              <table:table-cell office:value-type="float" office:value="3">
                <text:p>3</text:p>
                <draw:g>
                  <svg:desc>'SquareRoot|P=40'.C16:'SquareRoot|P=40'.C25</svg:desc>
                </draw:g>
              </table:table-cell>
              <table:table-cell office:value-type="float" office:value="3">
                <text:p>3</text:p>
                <draw:g>
                  <svg:desc>'SquareRoot|P=40'.D16:'SquareRoot|P=40'.D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3">
                <text:p>213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142">
                <text:p>14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2">
                <text:p>162</text:p>
              </table:table-cell>
              <table:table-cell office:value-type="float" office:value="123">
                <text:p>1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7">
                <text:p>97</text:p>
              </table:table-cell>
              <table:table-cell office:value-type="float" office:value="76">
                <text:p>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2.943cm" svg:y="0.316cm" chart:style-name="ch2">
          <text:p>Etude du nombre de mins en fonction de la largeur</text:p>
        </chart:title>
        <chart:legend chart:legend-position="end" svg:x="13.756cm" svg:y="3.703cm" style:legend-expansion="high" chart:style-name="ch3"/>
        <chart:plot-area chart:style-name="ch4" table:cell-range-address="'SquareWave|P=40'.A1:'SquareWave|P=40'.D11" chart:data-source-has-labels="both" svg:x="1.331cm" svg:y="1.275cm" svg:width="12.105cm" svg:height="6.564cm">
          <chartooo:coordinate-region svg:x="2.323cm" svg:y="1.474cm" svg:width="10.927cm" svg:height="5.718cm"/>
          <chart:axis chart:dimension="x" chart:name="primary-x" chart:style-name="ch5" chartooo:axis-type="auto">
            <chart:title svg:x="5.791cm" svg:y="8.019cm" chart:style-name="ch6">
              <text:p>Nombre de neurones</text:p>
            </chart:title>
            <chart:categories table:cell-range-address="'SquareWave|P=40'.A2:'SquareWave|P=40'.A11"/>
          </chart:axis>
          <chart:axis chart:dimension="y" chart:name="primary-y" chart:style-name="ch5">
            <chart:title svg:x="0.451cm" svg:y="5.752cm" chart:style-name="ch7">
              <text:p>Nombre de pics</text:p>
            </chart:title>
            <chart:grid chart:style-name="ch8" chart:class="major"/>
          </chart:axis>
          <chart:series chart:style-name="ch9" chart:values-cell-range-address="'SquareWave|P=40'.B2:'SquareWave|P=40'.B11" chart:label-cell-address="'SquareWave|P=40'.B1:'SquareWave|P=40'.B1" chart:class="chart:scatter">
            <chart:domain table:cell-range-address="'SquareWave|P=40'.A2:'SquareWave|P=40'.A11"/>
            <chart:data-point chart:repeated="10"/>
          </chart:series>
          <chart:series chart:style-name="ch10" chart:values-cell-range-address="'SquareWave|P=40'.C2:'SquareWave|P=40'.C11" chart:label-cell-address="'SquareWave|P=40'.C1:'SquareWave|P=40'.C1" chart:class="chart:scatter">
            <chart:data-point chart:repeated="10"/>
          </chart:series>
          <chart:series chart:style-name="ch11" chart:values-cell-range-address="'SquareWave|P=40'.D2:'SquareWave|P=40'.D11" chart:label-cell-address="'SquareWave|P=40'.D1:'SquareWave|P=40'.D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1E-05</text:p>
                <draw:g>
                  <svg:desc>'SquareWave|P=40'.B1:'SquareWave|P=40'.B1</svg:desc>
                </draw:g>
              </table:table-cell>
              <table:table-cell office:value-type="string">
                <text:p>1E-07</text:p>
                <draw:g>
                  <svg:desc>'SquareWave|P=40'.C1:'SquareWave|P=40'.C1</svg:desc>
                </draw:g>
              </table:table-cell>
              <table:table-cell office:value-type="string">
                <text:p>1E-10</text:p>
                <draw:g>
                  <svg:desc>'SquareWave|P=40'.D1:'SquareWave|P=40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quareWave|P=40'.A2:'SquareWave|P=40'.A11</svg:desc>
                </draw:g>
              </table:table-cell>
              <table:table-cell office:value-type="float" office:value="1">
                <text:p>1</text:p>
                <draw:g>
                  <svg:desc>'SquareWave|P=40'.A2:'SquareWave|P=40'.A11</svg:desc>
                </draw:g>
              </table:table-cell>
              <table:table-cell office:value-type="float" office:value="72">
                <text:p>72</text:p>
                <draw:g>
                  <svg:desc>'SquareWave|P=40'.B2:'SquareWave|P=40'.B11</svg:desc>
                </draw:g>
              </table:table-cell>
              <table:table-cell office:value-type="float" office:value="12">
                <text:p>12</text:p>
                <draw:g>
                  <svg:desc>'SquareWave|P=40'.C2:'SquareWave|P=40'.C11</svg:desc>
                </draw:g>
              </table:table-cell>
              <table:table-cell office:value-type="float" office:value="11">
                <text:p>11</text:p>
                <draw:g>
                  <svg:desc>'SquareWave|P=40'.D2:'SquareWave|P=40'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2">
                <text:p>232</text:p>
              </table:table-cell>
              <table:table-cell office:value-type="float" office:value="169">
                <text:p>1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02">
                <text:p>502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89">
                <text:p>789</text:p>
              </table:table-cell>
              <table:table-cell office:value-type="float" office:value="700">
                <text:p>70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58">
                <text:p>1158</text:p>
              </table:table-cell>
              <table:table-cell office:value-type="float" office:value="1013">
                <text:p>101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77">
                <text:p>1477</text:p>
              </table:table-cell>
              <table:table-cell office:value-type="float" office:value="1297">
                <text:p>1297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38">
                <text:p>2238</text:p>
              </table:table-cell>
              <table:table-cell office:value-type="float" office:value="2004">
                <text:p>2004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20">
                <text:p>3020</text:p>
              </table:table-cell>
              <table:table-cell office:value-type="float" office:value="2671">
                <text:p>267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870">
                <text:p>3870</text:p>
              </table:table-cell>
              <table:table-cell office:value-type="float" office:value="3415">
                <text:p>3415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164">
                <text:p>5164</text:p>
              </table:table-cell>
              <table:table-cell office:value-type="float" office:value="4420">
                <text:p>4420</text:p>
              </table:table-cell>
              <table:table-cell office:value-type="float" office:value="3186">
                <text:p>31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344cm" svg:y="0.316cm" chart:style-name="ch2">
          <text:p>Etude de la convergence en largeur </text:p>
        </chart:title>
        <chart:legend chart:legend-position="end" svg:x="13.94cm" svg:y="4.203cm" style:legend-expansion="high" chart:style-name="ch3"/>
        <chart:plot-area chart:style-name="ch4" table:cell-range-address="'exp2|PTrain=291|PTest=33'.B1:'exp2|PTrain=291|PTest=33'.C10" chart:data-source-has-labels="row" svg:x="1.33cm" svg:y="1.275cm" svg:width="12.291cm" svg:height="6.569cm">
          <chartooo:coordinate-region svg:x="1.951cm" svg:y="1.474cm" svg:width="11.483cm" svg:height="5.723cm"/>
          <chart:axis chart:dimension="x" chart:name="primary-x" chart:style-name="ch5">
            <chart:title svg:x="7.325cm" svg:y="8.024cm" chart:style-name="ch6">
              <text:p>n</text:p>
            </chart:title>
          </chart:axis>
          <chart:axis chart:dimension="y" chart:name="primary-y" chart:style-name="ch5">
            <chart:title svg:x="0.451cm" svg:y="6.482cm" chart:style-name="ch7">
              <text:p>Norme L2 de la différence</text:p>
            </chart:title>
            <chart:grid chart:style-name="ch8" chart:class="major"/>
          </chart:axis>
          <chart:series chart:style-name="ch9" chart:values-cell-range-address="'exp2|PTrain=291|PTest=33'.C2:'exp2|PTrain=291|PTest=33'.C10" chart:label-cell-address="'exp2|PTrain=291|PTest=33'.C1:'exp2|PTrain=291|PTest=33'.C1" chart:class="chart:scatter">
            <chart:domain table:cell-range-address="'exp2|PTrain=291|PTest=33'.B2:'exp2|PTrain=291|PTest=33'.B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Best</text:p>
                <draw:g>
                  <svg:desc>'exp2|PTrain=291|PTest=33'.C1:'exp2|PTrain=291|PTest=3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xp2|PTrain=291|PTest=33'.B2:'exp2|PTrain=291|PTest=33'.B10</svg:desc>
                </draw:g>
              </table:table-cell>
              <table:table-cell office:value-type="float" office:value="36.78">
                <text:p>36.78</text:p>
                <draw:g>
                  <svg:desc>'exp2|PTrain=291|PTest=33'.C2:'exp2|PTrain=291|PTest=33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344">
                <text:p>2.6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0471">
                <text:p>1.0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665937">
                <text:p>0.665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59207">
                <text:p>0.59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492642">
                <text:p>0.4926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329cm" svg:y="0.316cm" chart:style-name="ch2">
          <text:p>Etude du nombre de mins non équivalents en fonction de la largeur</text:p>
        </chart:title>
        <chart:legend chart:legend-position="end" svg:x="11.56cm" svg:y="3.703cm" style:legend-expansion="high" chart:style-name="ch3"/>
        <chart:plot-area chart:style-name="ch4" table:cell-range-address="'SineWave|PTrain=40|PTest=10'.A2:'SineWave|PTrain=40|PTest=10'.D10 'SineWave|PTrain=40|PTest=10'.B1:'SineWave|PTrain=40|PTest=10'.D1" chart:data-source-has-labels="row" svg:x="1.331cm" svg:y="1.275cm" svg:width="9.909cm" svg:height="6.564cm">
          <chartooo:coordinate-region svg:x="2.323cm" svg:y="1.474cm" svg:width="8.73cm" svg:height="5.718cm"/>
          <chart:axis chart:dimension="x" chart:name="primary-x" chart:style-name="ch5">
            <chart:title svg:x="6.135cm" svg:y="8.019cm" chart:style-name="ch6">
              <text:p>n</text:p>
            </chart:title>
          </chart:axis>
          <chart:axis chart:dimension="y" chart:name="primary-y" chart:style-name="ch5">
            <chart:title svg:x="0.451cm" svg:y="6.546cm" chart:style-name="ch7">
              <text:p>Nombre de coûts différents</text:p>
            </chart:title>
            <chart:grid chart:style-name="ch8" chart:class="major"/>
          </chart:axis>
          <chart:series chart:style-name="ch9" chart:values-cell-range-address="'SineWave|PTrain=40|PTest=10'.B2:'SineWave|PTrain=40|PTest=10'.B10" chart:label-cell-address="'SineWave|PTrain=40|PTest=10'.B1:'SineWave|PTrain=40|PTest=10'.B1" chart:class="chart:scatter">
            <chart:domain table:cell-range-address="'SineWave|PTrain=40|PTest=10'.A2:'SineWave|PTrain=40|PTest=10'.A10"/>
            <chart:data-point chart:repeated="9"/>
          </chart:series>
          <chart:series chart:style-name="ch10" chart:values-cell-range-address="'SineWave|PTrain=40|PTest=10'.C2:'SineWave|PTrain=40|PTest=10'.C10" chart:label-cell-address="'SineWave|PTrain=40|PTest=10'.C1:'SineWave|PTrain=40|PTest=10'.C1" chart:class="chart:scatter">
            <chart:data-point chart:repeated="9"/>
          </chart:series>
          <chart:series chart:style-name="ch11" chart:values-cell-range-address="'SineWave|PTrain=40|PTest=10'.D2:'SineWave|PTrain=40|PTest=10'.D10" chart:label-cell-address="'SineWave|PTrain=40|PTest=10'.D1:'SineWave|PTrain=40|PTest=10'.D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ût d’entraînement</text:p>
                <draw:g>
                  <svg:desc>'SineWave|PTrain=40|PTest=10'.B1:'SineWave|PTrain=40|PTest=10'.B1</svg:desc>
                </draw:g>
              </table:table-cell>
              <table:table-cell office:value-type="string">
                <text:p>Coût de test</text:p>
                <draw:g>
                  <svg:desc>'SineWave|PTrain=40|PTest=10'.C1:'SineWave|PTrain=40|PTest=10'.C1</svg:desc>
                </draw:g>
              </table:table-cell>
              <table:table-cell office:value-type="string">
                <text:p>Coût Pondéré</text:p>
                <draw:g>
                  <svg:desc>'SineWave|PTrain=40|PTest=10'.D1:'SineWave|PTrain=40|PTest=1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neWave|PTrain=40|PTest=10'.A2:'SineWave|PTrain=40|PTest=10'.A10</svg:desc>
                </draw:g>
              </table:table-cell>
              <table:table-cell office:value-type="float" office:value="36">
                <text:p>36</text:p>
                <draw:g>
                  <svg:desc>'SineWave|PTrain=40|PTest=10'.B2:'SineWave|PTrain=40|PTest=10'.B10</svg:desc>
                </draw:g>
              </table:table-cell>
              <table:table-cell office:value-type="float" office:value="3293">
                <text:p>3293</text:p>
                <draw:g>
                  <svg:desc>'SineWave|PTrain=40|PTest=10'.C2:'SineWave|PTrain=40|PTest=10'.C10</svg:desc>
                </draw:g>
              </table:table-cell>
              <table:table-cell office:value-type="float" office:value="2966">
                <text:p>2966</text:p>
                <draw:g>
                  <svg:desc>'SineWave|PTrain=40|PTest=10'.D2:'SineWave|PTrain=40|PTest=10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4003">
                <text:p>4003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32">
                <text:p>632</text:p>
              </table:table-cell>
              <table:table-cell office:value-type="float" office:value="4471">
                <text:p>4471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19">
                <text:p>919</text:p>
              </table:table-cell>
              <table:table-cell office:value-type="float" office:value="4778">
                <text:p>477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641">
                <text:p>1641</text:p>
              </table:table-cell>
              <table:table-cell office:value-type="float" office:value="5364">
                <text:p>5364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550">
                <text:p>2550</text:p>
              </table:table-cell>
              <table:table-cell office:value-type="float" office:value="5989">
                <text:p>5989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552">
                <text:p>3552</text:p>
              </table:table-cell>
              <table:table-cell office:value-type="float" office:value="6613">
                <text:p>6613</text:p>
              </table:table-cell>
              <table:table-cell office:value-type="float" office:value="6409">
                <text:p>6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669">
                <text:p>4669</text:p>
              </table:table-cell>
              <table:table-cell office:value-type="float" office:value="7161">
                <text:p>7161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561">
                <text:p>6561</text:p>
              </table:table-cell>
              <table:table-cell office:value-type="float" office:value="7895">
                <text:p>7895</text:p>
              </table:table-cell>
              <table:table-cell office:value-type="float" office:value="7839">
                <text:p>78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958cm" svg:y="0.316cm" chart:style-name="ch2">
          <text:p>Etude du nombre de mins non équivalents en fonction de la profondeur</text:p>
        </chart:title>
        <chart:legend chart:legend-position="end" svg:x="11.56cm" svg:y="3.703cm" style:legend-expansion="high" chart:style-name="ch3"/>
        <chart:plot-area chart:style-name="ch4" table:cell-range-address="'SineWave|PTrain=40|PTest=10'.A26:'SineWave|PTrain=40|PTest=10'.D30 'SineWave|PTrain=40|PTest=10'.B25:'SineWave|PTrain=40|PTest=10'.D25" chart:data-source-has-labels="row" svg:x="1.331cm" svg:y="1.275cm" svg:width="9.909cm" svg:height="6.564cm">
          <chartooo:coordinate-region svg:x="2.323cm" svg:y="1.474cm" svg:width="8.677cm" svg:height="5.718cm"/>
          <chart:axis chart:dimension="x" chart:name="primary-x" chart:style-name="ch5">
            <chart:title svg:x="6.135cm" svg:y="8.019cm" chart:style-name="ch6">
              <text:p>L</text:p>
            </chart:title>
          </chart:axis>
          <chart:axis chart:dimension="y" chart:name="primary-y" chart:style-name="ch5">
            <chart:title svg:x="0.451cm" svg:y="6.546cm" chart:style-name="ch7">
              <text:p>Nombre de coûts différents</text:p>
            </chart:title>
            <chart:grid chart:style-name="ch8" chart:class="major"/>
          </chart:axis>
          <chart:series chart:style-name="ch9" chart:values-cell-range-address="'SineWave|PTrain=40|PTest=10'.B26:'SineWave|PTrain=40|PTest=10'.B30" chart:label-cell-address="'SineWave|PTrain=40|PTest=10'.B25:'SineWave|PTrain=40|PTest=10'.B25" chart:class="chart:scatter">
            <chart:domain table:cell-range-address="'SineWave|PTrain=40|PTest=10'.A26:'SineWave|PTrain=40|PTest=10'.A30"/>
            <chart:data-point chart:repeated="5"/>
          </chart:series>
          <chart:series chart:style-name="ch10" chart:values-cell-range-address="'SineWave|PTrain=40|PTest=10'.C26:'SineWave|PTrain=40|PTest=10'.C30" chart:label-cell-address="'SineWave|PTrain=40|PTest=10'.C25:'SineWave|PTrain=40|PTest=10'.C25" chart:class="chart:scatter">
            <chart:data-point chart:repeated="5"/>
          </chart:series>
          <chart:series chart:style-name="ch11" chart:values-cell-range-address="'SineWave|PTrain=40|PTest=10'.D26:'SineWave|PTrain=40|PTest=10'.D30" chart:label-cell-address="'SineWave|PTrain=40|PTest=10'.D25:'SineWave|PTrain=40|PTest=10'.D25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ût d’entraînement</text:p>
                <draw:g>
                  <svg:desc>'SineWave|PTrain=40|PTest=10'.B25:'SineWave|PTrain=40|PTest=10'.B25</svg:desc>
                </draw:g>
              </table:table-cell>
              <table:table-cell office:value-type="string">
                <text:p>Coût de test</text:p>
                <draw:g>
                  <svg:desc>'SineWave|PTrain=40|PTest=10'.C25:'SineWave|PTrain=40|PTest=10'.C25</svg:desc>
                </draw:g>
              </table:table-cell>
              <table:table-cell office:value-type="string">
                <text:p>Coût Pondéré</text:p>
                <draw:g>
                  <svg:desc>'SineWave|PTrain=40|PTest=10'.D25:'SineWave|PTrain=40|PTest=10'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ineWave|PTrain=40|PTest=10'.A26:'SineWave|PTrain=40|PTest=10'.A30</svg:desc>
                </draw:g>
              </table:table-cell>
              <table:table-cell office:value-type="float" office:value="919">
                <text:p>919</text:p>
                <draw:g>
                  <svg:desc>'SineWave|PTrain=40|PTest=10'.B26:'SineWave|PTrain=40|PTest=10'.B30</svg:desc>
                </draw:g>
              </table:table-cell>
              <table:table-cell office:value-type="float" office:value="4718">
                <text:p>4718</text:p>
                <draw:g>
                  <svg:desc>'SineWave|PTrain=40|PTest=10'.C26:'SineWave|PTrain=40|PTest=10'.C30</svg:desc>
                </draw:g>
              </table:table-cell>
              <table:table-cell office:value-type="float" office:value="4345">
                <text:p>4345</text:p>
                <draw:g>
                  <svg:desc>'SineWave|PTrain=40|PTest=10'.D26:'SineWave|PTrain=40|PTest=10'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283">
                <text:p>2283</text:p>
              </table:table-cell>
              <table:table-cell office:value-type="float" office:value="4287">
                <text:p>4287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082">
                <text:p>2082</text:p>
              </table:table-cell>
              <table:table-cell office:value-type="float" office:value="3388">
                <text:p>3388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383">
                <text:p>1383</text:p>
              </table:table-cell>
              <table:table-cell office:value-type="float" office:value="2422">
                <text:p>2422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81">
                <text:p>681</text:p>
              </table:table-cell>
              <table:table-cell office:value-type="float" office:value="1607">
                <text:p>1607</text:p>
              </table:table-cell>
              <table:table-cell office:value-type="float" office:value="1445">
                <text:p>14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